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9.781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5cm"/>
    </style:style>
    <style:style style:name="co12" style:family="table-column">
      <style:table-column-properties fo:break-before="auto" style:column-width="8.774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.475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7.99cm"/>
    </style:style>
    <style:style style:name="co18" style:family="table-column">
      <style:table-column-properties fo:break-before="auto" style:column-width="2.08cm"/>
    </style:style>
    <style:style style:name="co19" style:family="table-column">
      <style:table-column-properties fo:break-before="auto" style:column-width="10.966cm"/>
    </style:style>
    <style:style style:name="co20" style:family="table-column">
      <style:table-column-properties fo:break-before="auto" style:column-width="1.346cm"/>
    </style:style>
    <style:style style:name="co21" style:family="table-column">
      <style:table-column-properties fo:break-before="auto" style:column-width="1.789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196cm"/>
    </style:style>
    <style:style style:name="co24" style:family="table-column">
      <style:table-column-properties fo:break-before="auto" style:column-width="7.066cm"/>
    </style:style>
    <style:style style:name="co25" style:family="table-column">
      <style:table-column-properties fo:break-before="auto" style:column-width="7.214cm"/>
    </style:style>
    <style:style style:name="co26" style:family="table-column">
      <style:table-column-properties fo:break-before="auto" style:column-width="0.998cm"/>
    </style:style>
    <style:style style:name="co27" style:family="table-column">
      <style:table-column-properties fo:break-before="auto" style:column-width="9.596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42cm"/>
    </style:style>
    <style:style style:name="co30" style:family="table-column">
      <style:table-column-properties fo:break-before="auto" style:column-width="8.546cm"/>
    </style:style>
    <style:style style:name="co31" style:family="table-column">
      <style:table-column-properties fo:break-before="auto" style:column-width="1.812cm"/>
    </style:style>
    <style:style style:name="co32" style:family="table-column">
      <style:table-column-properties fo:break-before="auto" style:column-width="8.50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1.01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97cm" fo:break-before="auto" style:use-optimal-row-height="true"/>
    </style:style>
    <style:style style:name="ro6" style:family="table-row">
      <style:table-row-properties style:row-height="1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88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88cm solid #000000" fo:border-right="0.035cm solid #000000" fo:border-top="none"/>
      <style:text-properties style:font-name="Liberation Sans" fo:font-size="12pt" style:font-name-asian="Bitstream Vera Sans" style:font-size-asian="12pt" style:font-name-complex="Bitstream Vera Sans" style:font-size-complex="12pt"/>
    </style:style>
    <style:style style:name="ce9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666666" fo:font-size="12pt" style:font-size-asian="12pt" style:font-size-complex="12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100"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 fo:hyphenate="true"/>
    </style:style>
    <style:style style:name="ce39" style:family="table-cell" style:parent-style-name="Default" style:data-style-name="N100">
      <style:table-cell-properties fo:border-bottom="0.035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0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2" style:family="table-cell" style:parent-style-name="Default" style:data-style-name="N100">
      <style:table-cell-properties fo:border-bottom="0.088cm solid #000000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3" style:family="table-cell" style:parent-style-name="Default" style:data-style-name="N100">
      <style:table-cell-properties fo:wrap-option="wrap"/>
      <style:text-properties fo:font-size="12pt" style:font-size-asian="12pt" style:font-size-complex="12pt" fo:hyphenate="true"/>
    </style:style>
    <style:style style:name="ce44" style:family="table-cell" style:parent-style-name="Default" style:data-style-name="N100">
      <style:table-cell-properties fo:border-bottom="0.035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5" style:family="table-cell" style:parent-style-name="Default" style:data-style-name="N100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6" style:family="table-cell" style:parent-style-name="Default" style:data-style-name="N100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7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8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52" style:family="table-cell" style:parent-style-name="Default" style:data-style-name="N100">
      <style:table-cell-properties fo:border-bottom="0.088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53" style:family="table-cell" style:parent-style-name="Default">
      <style:table-cell-properties fo:border-bottom="none" fo:background-color="#cccccc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4" style:family="table-cell" style:parent-style-name="Default">
      <style:table-cell-properties fo:border-bottom="none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5" style:family="table-cell" style:parent-style-name="Default">
      <style:table-cell-properties fo:border-bottom="0.088cm solid #000000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6" style:family="table-cell" style:parent-style-name="Default">
      <style:table-cell-properties fo:border-bottom="none" fo:background-color="#cccccc" fo:border-left="0.035cm solid #000000" fo:border-right="0.035cm solid #000000" fo:border-top="none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088cm solid #000000" fo:border-left="0.035cm solid #000000" fo:border-right="0.035cm solid #000000" fo:border-top="none"/>
      <style:text-properties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60" style:family="table-cell" style:parent-style-name="Default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1" style:family="table-cell" style:parent-style-name="Default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2" style:family="table-cell" style:parent-style-name="Default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Liberation Sans" style:font-name-asian="Bitstream Vera Sans" style:font-name-complex="Bitstream Vera Sans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7" table:default-cell-style-name="ce10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" table:number-rows-spanned="2">
            <text:p>HLA Services</text:p>
          </table:table-cell>
          <table:table-cell table:style-name="ce11" office:value-type="string" table:number-columns-spanned="1" table:number-rows-spanned="2">
            <text:p>Category</text:p>
          </table:table-cell>
          <table:table-cell table:style-name="ce11" office:value-type="string" table:number-columns-spanned="1" table:number-rows-spanned="2">
            <text:p>RTIA</text:p>
            <text:p>FedA</text:p>
          </table:table-cell>
          <table:table-cell table:style-name="ce11" office:value-type="string" table:number-columns-spanned="3" table:number-rows-spanned="1">
            <text:p>Normative Document Reference</text:p>
          </table:table-cell>
          <table:covered-table-cell table:style-name="ce22"/>
          <table:covered-table-cell table:style-name="ce22"/>
          <table:table-cell table:style-name="ce11" office:value-type="string" table:number-columns-spanned="4" table:number-rows-spanned="1">
            <text:p>Implementation Status (Yes/Partial/No)</text:p>
          </table:table-cell>
          <table:covered-table-cell table:style-name="ce11"/>
          <table:covered-table-cell table:style-name="ce22"/>
          <table:covered-table-cell table:style-name="ce22"/>
          <table:table-cell table:number-columns-repeated="1013"/>
        </table:table-row>
        <table:table-row table:style-name="ro3">
          <table:table-cell/>
          <table:covered-table-cell table:style-name="ce4"/>
          <table:covered-table-cell table:style-name="ce12"/>
          <table:covered-table-cell table:style-name="ce12"/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style-name="ce16" office:value-type="string">
            <text:p>CERTI</text:p>
            <text:p>Kernel</text:p>
          </table:table-cell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Federation Management</text:p>
          </table:table-cell>
          <table:table-cell table:style-name="ce13" office:value-type="string">
            <text:p>F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6" office:value-type="string">
            <text:p>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2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Dis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3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Connection Lo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/>
          <table:table-cell table:style-name="ce19"/>
          <table:table-cell table:style-name="ce14" office:value-type="string">
            <text:p>§4.4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Create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</text:p>
          </table:table-cell>
          <table:table-cell table:style-name="ce18" office:value-type="string">
            <text:p>§4.2</text:p>
          </table:table-cell>
          <table:table-cell table:style-name="ce14" office:value-type="string">
            <text:p>§4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Destroy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3</text:p>
          </table:table-cell>
          <table:table-cell table:style-name="ce18" office:value-type="string">
            <text:p>§4.3</text:p>
          </table:table-cell>
          <table:table-cell table:style-name="ce14" office:value-type="string">
            <text:p>§4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Lis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7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Repor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8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Joi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4</text:p>
          </table:table-cell>
          <table:table-cell table:style-name="ce18" office:value-type="string">
            <text:p>§4.4</text:p>
          </table:table-cell>
          <table:table-cell table:style-name="ce14" office:value-type="string">
            <text:p>§4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Resig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5</text:p>
          </table:table-cell>
          <table:table-cell table:style-name="ce18" office:value-type="string">
            <text:p>§4.5</text:p>
          </table:table-cell>
          <table:table-cell table:style-name="ce14" office:value-type="string">
            <text:p>§4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Register Federation Synchronis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6</text:p>
          </table:table-cell>
          <table:table-cell table:style-name="ce18" office:value-type="string">
            <text:p>§4.6</text:p>
          </table:table-cell>
          <table:table-cell table:style-name="ce14" office:value-type="string">
            <text:p>§4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Confirm Synchronisation Point Registra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7</text:p>
          </table:table-cell>
          <table:table-cell table:style-name="ce18" office:value-type="string">
            <text:p>§4.7</text:p>
          </table:table-cell>
          <table:table-cell table:style-name="ce14" office:value-type="string">
            <text:p>§4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Announce Synchroniz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8</text:p>
          </table:table-cell>
          <table:table-cell table:style-name="ce18" office:value-type="string">
            <text:p>§4.8</text:p>
          </table:table-cell>
          <table:table-cell table:style-name="ce14" office:value-type="string">
            <text:p>§4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Synchronization Point Achie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9</text:p>
          </table:table-cell>
          <table:table-cell table:style-name="ce18" office:value-type="string">
            <text:p>§4.9</text:p>
          </table:table-cell>
          <table:table-cell table:style-name="ce14" office:value-type="string">
            <text:p>§4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Synchroniz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0</text:p>
          </table:table-cell>
          <table:table-cell table:style-name="ce18" office:value-type="string">
            <text:p>§4.10</text:p>
          </table:table-cell>
          <table:table-cell table:style-name="ce14" office:value-type="string">
            <text:p>§4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Reques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1</text:p>
          </table:table-cell>
          <table:table-cell table:style-name="ce18" office:value-type="string">
            <text:p>§4.11</text:p>
          </table:table-cell>
          <table:table-cell table:style-name="ce14" office:value-type="string">
            <text:p>§4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Initiate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2</text:p>
          </table:table-cell>
          <table:table-cell table:style-name="ce18" office:value-type="string">
            <text:p>§4.12</text:p>
          </table:table-cell>
          <table:table-cell table:style-name="ce14" office:value-type="string">
            <text:p>§4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e Sav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3</text:p>
          </table:table-cell>
          <table:table-cell table:style-name="ce18" office:value-type="string">
            <text:p>§4.13</text:p>
          </table:table-cell>
          <table:table-cell table:style-name="ce14" office:value-type="string">
            <text:p>§4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e Sav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4</text:p>
          </table:table-cell>
          <table:table-cell table:style-name="ce18" office:value-type="string">
            <text:p>§4.14</text:p>
          </table:table-cell>
          <table:table-cell table:style-name="ce14" office:value-type="string">
            <text:p>§4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Sa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5</text:p>
          </table:table-cell>
          <table:table-cell table:style-name="ce18" office:value-type="string">
            <text:p>§4.15</text:p>
          </table:table-cell>
          <table:table-cell table:style-name="ce14" office:value-type="string">
            <text:p>§4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Abor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2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Query Federation Sav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6</text:p>
          </table:table-cell>
          <table:table-cell table:style-name="ce14" office:value-type="string">
            <text:p>§4.2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Sav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7</text:p>
          </table:table-cell>
          <table:table-cell table:style-name="ce14" office:value-type="string">
            <text:p>§4.23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Reques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6</text:p>
          </table:table-cell>
          <table:table-cell table:style-name="ce18" office:value-type="string">
            <text:p>§4.18</text:p>
          </table:table-cell>
          <table:table-cell table:style-name="ce14" office:value-type="string">
            <text:p>§4.2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Confirm Federation Restoration Reque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7</text:p>
          </table:table-cell>
          <table:table-cell table:style-name="ce18" office:value-type="string">
            <text:p>§4.19</text:p>
          </table:table-cell>
          <table:table-cell table:style-name="ce14" office:value-type="string">
            <text:p>§4.2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Restor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8</text:p>
          </table:table-cell>
          <table:table-cell table:style-name="ce18" office:value-type="string">
            <text:p>§4.20</text:p>
          </table:table-cell>
          <table:table-cell table:style-name="ce14" office:value-type="string">
            <text:p>§4.2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Initiate Federate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9</text:p>
          </table:table-cell>
          <table:table-cell table:style-name="ce18" office:value-type="string">
            <text:p>§4.21</text:p>
          </table:table-cell>
          <table:table-cell table:style-name="ce14" office:value-type="string">
            <text:p>§4.2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e Restor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0</text:p>
          </table:table-cell>
          <table:table-cell table:style-name="ce18" office:value-type="string">
            <text:p>§4.22</text:p>
          </table:table-cell>
          <table:table-cell table:style-name="ce14" office:value-type="string">
            <text:p>§4.2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Restor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21</text:p>
          </table:table-cell>
          <table:table-cell table:style-name="ce18" office:value-type="string">
            <text:p>§4.23</text:p>
          </table:table-cell>
          <table:table-cell table:style-name="ce14" office:value-type="string">
            <text:p>§4.2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Abor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30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Query Federation Restor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4</text:p>
          </table:table-cell>
          <table:table-cell table:style-name="ce14" office:value-type="string">
            <text:p>§4.3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Restor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5</text:p>
          </table:table-cell>
          <table:table-cell table:style-name="ce14" office:value-type="string">
            <text:p>§4.3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eclaration management</text:p>
          </table:table-cell>
          <table:table-cell table:style-name="ce13" office:value-type="string">
            <text:p>DM</text:p>
          </table:table-cell>
          <table:table-cell table:style-name="ce13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6"/>
          <table:table-cell table:style-name="ce2" table:number-columns-repeated="1013"/>
        </table:table-row>
        <table:table-row table:style-name="ro4">
          <table:table-cell/>
          <table:table-cell table:style-name="ce7" office:value-type="string">
            <text:p>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partial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Un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partial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tart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top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n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ff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bject management</text:p>
          </table:table-cell>
          <table:table-cell table:style-name="ce13" office:value-type="string">
            <text:p>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4">
          <table:table-cell/>
          <table:table-cell table:style-name="ce7" office:value-type="string">
            <text:p>Reserv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6.2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Object Instance Name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/>
          <table:table-cell table:style-name="ce14" office:value-type="string">
            <text:p>§6.3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4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serv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5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ultiple Object Instance Names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6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7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Regist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partial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cov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Update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4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flect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ceive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mov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Local 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3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4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In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Out Of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Provide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n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 office:value-type="string">
            <text:p>§6.21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ff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 office:value-type="string">
            <text:p>§6.22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3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4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5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port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6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Interaction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7</text:p>
          </table:table-cell>
          <table:table-cell table:style-name="ce14" office:value-type="string">
            <text:p>partial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Interaction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8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9</text:p>
          </table:table-cell>
          <table:table-cell table:style-name="ce14" office:value-type="string">
            <text:p>partial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port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30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wnership management</text:p>
          </table:table-cell>
          <table:table-cell table:style-name="ce13" office:value-type="string">
            <text:p>OW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Unconditional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Assump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Divestiture Confirm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Notific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If Availabl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Unavailabl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Releas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Release Denied</text:p>
          </table:table-cell>
          <table:table-cell table:style-name="ce14" office:value-type="string">
            <text:p>OWN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7.12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Divestiture If Wanted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2</text:p>
          </table:table-cell>
          <table:table-cell table:style-name="ce14" office:value-type="string">
            <text:p>§7.12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Attribute Ownership Acquisi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Ownership Acquisition Cancell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Ownership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Inform Attribute Ownership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§7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Time management</text:p>
          </table:table-cell>
          <table:table-cell table:style-name="ce13" office:value-type="string">
            <text:p>T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4">
          <table:table-cell/>
          <table:table-cell table:style-name="ce7" office:value-type="string">
            <text:p>En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Time Regulation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n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Time Constrained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Time Advanc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Time Advanc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Next Messag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Next Messag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Flush Queu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Gran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5">
          <table:table-cell/>
          <table:table-cell table:style-name="ce7" office:value-type="string">
            <text:p>Query LBTS (HLA 1.3)</text:p>
            <text:p>Query GALT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string">
            <text:p><text:span text:style-name="T1">Query Federate Time (HLA 1.3)</text:span></text:p>
            <text:p><text:span text:style-name="T1">Query Logical Time (IEEE-1516)</text:span>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5">
          <table:table-cell/>
          <table:table-cell table:style-name="ce7" office:value-type="string">
            <text:p>Query Minimum Next Event Time (HLA 1.3)</text:p>
            <text:p>Query LITS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dif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Retrac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Request Retrac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Change Attribute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Change Interaction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ata distribution management</text:p>
          </table:table-cell>
          <table:table-cell table:style-name="ce13" office:value-type="string">
            <text:p>DD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4">
          <table:table-cell/>
          <table:table-cell table:style-name="ce7" office:value-type="string">
            <text:p>Crea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Commit Region Modificat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ele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Register Object Instanc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Un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Un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Un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Send Interaction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Request Attribue Value Updat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Support services</text:p>
          </table:table-cell>
          <table:table-cell table:style-name="ce13" office:value-type="string">
            <text:p>SS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4">
          <table:table-cell/>
          <table:table-cell table:style-name="ce7" office:value-type="string">
            <text:p>Get Automatic Resign Directiv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21"/>
          <table:table-cell table:style-name="ce14" office:value-type="string">
            <text:p>§10.2</text:p>
          </table:table-cell>
          <table:table-cell table:style-name="ce14"/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Set Automatic Resign Directiv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3</text:p>
          </table:table-cell>
          <table:table-cell table:style-name="ce14"/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4</text:p>
          </table:table-cell>
          <table:table-cell table:style-name="ce14"/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Federa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5</text:p>
          </table:table-cell>
          <table:table-cell table:style-name="ce14"/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6</text:p>
          </table:table-cell>
          <table:table-cell table:style-name="ce14" table:number-columns-repeated="2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Object Class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Attribu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Attribu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Handle (HLA 1.3)</text:span></text:p>
            <text:p>Get Interact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Name (HLA 1.3)</text:span></text:p>
            <text:p>Get Interact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Parameter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Paramet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Object Instanc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Object Instanc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Handle (HLA 1.3)</text:span></text:p>
            <text:p>Get Dimens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<text:s/>Name (HLA 1.3)</text:span></text:p>
            <text:p>Get Dimens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Dimension Upper Bound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10.14</text:p>
          </table:table-cell>
          <table:table-cell table:style-name="ce14" office:value-type="string">
            <text:p>§10.1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Available Dimensions For Class Attribut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Known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2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Available Dimensions For Interaction Clas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2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get Transportation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2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Transportation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2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Order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Ord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n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n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n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3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3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n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3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3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Dimension Handle Set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G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5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S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Normalize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7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Normalize Service Group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Initi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Fin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4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voke Callback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4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voke Multip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4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En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4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Dis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Management Object Model</text:p>
          </table:table-cell>
          <table:table-cell table:style-name="ce13" office:value-type="string">
            <text:p>M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4">
          <table:table-cell/>
          <table:table-cell table:style-name="ce7" office:value-type="string">
            <text:p>MOM Object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MOM Interaction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3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MOM Related characteristics of the RTI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3</text:p>
          </table:table-cell>
          <table:table-cell table:style-name="ce14" office:value-type="string">
            <text:p>§11.4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Service Reporting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4</text:p>
          </table:table-cell>
          <table:table-cell table:style-name="ce14" office:value-type="string">
            <text:p>§11.5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MOM OMT Table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5</text:p>
          </table:table-cell>
          <table:table-cell table:style-name="ce14" office:value-type="string">
            <text:p>§11.6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Programming language mappings</text:p>
          </table:table-cell>
          <table:table-cell table:style-name="ce13" table:number-columns-repeated="8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C++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Annex B</text:p>
          </table:table-cell>
          <table:table-cell table:style-name="ce14" office:value-type="string">
            <text:p>Annex C</text:p>
          </table:table-cell>
          <table:table-cell table:style-name="ce14" office:value-type="string">
            <text:p>Annex C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Java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Annex D</text:p>
          </table:table-cell>
          <table:table-cell table:style-name="ce14" office:value-type="string">
            <text:p>Annex B</text:p>
          </table:table-cell>
          <table:table-cell table:style-name="ce14" office:value-type="string">
            <text:p>Annex B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Python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3"/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Fortran90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3"/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>
            <text:p>Matlab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3"/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WSDL (Web Services)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2"/>
          <table:table-cell table:style-name="ce14" office:value-type="string">
            <text:p>Annex D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da95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??</text:p>
          </table:table-cell>
          <table:table-cell table:style-name="ce14" office:value-type="string">
            <text:p>Annex A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Real-time Services</text:p>
          </table:table-cell>
          <table:table-cell table:style-name="ce13" office:value-type="string">
            <text:p>RT</text:p>
          </table:table-cell>
          <table:table-cell table:style-name="ce13" table:number-columns-repeated="7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/>
          <table:table-cell table:style-name="ce14" office:value-type="string">
            <text:p>RT</text:p>
          </table:table-cell>
          <table:table-cell table:style-name="ce14" office:value-type="string">
            <text:p>RTIA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 office:value-type="string">
            <text:p>RT</text:p>
          </table:table-cell>
          <table:table-cell table:style-name="ce14" office:value-type="string">
            <text:p>RTIA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 table:number-rows-repeated="3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27"/>
          <table:table-cell table:number-columns-repeated="1013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1015"/>
        </table:table-row>
        <table:table-row table:style-name="ro2" table:number-rows-repeated="653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LA13" table:style-name="ta1" table:print="false">
        <table:table-column table:style-name="co11" table:default-cell-style-name="ce1"/>
        <table:table-column table:style-name="co12" table:default-cell-style-name="ce28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default-cell-style-name="ce33"/>
        <table:table-column table:style-name="co17" table:default-cell-style-name="ce38"/>
        <table:table-column table:style-name="co18" table:default-cell-style-name="ce33"/>
        <table:table-column table:style-name="co17" table:default-cell-style-name="ce43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Global Overview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Global Overview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HLA 1.3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4]" office:value-type="string" office:string-value="Federation Management">
            <text:p>Federation Management</text:p>
          </table:table-cell>
          <table:table-cell table:style-name="ce35" table:formula="of:=['Global Overview'.C4]" office:value-type="string" office:string-value="FM">
            <text:p>FM</text:p>
          </table:table-cell>
          <table:table-cell table:style-name="ce35" table:formula="of:=['Global Overview'.D4]" office:value-type="float" office:value="0">
            <text:p>0</text:p>
          </table:table-cell>
          <table:table-cell table:style-name="ce35" table:formula="of:=['Global Overview'.E4]" office:value-type="float" office:value="0">
            <text:p>0</text:p>
          </table:table-cell>
          <table:table-cell table:style-name="ce35" table:formula="of:=['Global Overview'.H4]" office:value-type="float" office:value="0">
            <text:p>0</text:p>
          </table:table-cell>
          <table:table-cell table:style-name="ce35" table:formula="of:=['Global Overview'.I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]" office:value-type="string" office:string-value="Connect">
            <text:p>Connect</text:p>
          </table:table-cell>
          <table:table-cell table:style-name="ce36" table:formula="of:=['Global Overview'.C5]" office:value-type="string" office:string-value="FM">
            <text:p>FM</text:p>
          </table:table-cell>
          <table:table-cell table:style-name="ce36" table:formula="of:=['Global Overview'.D5]" office:value-type="string" office:string-value="RTIA">
            <text:p>RTIA</text:p>
          </table:table-cell>
          <table:table-cell table:style-name="ce36" table:formula="of:=['Global Overview'.E5]" office:value-type="float" office:value="0">
            <text:p>0</text:p>
          </table:table-cell>
          <table:table-cell table:style-name="ce36" table:formula="of:=['Global Overview'.H5]" office:value-type="string" office:string-value="yes">
            <text:p>yes</text:p>
          </table:table-cell>
          <table:table-cell table:style-name="ce36" table:formula="of:=['Global Overview'.I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]" office:value-type="string" office:string-value="Disconnect">
            <text:p>Disconnect</text:p>
          </table:table-cell>
          <table:table-cell table:style-name="ce36" table:formula="of:=['Global Overview'.C6]" office:value-type="string" office:string-value="FM">
            <text:p>FM</text:p>
          </table:table-cell>
          <table:table-cell table:style-name="ce36" table:formula="of:=['Global Overview'.D6]" office:value-type="string" office:string-value="RTIA">
            <text:p>RTIA</text:p>
          </table:table-cell>
          <table:table-cell table:style-name="ce36" table:formula="of:=['Global Overview'.E6]" office:value-type="float" office:value="0">
            <text:p>0</text:p>
          </table:table-cell>
          <table:table-cell table:style-name="ce36" table:formula="of:=['Global Overview'.H6]" office:value-type="string" office:string-value="yes">
            <text:p>yes</text:p>
          </table:table-cell>
          <table:table-cell table:style-name="ce36" table:formula="of:=['Global Overview'.I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]" office:value-type="string" office:string-value="Connection Lost">
            <text:p>Connection Lost</text:p>
          </table:table-cell>
          <table:table-cell table:style-name="ce36" table:formula="of:=['Global Overview'.C7]" office:value-type="string" office:string-value="FM">
            <text:p>FM</text:p>
          </table:table-cell>
          <table:table-cell table:style-name="ce36" table:formula="of:=['Global Overview'.D7]" office:value-type="string" office:string-value="FedA">
            <text:p>FedA</text:p>
          </table:table-cell>
          <table:table-cell table:style-name="ce36" table:formula="of:=['Global Overview'.E7]" office:value-type="float" office:value="0">
            <text:p>0</text:p>
          </table:table-cell>
          <table:table-cell table:style-name="ce36" table:formula="of:=['Global Overview'.H7]" office:value-type="string" office:string-value="no">
            <text:p>no</text:p>
          </table:table-cell>
          <table:table-cell table:style-name="ce36" table:formula="of:=['Global Overview'.I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]" office:value-type="string" office:string-value="Create Federation Execution">
            <text:p>Create Federation Execution</text:p>
          </table:table-cell>
          <table:table-cell table:style-name="ce36" table:formula="of:=['Global Overview'.C8]" office:value-type="string" office:string-value="FM">
            <text:p>FM</text:p>
          </table:table-cell>
          <table:table-cell table:style-name="ce36" table:formula="of:=['Global Overview'.D8]" office:value-type="string" office:string-value="RTIA">
            <text:p>RTIA</text:p>
          </table:table-cell>
          <table:table-cell table:style-name="ce36" table:formula="of:=['Global Overview'.E8]" office:value-type="string" office:string-value="§4.2">
            <text:p>§4.2</text:p>
          </table:table-cell>
          <table:table-cell table:style-name="ce36" table:formula="of:=['Global Overview'.H8]" office:value-type="string" office:string-value="yes">
            <text:p>yes</text:p>
          </table:table-cell>
          <table:table-cell table:style-name="ce36" table:formula="of:=['Global Overview'.I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]" office:value-type="string" office:string-value="Destroy Federation Execution">
            <text:p>Destroy Federation Execution</text:p>
          </table:table-cell>
          <table:table-cell table:style-name="ce36" table:formula="of:=['Global Overview'.C9]" office:value-type="string" office:string-value="FM">
            <text:p>FM</text:p>
          </table:table-cell>
          <table:table-cell table:style-name="ce36" table:formula="of:=['Global Overview'.D9]" office:value-type="string" office:string-value="RTIA">
            <text:p>RTIA</text:p>
          </table:table-cell>
          <table:table-cell table:style-name="ce36" table:formula="of:=['Global Overview'.E9]" office:value-type="string" office:string-value="§4.3">
            <text:p>§4.3</text:p>
          </table:table-cell>
          <table:table-cell table:style-name="ce36" table:formula="of:=['Global Overview'.H9]" office:value-type="string" office:string-value="yes">
            <text:p>yes</text:p>
          </table:table-cell>
          <table:table-cell table:style-name="ce36" table:formula="of:=['Global Overview'.I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]" office:value-type="string" office:string-value="List Federation Execution">
            <text:p>List Federation Execution</text:p>
          </table:table-cell>
          <table:table-cell table:style-name="ce36" table:formula="of:=['Global Overview'.C10]" office:value-type="string" office:string-value="FM">
            <text:p>FM</text:p>
          </table:table-cell>
          <table:table-cell table:style-name="ce36" table:formula="of:=['Global Overview'.D10]" office:value-type="string" office:string-value="RTIA">
            <text:p>RTIA</text:p>
          </table:table-cell>
          <table:table-cell table:style-name="ce36" table:formula="of:=['Global Overview'.E10]" office:value-type="float" office:value="0">
            <text:p>0</text:p>
          </table:table-cell>
          <table:table-cell table:style-name="ce36" table:formula="of:=['Global Overview'.H10]" office:value-type="string" office:string-value="no">
            <text:p>no</text:p>
          </table:table-cell>
          <table:table-cell table:style-name="ce36" table:formula="of:=['Global Overview'.I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]" office:value-type="string" office:string-value="Report Federation Execution">
            <text:p>Report Federation Execution</text:p>
          </table:table-cell>
          <table:table-cell table:style-name="ce36" table:formula="of:=['Global Overview'.C11]" office:value-type="string" office:string-value="FM">
            <text:p>FM</text:p>
          </table:table-cell>
          <table:table-cell table:style-name="ce36" table:formula="of:=['Global Overview'.D11]" office:value-type="string" office:string-value="FedA">
            <text:p>FedA</text:p>
          </table:table-cell>
          <table:table-cell table:style-name="ce36" table:formula="of:=['Global Overview'.E11]" office:value-type="float" office:value="0">
            <text:p>0</text:p>
          </table:table-cell>
          <table:table-cell table:style-name="ce36" table:formula="of:=['Global Overview'.H11]" office:value-type="string" office:string-value="no">
            <text:p>no</text:p>
          </table:table-cell>
          <table:table-cell table:style-name="ce36" table:formula="of:=['Global Overview'.I1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]" office:value-type="string" office:string-value="Join Federation Execution">
            <text:p>Join Federation Execution</text:p>
          </table:table-cell>
          <table:table-cell table:style-name="ce36" table:formula="of:=['Global Overview'.C12]" office:value-type="string" office:string-value="FM">
            <text:p>FM</text:p>
          </table:table-cell>
          <table:table-cell table:style-name="ce36" table:formula="of:=['Global Overview'.D12]" office:value-type="string" office:string-value="RTIA">
            <text:p>RTIA</text:p>
          </table:table-cell>
          <table:table-cell table:style-name="ce36" table:formula="of:=['Global Overview'.E12]" office:value-type="string" office:string-value="§4.4">
            <text:p>§4.4</text:p>
          </table:table-cell>
          <table:table-cell table:style-name="ce36" table:formula="of:=['Global Overview'.H12]" office:value-type="string" office:string-value="yes">
            <text:p>yes</text:p>
          </table:table-cell>
          <table:table-cell table:style-name="ce36" table:formula="of:=['Global Overview'.I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]" office:value-type="string" office:string-value="Resign Federation Execution">
            <text:p>Resign Federation Execution</text:p>
          </table:table-cell>
          <table:table-cell table:style-name="ce36" table:formula="of:=['Global Overview'.C13]" office:value-type="string" office:string-value="FM">
            <text:p>FM</text:p>
          </table:table-cell>
          <table:table-cell table:style-name="ce36" table:formula="of:=['Global Overview'.D13]" office:value-type="string" office:string-value="RTIA">
            <text:p>RTIA</text:p>
          </table:table-cell>
          <table:table-cell table:style-name="ce36" table:formula="of:=['Global Overview'.E13]" office:value-type="string" office:string-value="§4.5">
            <text:p>§4.5</text:p>
          </table:table-cell>
          <table:table-cell table:style-name="ce36" table:formula="of:=['Global Overview'.H13]" office:value-type="string" office:string-value="yes">
            <text:p>yes</text:p>
          </table:table-cell>
          <table:table-cell table:style-name="ce36" table:formula="of:=['Global Overview'.I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36" table:formula="of:=['Global Overview'.C14]" office:value-type="string" office:string-value="FM">
            <text:p>FM</text:p>
          </table:table-cell>
          <table:table-cell table:style-name="ce36" table:formula="of:=['Global Overview'.D14]" office:value-type="string" office:string-value="RTIA">
            <text:p>RTIA</text:p>
          </table:table-cell>
          <table:table-cell table:style-name="ce36" table:formula="of:=['Global Overview'.E14]" office:value-type="string" office:string-value="§4.6">
            <text:p>§4.6</text:p>
          </table:table-cell>
          <table:table-cell table:style-name="ce36" table:formula="of:=['Global Overview'.H14]" office:value-type="string" office:string-value="yes">
            <text:p>yes</text:p>
          </table:table-cell>
          <table:table-cell table:style-name="ce36" table:formula="of:=['Global Overview'.I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36" table:formula="of:=['Global Overview'.C15]" office:value-type="string" office:string-value="FM">
            <text:p>FM</text:p>
          </table:table-cell>
          <table:table-cell table:style-name="ce36" table:formula="of:=['Global Overview'.D15]" office:value-type="string" office:string-value="FedA">
            <text:p>FedA</text:p>
          </table:table-cell>
          <table:table-cell table:style-name="ce36" table:formula="of:=['Global Overview'.E15]" office:value-type="string" office:string-value="§4.7">
            <text:p>§4.7</text:p>
          </table:table-cell>
          <table:table-cell table:style-name="ce36" table:formula="of:=['Global Overview'.H15]" office:value-type="string" office:string-value="yes">
            <text:p>yes</text:p>
          </table:table-cell>
          <table:table-cell table:style-name="ce36" table:formula="of:=['Global Overview'.I1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]" office:value-type="string" office:string-value="Announce Synchronization Point">
            <text:p>Announce Synchronization Point</text:p>
          </table:table-cell>
          <table:table-cell table:style-name="ce36" table:formula="of:=['Global Overview'.C16]" office:value-type="string" office:string-value="FM">
            <text:p>FM</text:p>
          </table:table-cell>
          <table:table-cell table:style-name="ce36" table:formula="of:=['Global Overview'.D16]" office:value-type="string" office:string-value="FedA">
            <text:p>FedA</text:p>
          </table:table-cell>
          <table:table-cell table:style-name="ce36" table:formula="of:=['Global Overview'.E16]" office:value-type="string" office:string-value="§4.8">
            <text:p>§4.8</text:p>
          </table:table-cell>
          <table:table-cell table:style-name="ce36" table:formula="of:=['Global Overview'.H16]" office:value-type="string" office:string-value="yes">
            <text:p>yes</text:p>
          </table:table-cell>
          <table:table-cell table:style-name="ce36" table:formula="of:=['Global Overview'.I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]" office:value-type="string" office:string-value="Synchronization Point Achieved">
            <text:p>Synchronization Point Achieved</text:p>
          </table:table-cell>
          <table:table-cell table:style-name="ce36" table:formula="of:=['Global Overview'.C17]" office:value-type="string" office:string-value="FM">
            <text:p>FM</text:p>
          </table:table-cell>
          <table:table-cell table:style-name="ce36" table:formula="of:=['Global Overview'.D17]" office:value-type="string" office:string-value="RTIA">
            <text:p>RTIA</text:p>
          </table:table-cell>
          <table:table-cell table:style-name="ce36" table:formula="of:=['Global Overview'.E17]" office:value-type="string" office:string-value="§4.9">
            <text:p>§4.9</text:p>
          </table:table-cell>
          <table:table-cell table:style-name="ce36" table:formula="of:=['Global Overview'.H17]" office:value-type="string" office:string-value="yes">
            <text:p>yes</text:p>
          </table:table-cell>
          <table:table-cell table:style-name="ce36" table:formula="of:=['Global Overview'.I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]" office:value-type="string" office:string-value="Federation Synchronized">
            <text:p>Federation Synchronized</text:p>
          </table:table-cell>
          <table:table-cell table:style-name="ce36" table:formula="of:=['Global Overview'.C18]" office:value-type="string" office:string-value="FM">
            <text:p>FM</text:p>
          </table:table-cell>
          <table:table-cell table:style-name="ce36" table:formula="of:=['Global Overview'.D18]" office:value-type="string" office:string-value="FedA">
            <text:p>FedA</text:p>
          </table:table-cell>
          <table:table-cell table:style-name="ce36" table:formula="of:=['Global Overview'.E18]" office:value-type="string" office:string-value="§4.10">
            <text:p>§4.10</text:p>
          </table:table-cell>
          <table:table-cell table:style-name="ce36" table:formula="of:=['Global Overview'.H18]" office:value-type="string" office:string-value="yes">
            <text:p>yes</text:p>
          </table:table-cell>
          <table:table-cell table:style-name="ce36" table:formula="of:=['Global Overview'.I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]" office:value-type="string" office:string-value="Request Federation Save">
            <text:p>Request Federation Save</text:p>
          </table:table-cell>
          <table:table-cell table:style-name="ce36" table:formula="of:=['Global Overview'.C19]" office:value-type="string" office:string-value="FM">
            <text:p>FM</text:p>
          </table:table-cell>
          <table:table-cell table:style-name="ce36" table:formula="of:=['Global Overview'.D19]" office:value-type="string" office:string-value="RTIA">
            <text:p>RTIA</text:p>
          </table:table-cell>
          <table:table-cell table:style-name="ce36" table:formula="of:=['Global Overview'.E19]" office:value-type="string" office:string-value="§4.11">
            <text:p>§4.11</text:p>
          </table:table-cell>
          <table:table-cell table:style-name="ce36" table:formula="of:=['Global Overview'.H19]" office:value-type="string" office:string-value="yes">
            <text:p>yes</text:p>
          </table:table-cell>
          <table:table-cell table:style-name="ce36" table:formula="of:=['Global Overview'.I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0]" office:value-type="string" office:string-value="Initiate Federation Save">
            <text:p>Initiate Federation Save</text:p>
          </table:table-cell>
          <table:table-cell table:style-name="ce36" table:formula="of:=['Global Overview'.C20]" office:value-type="string" office:string-value="FM">
            <text:p>FM</text:p>
          </table:table-cell>
          <table:table-cell table:style-name="ce36" table:formula="of:=['Global Overview'.D20]" office:value-type="string" office:string-value="FedA">
            <text:p>FedA</text:p>
          </table:table-cell>
          <table:table-cell table:style-name="ce36" table:formula="of:=['Global Overview'.E20]" office:value-type="string" office:string-value="§4.12">
            <text:p>§4.12</text:p>
          </table:table-cell>
          <table:table-cell table:style-name="ce36" table:formula="of:=['Global Overview'.H20]" office:value-type="string" office:string-value="yes">
            <text:p>yes</text:p>
          </table:table-cell>
          <table:table-cell table:style-name="ce36" table:formula="of:=['Global Overview'.I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]" office:value-type="string" office:string-value="Federate Save Begun">
            <text:p>Federate Save Begun</text:p>
          </table:table-cell>
          <table:table-cell table:style-name="ce36" table:formula="of:=['Global Overview'.C21]" office:value-type="string" office:string-value="FM">
            <text:p>FM</text:p>
          </table:table-cell>
          <table:table-cell table:style-name="ce36" table:formula="of:=['Global Overview'.D21]" office:value-type="string" office:string-value="RTIA">
            <text:p>RTIA</text:p>
          </table:table-cell>
          <table:table-cell table:style-name="ce36" table:formula="of:=['Global Overview'.E21]" office:value-type="string" office:string-value="§4.13">
            <text:p>§4.13</text:p>
          </table:table-cell>
          <table:table-cell table:style-name="ce36" table:formula="of:=['Global Overview'.H21]" office:value-type="string" office:string-value="yes">
            <text:p>yes</text:p>
          </table:table-cell>
          <table:table-cell table:style-name="ce36" table:formula="of:=['Global Overview'.I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2]" office:value-type="string" office:string-value="Federate Save Complete">
            <text:p>Federate Save Complete</text:p>
          </table:table-cell>
          <table:table-cell table:style-name="ce36" table:formula="of:=['Global Overview'.C22]" office:value-type="string" office:string-value="FM">
            <text:p>FM</text:p>
          </table:table-cell>
          <table:table-cell table:style-name="ce36" table:formula="of:=['Global Overview'.D22]" office:value-type="string" office:string-value="RTIA">
            <text:p>RTIA</text:p>
          </table:table-cell>
          <table:table-cell table:style-name="ce36" table:formula="of:=['Global Overview'.E22]" office:value-type="string" office:string-value="§4.14">
            <text:p>§4.14</text:p>
          </table:table-cell>
          <table:table-cell table:style-name="ce36" table:formula="of:=['Global Overview'.H22]" office:value-type="string" office:string-value="yes">
            <text:p>yes</text:p>
          </table:table-cell>
          <table:table-cell table:style-name="ce36" table:formula="of:=['Global Overview'.I2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3]" office:value-type="string" office:string-value="Federation Saved">
            <text:p>Federation Saved</text:p>
          </table:table-cell>
          <table:table-cell table:style-name="ce36" table:formula="of:=['Global Overview'.C23]" office:value-type="string" office:string-value="FM">
            <text:p>FM</text:p>
          </table:table-cell>
          <table:table-cell table:style-name="ce36" table:formula="of:=['Global Overview'.D23]" office:value-type="string" office:string-value="FedA">
            <text:p>FedA</text:p>
          </table:table-cell>
          <table:table-cell table:style-name="ce36" table:formula="of:=['Global Overview'.E23]" office:value-type="string" office:string-value="§4.15">
            <text:p>§4.15</text:p>
          </table:table-cell>
          <table:table-cell table:style-name="ce36" table:formula="of:=['Global Overview'.H23]" office:value-type="string" office:string-value="yes">
            <text:p>yes</text:p>
          </table:table-cell>
          <table:table-cell table:style-name="ce36" table:formula="of:=['Global Overview'.I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4]" office:value-type="string" office:string-value="Abort Federation Save">
            <text:p>Abort Federation Save</text:p>
          </table:table-cell>
          <table:table-cell table:style-name="ce36" table:formula="of:=['Global Overview'.C24]" office:value-type="string" office:string-value="FM">
            <text:p>FM</text:p>
          </table:table-cell>
          <table:table-cell table:style-name="ce36" table:formula="of:=['Global Overview'.D24]" office:value-type="string" office:string-value="FedA">
            <text:p>FedA</text:p>
          </table:table-cell>
          <table:table-cell table:style-name="ce36" table:formula="of:=['Global Overview'.E24]" office:value-type="float" office:value="0">
            <text:p>0</text:p>
          </table:table-cell>
          <table:table-cell table:style-name="ce36" table:formula="of:=['Global Overview'.H24]" office:value-type="string" office:string-value="no">
            <text:p>no</text:p>
          </table:table-cell>
          <table:table-cell table:style-name="ce36" table:formula="of:=['Global Overview'.I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5]" office:value-type="string" office:string-value="Query Federation Save Status">
            <text:p>Query Federation Save Status</text:p>
          </table:table-cell>
          <table:table-cell table:style-name="ce36" table:formula="of:=['Global Overview'.C25]" office:value-type="string" office:string-value="FM">
            <text:p>FM</text:p>
          </table:table-cell>
          <table:table-cell table:style-name="ce36" table:formula="of:=['Global Overview'.D25]" office:value-type="string" office:string-value="RTIA">
            <text:p>RTIA</text:p>
          </table:table-cell>
          <table:table-cell table:style-name="ce36" table:formula="of:=['Global Overview'.E25]" office:value-type="float" office:value="0">
            <text:p>0</text:p>
          </table:table-cell>
          <table:table-cell table:style-name="ce36" table:formula="of:=['Global Overview'.H25]" office:value-type="string" office:string-value="no">
            <text:p>no</text:p>
          </table:table-cell>
          <table:table-cell table:style-name="ce36" table:formula="of:=['Global Overview'.I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6]" office:value-type="string" office:string-value="Federation Save Status Response">
            <text:p>Federation Save Status Response</text:p>
          </table:table-cell>
          <table:table-cell table:style-name="ce36" table:formula="of:=['Global Overview'.C26]" office:value-type="string" office:string-value="FM">
            <text:p>FM</text:p>
          </table:table-cell>
          <table:table-cell table:style-name="ce36" table:formula="of:=['Global Overview'.D26]" office:value-type="string" office:string-value="RTIA">
            <text:p>RTIA</text:p>
          </table:table-cell>
          <table:table-cell table:style-name="ce36" table:formula="of:=['Global Overview'.E26]" office:value-type="float" office:value="0">
            <text:p>0</text:p>
          </table:table-cell>
          <table:table-cell table:style-name="ce36" table:formula="of:=['Global Overview'.H26]" office:value-type="string" office:string-value="no">
            <text:p>no</text:p>
          </table:table-cell>
          <table:table-cell table:style-name="ce36" table:formula="of:=['Global Overview'.I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7]" office:value-type="string" office:string-value="Request Federation Restore">
            <text:p>Request Federation Restore</text:p>
          </table:table-cell>
          <table:table-cell table:style-name="ce36" table:formula="of:=['Global Overview'.C27]" office:value-type="string" office:string-value="FM">
            <text:p>FM</text:p>
          </table:table-cell>
          <table:table-cell table:style-name="ce36" table:formula="of:=['Global Overview'.D27]" office:value-type="string" office:string-value="RTIA">
            <text:p>RTIA</text:p>
          </table:table-cell>
          <table:table-cell table:style-name="ce36" table:formula="of:=['Global Overview'.E27]" office:value-type="string" office:string-value="§4.16">
            <text:p>§4.16</text:p>
          </table:table-cell>
          <table:table-cell table:style-name="ce36" table:formula="of:=['Global Overview'.H27]" office:value-type="string" office:string-value="yes">
            <text:p>yes</text:p>
          </table:table-cell>
          <table:table-cell table:style-name="ce36" table:formula="of:=['Global Overview'.I2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36" table:formula="of:=['Global Overview'.C28]" office:value-type="string" office:string-value="FM">
            <text:p>FM</text:p>
          </table:table-cell>
          <table:table-cell table:style-name="ce36" table:formula="of:=['Global Overview'.D28]" office:value-type="string" office:string-value="FedA">
            <text:p>FedA</text:p>
          </table:table-cell>
          <table:table-cell table:style-name="ce36" table:formula="of:=['Global Overview'.E28]" office:value-type="string" office:string-value="§4.17">
            <text:p>§4.17</text:p>
          </table:table-cell>
          <table:table-cell table:style-name="ce36" table:formula="of:=['Global Overview'.H28]" office:value-type="string" office:string-value="yes">
            <text:p>yes</text:p>
          </table:table-cell>
          <table:table-cell table:style-name="ce36" table:formula="of:=['Global Overview'.I2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9]" office:value-type="string" office:string-value="Federation Restore Begun">
            <text:p>Federation Restore Begun</text:p>
          </table:table-cell>
          <table:table-cell table:style-name="ce36" table:formula="of:=['Global Overview'.C29]" office:value-type="string" office:string-value="FM">
            <text:p>FM</text:p>
          </table:table-cell>
          <table:table-cell table:style-name="ce36" table:formula="of:=['Global Overview'.D29]" office:value-type="string" office:string-value="FedA">
            <text:p>FedA</text:p>
          </table:table-cell>
          <table:table-cell table:style-name="ce36" table:formula="of:=['Global Overview'.E29]" office:value-type="string" office:string-value="§4.18">
            <text:p>§4.18</text:p>
          </table:table-cell>
          <table:table-cell table:style-name="ce36" table:formula="of:=['Global Overview'.H29]" office:value-type="string" office:string-value="yes">
            <text:p>yes</text:p>
          </table:table-cell>
          <table:table-cell table:style-name="ce36" table:formula="of:=['Global Overview'.I2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0]" office:value-type="string" office:string-value="Initiate Federate Restore">
            <text:p>Initiate Federate Restore</text:p>
          </table:table-cell>
          <table:table-cell table:style-name="ce36" table:formula="of:=['Global Overview'.C30]" office:value-type="string" office:string-value="FM">
            <text:p>FM</text:p>
          </table:table-cell>
          <table:table-cell table:style-name="ce36" table:formula="of:=['Global Overview'.D30]" office:value-type="string" office:string-value="FedA">
            <text:p>FedA</text:p>
          </table:table-cell>
          <table:table-cell table:style-name="ce36" table:formula="of:=['Global Overview'.E30]" office:value-type="string" office:string-value="§4.19">
            <text:p>§4.19</text:p>
          </table:table-cell>
          <table:table-cell table:style-name="ce36" table:formula="of:=['Global Overview'.H30]" office:value-type="string" office:string-value="yes">
            <text:p>yes</text:p>
          </table:table-cell>
          <table:table-cell table:style-name="ce36" table:formula="of:=['Global Overview'.I3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1]" office:value-type="string" office:string-value="Federate Restore Complete">
            <text:p>Federate Restore Complete</text:p>
          </table:table-cell>
          <table:table-cell table:style-name="ce36" table:formula="of:=['Global Overview'.C31]" office:value-type="string" office:string-value="FM">
            <text:p>FM</text:p>
          </table:table-cell>
          <table:table-cell table:style-name="ce36" table:formula="of:=['Global Overview'.D31]" office:value-type="string" office:string-value="RTIA">
            <text:p>RTIA</text:p>
          </table:table-cell>
          <table:table-cell table:style-name="ce36" table:formula="of:=['Global Overview'.E31]" office:value-type="string" office:string-value="§4.20">
            <text:p>§4.20</text:p>
          </table:table-cell>
          <table:table-cell table:style-name="ce36" table:formula="of:=['Global Overview'.H31]" office:value-type="string" office:string-value="yes">
            <text:p>yes</text:p>
          </table:table-cell>
          <table:table-cell table:style-name="ce36" table:formula="of:=['Global Overview'.I3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2]" office:value-type="string" office:string-value="Federation Restored">
            <text:p>Federation Restored</text:p>
          </table:table-cell>
          <table:table-cell table:style-name="ce36" table:formula="of:=['Global Overview'.C32]" office:value-type="string" office:string-value="FM">
            <text:p>FM</text:p>
          </table:table-cell>
          <table:table-cell table:style-name="ce36" table:formula="of:=['Global Overview'.D32]" office:value-type="string" office:string-value="FedA">
            <text:p>FedA</text:p>
          </table:table-cell>
          <table:table-cell table:style-name="ce36" table:formula="of:=['Global Overview'.E32]" office:value-type="string" office:string-value="§4.21">
            <text:p>§4.21</text:p>
          </table:table-cell>
          <table:table-cell table:style-name="ce36" table:formula="of:=['Global Overview'.H32]" office:value-type="string" office:string-value="yes">
            <text:p>yes</text:p>
          </table:table-cell>
          <table:table-cell table:style-name="ce36" table:formula="of:=['Global Overview'.I3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3]" office:value-type="string" office:string-value="Abort Federation Restore">
            <text:p>Abort Federation Restore</text:p>
          </table:table-cell>
          <table:table-cell table:style-name="ce36" table:formula="of:=['Global Overview'.C33]" office:value-type="string" office:string-value="FM">
            <text:p>FM</text:p>
          </table:table-cell>
          <table:table-cell table:style-name="ce36" table:formula="of:=['Global Overview'.D33]" office:value-type="string" office:string-value="RTIA">
            <text:p>RTIA</text:p>
          </table:table-cell>
          <table:table-cell table:style-name="ce36" table:formula="of:=['Global Overview'.E33]" office:value-type="float" office:value="0">
            <text:p>0</text:p>
          </table:table-cell>
          <table:table-cell table:style-name="ce36" table:formula="of:=['Global Overview'.H33]" office:value-type="string" office:string-value="no">
            <text:p>no</text:p>
          </table:table-cell>
          <table:table-cell table:style-name="ce36" table:formula="of:=['Global Overview'.I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4]" office:value-type="string" office:string-value="Query Federation Restore Status">
            <text:p>Query Federation Restore Status</text:p>
          </table:table-cell>
          <table:table-cell table:style-name="ce36" table:formula="of:=['Global Overview'.C34]" office:value-type="string" office:string-value="FM">
            <text:p>FM</text:p>
          </table:table-cell>
          <table:table-cell table:style-name="ce36" table:formula="of:=['Global Overview'.D34]" office:value-type="string" office:string-value="RTIA">
            <text:p>RTIA</text:p>
          </table:table-cell>
          <table:table-cell table:style-name="ce36" table:formula="of:=['Global Overview'.E34]" office:value-type="float" office:value="0">
            <text:p>0</text:p>
          </table:table-cell>
          <table:table-cell table:style-name="ce36" table:formula="of:=['Global Overview'.H34]" office:value-type="string" office:string-value="no">
            <text:p>no</text:p>
          </table:table-cell>
          <table:table-cell table:style-name="ce36" table:formula="of:=['Global Overview'.I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5]" office:value-type="string" office:string-value="Federation Restore Status Response">
            <text:p>Federation Restore Status Response</text:p>
          </table:table-cell>
          <table:table-cell table:style-name="ce36" table:formula="of:=['Global Overview'.C35]" office:value-type="string" office:string-value="FM">
            <text:p>FM</text:p>
          </table:table-cell>
          <table:table-cell table:style-name="ce36" table:formula="of:=['Global Overview'.D35]" office:value-type="string" office:string-value="RTIA">
            <text:p>RTIA</text:p>
          </table:table-cell>
          <table:table-cell table:style-name="ce36" table:formula="of:=['Global Overview'.E35]" office:value-type="float" office:value="0">
            <text:p>0</text:p>
          </table:table-cell>
          <table:table-cell table:style-name="ce36" table:formula="of:=['Global Overview'.H35]" office:value-type="string" office:string-value="no">
            <text:p>no</text:p>
          </table:table-cell>
          <table:table-cell table:style-name="ce36" table:formula="of:=['Global Overview'.I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6]" office:value-type="float" office:value="0">
            <text:p>0</text:p>
          </table:table-cell>
          <table:table-cell table:style-name="ce36" table:formula="of:=['Global Overview'.C36]" office:value-type="float" office:value="0">
            <text:p>0</text:p>
          </table:table-cell>
          <table:table-cell table:style-name="ce36" table:formula="of:=['Global Overview'.D36]" office:value-type="float" office:value="0">
            <text:p>0</text:p>
          </table:table-cell>
          <table:table-cell table:style-name="ce36" table:formula="of:=['Global Overview'.E36]" office:value-type="float" office:value="0">
            <text:p>0</text:p>
          </table:table-cell>
          <table:table-cell table:style-name="ce36" table:formula="of:=['Global Overview'.H36]" office:value-type="float" office:value="0">
            <text:p>0</text:p>
          </table:table-cell>
          <table:table-cell table:style-name="ce36" table:formula="of:=['Global Overview'.I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37]" office:value-type="string" office:string-value="Declaration management">
            <text:p>Declaration management</text:p>
          </table:table-cell>
          <table:table-cell table:style-name="ce35" table:formula="of:=['Global Overview'.C37]" office:value-type="string" office:string-value="DM">
            <text:p>DM</text:p>
          </table:table-cell>
          <table:table-cell table:style-name="ce35" table:formula="of:=['Global Overview'.D37]" office:value-type="float" office:value="0">
            <text:p>0</text:p>
          </table:table-cell>
          <table:table-cell table:style-name="ce35" table:formula="of:=['Global Overview'.E37]" office:value-type="float" office:value="0">
            <text:p>0</text:p>
          </table:table-cell>
          <table:table-cell table:style-name="ce35" table:formula="of:=['Global Overview'.H37]" office:value-type="float" office:value="0">
            <text:p>0</text:p>
          </table:table-cell>
          <table:table-cell table:style-name="ce35" table:formula="of:=['Global Overview'.I37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38]" office:value-type="string" office:string-value="Publish Object Class Attributes">
            <text:p>Publish Object Class Attributes</text:p>
          </table:table-cell>
          <table:table-cell table:style-name="ce36" table:formula="of:=['Global Overview'.C38]" office:value-type="string" office:string-value="DM">
            <text:p>DM</text:p>
          </table:table-cell>
          <table:table-cell table:style-name="ce36" table:formula="of:=['Global Overview'.D38]" office:value-type="string" office:string-value="RTIA">
            <text:p>RTIA</text:p>
          </table:table-cell>
          <table:table-cell table:style-name="ce36" table:formula="of:=['Global Overview'.E38]" office:value-type="string" office:string-value="§5.2">
            <text:p>§5.2</text:p>
          </table:table-cell>
          <table:table-cell table:style-name="ce36" table:formula="of:=['Global Overview'.H38]" office:value-type="string" office:string-value="yes">
            <text:p>yes</text:p>
          </table:table-cell>
          <table:table-cell table:style-name="ce36" table:formula="of:=['Global Overview'.I3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9]" office:value-type="string" office:string-value="Unpublish Object Class Attributes">
            <text:p>Unpublish Object Class Attributes</text:p>
          </table:table-cell>
          <table:table-cell table:style-name="ce36" table:formula="of:=['Global Overview'.C39]" office:value-type="string" office:string-value="DM">
            <text:p>DM</text:p>
          </table:table-cell>
          <table:table-cell table:style-name="ce36" table:formula="of:=['Global Overview'.D39]" office:value-type="string" office:string-value="RTIA">
            <text:p>RTIA</text:p>
          </table:table-cell>
          <table:table-cell table:style-name="ce36" table:formula="of:=['Global Overview'.E39]" office:value-type="string" office:string-value="§5.3">
            <text:p>§5.3</text:p>
          </table:table-cell>
          <table:table-cell table:style-name="ce36" table:formula="of:=['Global Overview'.H39]" office:value-type="string" office:string-value="partial">
            <text:p>partial</text:p>
          </table:table-cell>
          <table:table-cell table:style-name="ce36" table:formula="of:=['Global Overview'.I3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0]" office:value-type="string" office:string-value="Publish Interaction Class">
            <text:p>Publish Interaction Class</text:p>
          </table:table-cell>
          <table:table-cell table:style-name="ce36" table:formula="of:=['Global Overview'.C40]" office:value-type="string" office:string-value="DM">
            <text:p>DM</text:p>
          </table:table-cell>
          <table:table-cell table:style-name="ce36" table:formula="of:=['Global Overview'.D40]" office:value-type="string" office:string-value="RTIA">
            <text:p>RTIA</text:p>
          </table:table-cell>
          <table:table-cell table:style-name="ce36" table:formula="of:=['Global Overview'.E40]" office:value-type="string" office:string-value="§5.4">
            <text:p>§5.4</text:p>
          </table:table-cell>
          <table:table-cell table:style-name="ce36" table:formula="of:=['Global Overview'.H40]" office:value-type="string" office:string-value="yes">
            <text:p>yes</text:p>
          </table:table-cell>
          <table:table-cell table:style-name="ce36" table:formula="of:=['Global Overview'.I4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1]" office:value-type="string" office:string-value="Unpublish Interaction Class">
            <text:p>Unpublish Interaction Class</text:p>
          </table:table-cell>
          <table:table-cell table:style-name="ce36" table:formula="of:=['Global Overview'.C41]" office:value-type="string" office:string-value="DM">
            <text:p>DM</text:p>
          </table:table-cell>
          <table:table-cell table:style-name="ce36" table:formula="of:=['Global Overview'.D41]" office:value-type="string" office:string-value="RTIA">
            <text:p>RTIA</text:p>
          </table:table-cell>
          <table:table-cell table:style-name="ce36" table:formula="of:=['Global Overview'.E41]" office:value-type="string" office:string-value="§5.5">
            <text:p>§5.5</text:p>
          </table:table-cell>
          <table:table-cell table:style-name="ce36" table:formula="of:=['Global Overview'.H41]" office:value-type="string" office:string-value="yes">
            <text:p>yes</text:p>
          </table:table-cell>
          <table:table-cell table:style-name="ce36" table:formula="of:=['Global Overview'.I4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2]" office:value-type="string" office:string-value="Subscribe Object Class Attributes">
            <text:p>Subscribe Object Class Attributes</text:p>
          </table:table-cell>
          <table:table-cell table:style-name="ce36" table:formula="of:=['Global Overview'.C42]" office:value-type="string" office:string-value="DM">
            <text:p>DM</text:p>
          </table:table-cell>
          <table:table-cell table:style-name="ce36" table:formula="of:=['Global Overview'.D42]" office:value-type="string" office:string-value="RTIA">
            <text:p>RTIA</text:p>
          </table:table-cell>
          <table:table-cell table:style-name="ce36" table:formula="of:=['Global Overview'.E42]" office:value-type="string" office:string-value="§5.6">
            <text:p>§5.6</text:p>
          </table:table-cell>
          <table:table-cell table:style-name="ce36" table:formula="of:=['Global Overview'.H42]" office:value-type="string" office:string-value="yes">
            <text:p>yes</text:p>
          </table:table-cell>
          <table:table-cell table:style-name="ce36" table:formula="of:=['Global Overview'.I4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3]" office:value-type="string" office:string-value="Unsubscribe Object Class Attributes">
            <text:p>Unsubscribe Object Class Attributes</text:p>
          </table:table-cell>
          <table:table-cell table:style-name="ce36" table:formula="of:=['Global Overview'.C43]" office:value-type="string" office:string-value="DM">
            <text:p>DM</text:p>
          </table:table-cell>
          <table:table-cell table:style-name="ce36" table:formula="of:=['Global Overview'.D43]" office:value-type="string" office:string-value="RTIA">
            <text:p>RTIA</text:p>
          </table:table-cell>
          <table:table-cell table:style-name="ce36" table:formula="of:=['Global Overview'.E43]" office:value-type="string" office:string-value="§5.7">
            <text:p>§5.7</text:p>
          </table:table-cell>
          <table:table-cell table:style-name="ce36" table:formula="of:=['Global Overview'.H43]" office:value-type="string" office:string-value="partial">
            <text:p>partial</text:p>
          </table:table-cell>
          <table:table-cell table:style-name="ce36" table:formula="of:=['Global Overview'.I4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4]" office:value-type="string" office:string-value="Subscribe Interaction Class">
            <text:p>Subscribe Interaction Class</text:p>
          </table:table-cell>
          <table:table-cell table:style-name="ce36" table:formula="of:=['Global Overview'.C44]" office:value-type="string" office:string-value="DM">
            <text:p>DM</text:p>
          </table:table-cell>
          <table:table-cell table:style-name="ce36" table:formula="of:=['Global Overview'.D44]" office:value-type="string" office:string-value="RTIA">
            <text:p>RTIA</text:p>
          </table:table-cell>
          <table:table-cell table:style-name="ce36" table:formula="of:=['Global Overview'.E44]" office:value-type="string" office:string-value="§5.8">
            <text:p>§5.8</text:p>
          </table:table-cell>
          <table:table-cell table:style-name="ce36" table:formula="of:=['Global Overview'.H44]" office:value-type="string" office:string-value="yes">
            <text:p>yes</text:p>
          </table:table-cell>
          <table:table-cell table:style-name="ce36" table:formula="of:=['Global Overview'.I4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5]" office:value-type="string" office:string-value="Unsubscribe Interaction Class">
            <text:p>Unsubscribe Interaction Class</text:p>
          </table:table-cell>
          <table:table-cell table:style-name="ce36" table:formula="of:=['Global Overview'.C45]" office:value-type="string" office:string-value="DM">
            <text:p>DM</text:p>
          </table:table-cell>
          <table:table-cell table:style-name="ce36" table:formula="of:=['Global Overview'.D45]" office:value-type="string" office:string-value="RTIA">
            <text:p>RTIA</text:p>
          </table:table-cell>
          <table:table-cell table:style-name="ce36" table:formula="of:=['Global Overview'.E45]" office:value-type="string" office:string-value="§5.9">
            <text:p>§5.9</text:p>
          </table:table-cell>
          <table:table-cell table:style-name="ce36" table:formula="of:=['Global Overview'.H45]" office:value-type="string" office:string-value="yes">
            <text:p>yes</text:p>
          </table:table-cell>
          <table:table-cell table:style-name="ce36" table:formula="of:=['Global Overview'.I4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6]" office:value-type="string" office:string-value="Start Registration For Object Class">
            <text:p>Start Registration For Object Class</text:p>
          </table:table-cell>
          <table:table-cell table:style-name="ce36" table:formula="of:=['Global Overview'.C46]" office:value-type="string" office:string-value="DM">
            <text:p>DM</text:p>
          </table:table-cell>
          <table:table-cell table:style-name="ce36" table:formula="of:=['Global Overview'.D46]" office:value-type="string" office:string-value="FedA">
            <text:p>FedA</text:p>
          </table:table-cell>
          <table:table-cell table:style-name="ce36" table:formula="of:=['Global Overview'.E46]" office:value-type="string" office:string-value="§5.10">
            <text:p>§5.10</text:p>
          </table:table-cell>
          <table:table-cell table:style-name="ce36" table:formula="of:=['Global Overview'.H46]" office:value-type="string" office:string-value="yes">
            <text:p>yes</text:p>
          </table:table-cell>
          <table:table-cell table:style-name="ce36" table:formula="of:=['Global Overview'.I4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7]" office:value-type="string" office:string-value="Stop Registration For Object Class">
            <text:p>Stop Registration For Object Class</text:p>
          </table:table-cell>
          <table:table-cell table:style-name="ce36" table:formula="of:=['Global Overview'.C47]" office:value-type="string" office:string-value="DM">
            <text:p>DM</text:p>
          </table:table-cell>
          <table:table-cell table:style-name="ce36" table:formula="of:=['Global Overview'.D47]" office:value-type="string" office:string-value="FedA">
            <text:p>FedA</text:p>
          </table:table-cell>
          <table:table-cell table:style-name="ce36" table:formula="of:=['Global Overview'.E47]" office:value-type="string" office:string-value="§5.11">
            <text:p>§5.11</text:p>
          </table:table-cell>
          <table:table-cell table:style-name="ce36" table:formula="of:=['Global Overview'.H47]" office:value-type="string" office:string-value="yes">
            <text:p>yes</text:p>
          </table:table-cell>
          <table:table-cell table:style-name="ce36" table:formula="of:=['Global Overview'.I4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8]" office:value-type="string" office:string-value="Turn Interaction On">
            <text:p>Turn Interaction On</text:p>
          </table:table-cell>
          <table:table-cell table:style-name="ce36" table:formula="of:=['Global Overview'.C48]" office:value-type="string" office:string-value="DM">
            <text:p>DM</text:p>
          </table:table-cell>
          <table:table-cell table:style-name="ce36" table:formula="of:=['Global Overview'.D48]" office:value-type="string" office:string-value="FedA">
            <text:p>FedA</text:p>
          </table:table-cell>
          <table:table-cell table:style-name="ce36" table:formula="of:=['Global Overview'.E48]" office:value-type="string" office:string-value="§5.12">
            <text:p>§5.12</text:p>
          </table:table-cell>
          <table:table-cell table:style-name="ce36" table:formula="of:=['Global Overview'.H48]" office:value-type="string" office:string-value="yes">
            <text:p>yes</text:p>
          </table:table-cell>
          <table:table-cell table:style-name="ce36" table:formula="of:=['Global Overview'.I4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9]" office:value-type="string" office:string-value="Turn Interaction Off">
            <text:p>Turn Interaction Off</text:p>
          </table:table-cell>
          <table:table-cell table:style-name="ce36" table:formula="of:=['Global Overview'.C49]" office:value-type="string" office:string-value="DM">
            <text:p>DM</text:p>
          </table:table-cell>
          <table:table-cell table:style-name="ce36" table:formula="of:=['Global Overview'.D49]" office:value-type="string" office:string-value="FedA">
            <text:p>FedA</text:p>
          </table:table-cell>
          <table:table-cell table:style-name="ce36" table:formula="of:=['Global Overview'.E49]" office:value-type="string" office:string-value="§5.13">
            <text:p>§5.13</text:p>
          </table:table-cell>
          <table:table-cell table:style-name="ce36" table:formula="of:=['Global Overview'.H49]" office:value-type="string" office:string-value="yes">
            <text:p>yes</text:p>
          </table:table-cell>
          <table:table-cell table:style-name="ce36" table:formula="of:=['Global Overview'.I4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0]" office:value-type="float" office:value="0">
            <text:p>0</text:p>
          </table:table-cell>
          <table:table-cell table:style-name="ce36" table:formula="of:=['Global Overview'.C50]" office:value-type="float" office:value="0">
            <text:p>0</text:p>
          </table:table-cell>
          <table:table-cell table:style-name="ce36" table:formula="of:=['Global Overview'.D50]" office:value-type="float" office:value="0">
            <text:p>0</text:p>
          </table:table-cell>
          <table:table-cell table:style-name="ce36" table:formula="of:=['Global Overview'.E50]" office:value-type="float" office:value="0">
            <text:p>0</text:p>
          </table:table-cell>
          <table:table-cell table:style-name="ce36" table:formula="of:=['Global Overview'.H50]" office:value-type="float" office:value="0">
            <text:p>0</text:p>
          </table:table-cell>
          <table:table-cell table:style-name="ce36" table:formula="of:=['Global Overview'.I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51]" office:value-type="string" office:string-value="Object management">
            <text:p>Object management</text:p>
          </table:table-cell>
          <table:table-cell table:style-name="ce35" table:formula="of:=['Global Overview'.C51]" office:value-type="string" office:string-value="OM">
            <text:p>OM</text:p>
          </table:table-cell>
          <table:table-cell table:style-name="ce35" table:formula="of:=['Global Overview'.D51]" office:value-type="float" office:value="0">
            <text:p>0</text:p>
          </table:table-cell>
          <table:table-cell table:style-name="ce35" table:formula="of:=['Global Overview'.E51]" office:value-type="float" office:value="0">
            <text:p>0</text:p>
          </table:table-cell>
          <table:table-cell table:style-name="ce35" table:formula="of:=['Global Overview'.H51]" office:value-type="float" office:value="0">
            <text:p>0</text:p>
          </table:table-cell>
          <table:table-cell table:style-name="ce35" table:formula="of:=['Global Overview'.I51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2]" office:value-type="string" office:string-value="Reserve Object Instance Name">
            <text:p>Reserve Object Instance Name</text:p>
          </table:table-cell>
          <table:table-cell table:style-name="ce36" table:formula="of:=['Global Overview'.C52]" office:value-type="string" office:string-value="OM">
            <text:p>OM</text:p>
          </table:table-cell>
          <table:table-cell table:style-name="ce36" table:formula="of:=['Global Overview'.D52]" office:value-type="string" office:string-value="RTIA">
            <text:p>RTIA</text:p>
          </table:table-cell>
          <table:table-cell table:style-name="ce36" table:formula="of:=['Global Overview'.E52]" office:value-type="float" office:value="0">
            <text:p>0</text:p>
          </table:table-cell>
          <table:table-cell table:style-name="ce36" table:formula="of:=['Global Overview'.H52]" office:value-type="string" office:string-value="yes">
            <text:p>yes</text:p>
          </table:table-cell>
          <table:table-cell table:style-name="ce36" table:formula="of:=['Global Overview'.I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3]" office:value-type="string" office:string-value="Object Instance Name Reserved">
            <text:p>Object Instance Name Reserved</text:p>
          </table:table-cell>
          <table:table-cell table:style-name="ce36" table:formula="of:=['Global Overview'.C53]" office:value-type="string" office:string-value="OM">
            <text:p>OM</text:p>
          </table:table-cell>
          <table:table-cell table:style-name="ce36" table:formula="of:=['Global Overview'.D53]" office:value-type="string" office:string-value="FedA">
            <text:p>FedA</text:p>
          </table:table-cell>
          <table:table-cell table:style-name="ce36" table:formula="of:=['Global Overview'.E53]" office:value-type="float" office:value="0">
            <text:p>0</text:p>
          </table:table-cell>
          <table:table-cell table:style-name="ce36" table:formula="of:=['Global Overview'.H53]" office:value-type="string" office:string-value="yes">
            <text:p>yes</text:p>
          </table:table-cell>
          <table:table-cell table:style-name="ce36" table:formula="of:=['Global Overview'.I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8]" office:value-type="string" office:string-value="Register Object Instance">
            <text:p>Register Object Instance</text:p>
          </table:table-cell>
          <table:table-cell table:style-name="ce36" table:formula="of:=['Global Overview'.C58]" office:value-type="string" office:string-value="OM">
            <text:p>OM</text:p>
          </table:table-cell>
          <table:table-cell table:style-name="ce36" table:formula="of:=['Global Overview'.D58]" office:value-type="string" office:string-value="RTIA">
            <text:p>RTIA</text:p>
          </table:table-cell>
          <table:table-cell table:style-name="ce36" table:formula="of:=['Global Overview'.E58]" office:value-type="string" office:string-value="§6.2">
            <text:p>§6.2</text:p>
          </table:table-cell>
          <table:table-cell table:style-name="ce36" table:formula="of:=['Global Overview'.H58]" office:value-type="string" office:string-value="yes">
            <text:p>yes</text:p>
          </table:table-cell>
          <table:table-cell table:style-name="ce36" table:formula="of:=['Global Overview'.I5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9]" office:value-type="string" office:string-value="Discover Object Instance">
            <text:p>Discover Object Instance</text:p>
          </table:table-cell>
          <table:table-cell table:style-name="ce36" table:formula="of:=['Global Overview'.C59]" office:value-type="string" office:string-value="OM">
            <text:p>OM</text:p>
          </table:table-cell>
          <table:table-cell table:style-name="ce36" table:formula="of:=['Global Overview'.D59]" office:value-type="string" office:string-value="FedA">
            <text:p>FedA</text:p>
          </table:table-cell>
          <table:table-cell table:style-name="ce36" table:formula="of:=['Global Overview'.E59]" office:value-type="string" office:string-value="§6.3">
            <text:p>§6.3</text:p>
          </table:table-cell>
          <table:table-cell table:style-name="ce36" table:formula="of:=['Global Overview'.H59]" office:value-type="string" office:string-value="yes">
            <text:p>yes</text:p>
          </table:table-cell>
          <table:table-cell table:style-name="ce36" table:formula="of:=['Global Overview'.I5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0]" office:value-type="string" office:string-value="Update Attribute Values">
            <text:p>Update Attribute Values</text:p>
          </table:table-cell>
          <table:table-cell table:style-name="ce36" table:formula="of:=['Global Overview'.C60]" office:value-type="string" office:string-value="OM">
            <text:p>OM</text:p>
          </table:table-cell>
          <table:table-cell table:style-name="ce36" table:formula="of:=['Global Overview'.D60]" office:value-type="string" office:string-value="RTIA">
            <text:p>RTIA</text:p>
          </table:table-cell>
          <table:table-cell table:style-name="ce36" table:formula="of:=['Global Overview'.E60]" office:value-type="string" office:string-value="§6.4">
            <text:p>§6.4</text:p>
          </table:table-cell>
          <table:table-cell table:style-name="ce36" table:formula="of:=['Global Overview'.H60]" office:value-type="string" office:string-value="yes">
            <text:p>yes</text:p>
          </table:table-cell>
          <table:table-cell table:style-name="ce36" table:formula="of:=['Global Overview'.I6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1]" office:value-type="string" office:string-value="Reflect Attribute Values">
            <text:p>Reflect Attribute Values</text:p>
          </table:table-cell>
          <table:table-cell table:style-name="ce36" table:formula="of:=['Global Overview'.C61]" office:value-type="string" office:string-value="OM">
            <text:p>OM</text:p>
          </table:table-cell>
          <table:table-cell table:style-name="ce36" table:formula="of:=['Global Overview'.D61]" office:value-type="string" office:string-value="FedA">
            <text:p>FedA</text:p>
          </table:table-cell>
          <table:table-cell table:style-name="ce36" table:formula="of:=['Global Overview'.E61]" office:value-type="string" office:string-value="§6.5">
            <text:p>§6.5</text:p>
          </table:table-cell>
          <table:table-cell table:style-name="ce36" table:formula="of:=['Global Overview'.H61]" office:value-type="string" office:string-value="yes">
            <text:p>yes</text:p>
          </table:table-cell>
          <table:table-cell table:style-name="ce36" table:formula="of:=['Global Overview'.I6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2]" office:value-type="string" office:string-value="Send Interaction">
            <text:p>Send Interaction</text:p>
          </table:table-cell>
          <table:table-cell table:style-name="ce36" table:formula="of:=['Global Overview'.C62]" office:value-type="string" office:string-value="OM">
            <text:p>OM</text:p>
          </table:table-cell>
          <table:table-cell table:style-name="ce36" table:formula="of:=['Global Overview'.D62]" office:value-type="string" office:string-value="RTIA">
            <text:p>RTIA</text:p>
          </table:table-cell>
          <table:table-cell table:style-name="ce36" table:formula="of:=['Global Overview'.E62]" office:value-type="string" office:string-value="§6.6">
            <text:p>§6.6</text:p>
          </table:table-cell>
          <table:table-cell table:style-name="ce36" table:formula="of:=['Global Overview'.H62]" office:value-type="string" office:string-value="yes">
            <text:p>yes</text:p>
          </table:table-cell>
          <table:table-cell table:style-name="ce36" table:formula="of:=['Global Overview'.I6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3]" office:value-type="string" office:string-value="Receive Interaction">
            <text:p>Receive Interaction</text:p>
          </table:table-cell>
          <table:table-cell table:style-name="ce36" table:formula="of:=['Global Overview'.C63]" office:value-type="string" office:string-value="OM">
            <text:p>OM</text:p>
          </table:table-cell>
          <table:table-cell table:style-name="ce36" table:formula="of:=['Global Overview'.D63]" office:value-type="string" office:string-value="FedA">
            <text:p>FedA</text:p>
          </table:table-cell>
          <table:table-cell table:style-name="ce36" table:formula="of:=['Global Overview'.E63]" office:value-type="string" office:string-value="§6.7">
            <text:p>§6.7</text:p>
          </table:table-cell>
          <table:table-cell table:style-name="ce36" table:formula="of:=['Global Overview'.H63]" office:value-type="string" office:string-value="yes">
            <text:p>yes</text:p>
          </table:table-cell>
          <table:table-cell table:style-name="ce36" table:formula="of:=['Global Overview'.I6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4]" office:value-type="string" office:string-value="Delete Object Instance">
            <text:p>Delete Object Instance</text:p>
          </table:table-cell>
          <table:table-cell table:style-name="ce36" table:formula="of:=['Global Overview'.C64]" office:value-type="string" office:string-value="OM">
            <text:p>OM</text:p>
          </table:table-cell>
          <table:table-cell table:style-name="ce36" table:formula="of:=['Global Overview'.D64]" office:value-type="string" office:string-value="RTIA">
            <text:p>RTIA</text:p>
          </table:table-cell>
          <table:table-cell table:style-name="ce36" table:formula="of:=['Global Overview'.E64]" office:value-type="string" office:string-value="§6.8">
            <text:p>§6.8</text:p>
          </table:table-cell>
          <table:table-cell table:style-name="ce36" table:formula="of:=['Global Overview'.H64]" office:value-type="string" office:string-value="yes">
            <text:p>yes</text:p>
          </table:table-cell>
          <table:table-cell table:style-name="ce36" table:formula="of:=['Global Overview'.I6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5]" office:value-type="string" office:string-value="Remove Object Instance">
            <text:p>Remove Object Instance</text:p>
          </table:table-cell>
          <table:table-cell table:style-name="ce36" table:formula="of:=['Global Overview'.C65]" office:value-type="string" office:string-value="OM">
            <text:p>OM</text:p>
          </table:table-cell>
          <table:table-cell table:style-name="ce36" table:formula="of:=['Global Overview'.D65]" office:value-type="string" office:string-value="FedA">
            <text:p>FedA</text:p>
          </table:table-cell>
          <table:table-cell table:style-name="ce36" table:formula="of:=['Global Overview'.E65]" office:value-type="string" office:string-value="§6.9">
            <text:p>§6.9</text:p>
          </table:table-cell>
          <table:table-cell table:style-name="ce36" table:formula="of:=['Global Overview'.H65]" office:value-type="string" office:string-value="yes">
            <text:p>yes</text:p>
          </table:table-cell>
          <table:table-cell table:style-name="ce36" table:formula="of:=['Global Overview'.I6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6]" office:value-type="string" office:string-value="Local Delete Object Instance">
            <text:p>Local Delete Object Instance</text:p>
          </table:table-cell>
          <table:table-cell table:style-name="ce36" table:formula="of:=['Global Overview'.C66]" office:value-type="string" office:string-value="OM">
            <text:p>OM</text:p>
          </table:table-cell>
          <table:table-cell table:style-name="ce36" table:formula="of:=['Global Overview'.D66]" office:value-type="string" office:string-value="RTIA">
            <text:p>RTIA</text:p>
          </table:table-cell>
          <table:table-cell table:style-name="ce36" table:formula="of:=['Global Overview'.E66]" office:value-type="string" office:string-value="§6.10">
            <text:p>§6.10</text:p>
          </table:table-cell>
          <table:table-cell table:style-name="ce36" table:formula="of:=['Global Overview'.H66]" office:value-type="string" office:string-value="yes">
            <text:p>yes</text:p>
          </table:table-cell>
          <table:table-cell table:style-name="ce36" table:formula="of:=['Global Overview'.I6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7]" office:value-type="string" office:string-value="Change Attribute Transportation Type">
            <text:p>Change Attribute Transportation Type</text:p>
          </table:table-cell>
          <table:table-cell table:style-name="ce36" table:formula="of:=['Global Overview'.C67]" office:value-type="string" office:string-value="OM">
            <text:p>OM</text:p>
          </table:table-cell>
          <table:table-cell table:style-name="ce36" table:formula="of:=['Global Overview'.D67]" office:value-type="string" office:string-value="RTIA">
            <text:p>RTIA</text:p>
          </table:table-cell>
          <table:table-cell table:style-name="ce36" table:formula="of:=['Global Overview'.E67]" office:value-type="string" office:string-value="§6.11">
            <text:p>§6.11</text:p>
          </table:table-cell>
          <table:table-cell table:style-name="ce36" table:formula="of:=['Global Overview'.H67]" office:value-type="string" office:string-value="yes">
            <text:p>yes</text:p>
          </table:table-cell>
          <table:table-cell table:style-name="ce36" table:formula="of:=['Global Overview'.I6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36" table:formula="of:=['Global Overview'.C68]" office:value-type="string" office:string-value="OM">
            <text:p>OM</text:p>
          </table:table-cell>
          <table:table-cell table:style-name="ce36" table:formula="of:=['Global Overview'.D68]" office:value-type="string" office:string-value="RTIA">
            <text:p>RTIA</text:p>
          </table:table-cell>
          <table:table-cell table:style-name="ce36" table:formula="of:=['Global Overview'.E68]" office:value-type="string" office:string-value="§6.12">
            <text:p>§6.12</text:p>
          </table:table-cell>
          <table:table-cell table:style-name="ce36" table:formula="of:=['Global Overview'.H68]" office:value-type="string" office:string-value="yes">
            <text:p>yes</text:p>
          </table:table-cell>
          <table:table-cell table:style-name="ce36" table:formula="of:=['Global Overview'.I6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9]" office:value-type="string" office:string-value="Attributes In Scope">
            <text:p>Attributes In Scope</text:p>
          </table:table-cell>
          <table:table-cell table:style-name="ce36" table:formula="of:=['Global Overview'.C69]" office:value-type="string" office:string-value="OM">
            <text:p>OM</text:p>
          </table:table-cell>
          <table:table-cell table:style-name="ce36" table:formula="of:=['Global Overview'.D69]" office:value-type="string" office:string-value="FedA">
            <text:p>FedA</text:p>
          </table:table-cell>
          <table:table-cell table:style-name="ce36" table:formula="of:=['Global Overview'.E69]" office:value-type="string" office:string-value="§6.13">
            <text:p>§6.13</text:p>
          </table:table-cell>
          <table:table-cell table:style-name="ce36" table:formula="of:=['Global Overview'.H69]" office:value-type="string" office:string-value="partial">
            <text:p>partial</text:p>
          </table:table-cell>
          <table:table-cell table:style-name="ce36" table:formula="of:=['Global Overview'.I6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0]" office:value-type="string" office:string-value="Attributes Out Of Scope">
            <text:p>Attributes Out Of Scope</text:p>
          </table:table-cell>
          <table:table-cell table:style-name="ce36" table:formula="of:=['Global Overview'.C70]" office:value-type="string" office:string-value="OM">
            <text:p>OM</text:p>
          </table:table-cell>
          <table:table-cell table:style-name="ce36" table:formula="of:=['Global Overview'.D70]" office:value-type="string" office:string-value="FedA">
            <text:p>FedA</text:p>
          </table:table-cell>
          <table:table-cell table:style-name="ce36" table:formula="of:=['Global Overview'.E70]" office:value-type="string" office:string-value="§6.14">
            <text:p>§6.14</text:p>
          </table:table-cell>
          <table:table-cell table:style-name="ce36" table:formula="of:=['Global Overview'.H70]" office:value-type="string" office:string-value="partial">
            <text:p>partial</text:p>
          </table:table-cell>
          <table:table-cell table:style-name="ce36" table:formula="of:=['Global Overview'.I7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1]" office:value-type="string" office:string-value="Request Attribute Value Update">
            <text:p>Request Attribute Value Update</text:p>
          </table:table-cell>
          <table:table-cell table:style-name="ce36" table:formula="of:=['Global Overview'.C71]" office:value-type="string" office:string-value="OM">
            <text:p>OM</text:p>
          </table:table-cell>
          <table:table-cell table:style-name="ce36" table:formula="of:=['Global Overview'.D71]" office:value-type="string" office:string-value="RTIA">
            <text:p>RTIA</text:p>
          </table:table-cell>
          <table:table-cell table:style-name="ce36" table:formula="of:=['Global Overview'.E71]" office:value-type="string" office:string-value="§6.15">
            <text:p>§6.15</text:p>
          </table:table-cell>
          <table:table-cell table:style-name="ce36" table:formula="of:=['Global Overview'.H71]" office:value-type="string" office:string-value="yes">
            <text:p>yes</text:p>
          </table:table-cell>
          <table:table-cell table:style-name="ce36" table:formula="of:=['Global Overview'.I7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2]" office:value-type="string" office:string-value="Provide Attribute Value Update">
            <text:p>Provide Attribute Value Update</text:p>
          </table:table-cell>
          <table:table-cell table:style-name="ce36" table:formula="of:=['Global Overview'.C72]" office:value-type="string" office:string-value="OM">
            <text:p>OM</text:p>
          </table:table-cell>
          <table:table-cell table:style-name="ce36" table:formula="of:=['Global Overview'.D72]" office:value-type="string" office:string-value="FedA">
            <text:p>FedA</text:p>
          </table:table-cell>
          <table:table-cell table:style-name="ce36" table:formula="of:=['Global Overview'.E72]" office:value-type="string" office:string-value="§6.16">
            <text:p>§6.16</text:p>
          </table:table-cell>
          <table:table-cell table:style-name="ce36" table:formula="of:=['Global Overview'.H72]" office:value-type="string" office:string-value="yes">
            <text:p>yes</text:p>
          </table:table-cell>
          <table:table-cell table:style-name="ce36" table:formula="of:=['Global Overview'.I7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3]" office:value-type="string" office:string-value="Turn Updates On For Object Instance">
            <text:p>Turn Updates On For Object Instance</text:p>
          </table:table-cell>
          <table:table-cell table:style-name="ce36" table:formula="of:=['Global Overview'.C73]" office:value-type="string" office:string-value="OM">
            <text:p>OM</text:p>
          </table:table-cell>
          <table:table-cell table:style-name="ce36" table:formula="of:=['Global Overview'.D73]" office:value-type="string" office:string-value="FedA">
            <text:p>FedA</text:p>
          </table:table-cell>
          <table:table-cell table:style-name="ce36" table:formula="of:=['Global Overview'.E73]" office:value-type="string" office:string-value="§6.17">
            <text:p>§6.17</text:p>
          </table:table-cell>
          <table:table-cell table:style-name="ce36" table:formula="of:=['Global Overview'.H73]" office:value-type="string" office:string-value="partial">
            <text:p>partial</text:p>
          </table:table-cell>
          <table:table-cell table:style-name="ce36" table:formula="of:=['Global Overview'.I73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4]" office:value-type="string" office:string-value="Turn Updates Off For Object Instance">
            <text:p>Turn Updates Off For Object Instance</text:p>
          </table:table-cell>
          <table:table-cell table:style-name="ce36" table:formula="of:=['Global Overview'.C74]" office:value-type="string" office:string-value="OM">
            <text:p>OM</text:p>
          </table:table-cell>
          <table:table-cell table:style-name="ce36" table:formula="of:=['Global Overview'.D74]" office:value-type="string" office:string-value="FedA">
            <text:p>FedA</text:p>
          </table:table-cell>
          <table:table-cell table:style-name="ce36" table:formula="of:=['Global Overview'.E74]" office:value-type="string" office:string-value="§6.18">
            <text:p>§6.18</text:p>
          </table:table-cell>
          <table:table-cell table:style-name="ce36" table:formula="of:=['Global Overview'.H74]" office:value-type="string" office:string-value="partial">
            <text:p>partial</text:p>
          </table:table-cell>
          <table:table-cell table:style-name="ce36" table:formula="of:=['Global Overview'.I74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3]" office:value-type="float" office:value="0">
            <text:p>0</text:p>
          </table:table-cell>
          <table:table-cell table:style-name="ce36" table:formula="of:=['Global Overview'.C83]" office:value-type="float" office:value="0">
            <text:p>0</text:p>
          </table:table-cell>
          <table:table-cell table:style-name="ce36" table:formula="of:=['Global Overview'.D83]" office:value-type="float" office:value="0">
            <text:p>0</text:p>
          </table:table-cell>
          <table:table-cell table:style-name="ce36" table:formula="of:=['Global Overview'.E83]" office:value-type="float" office:value="0">
            <text:p>0</text:p>
          </table:table-cell>
          <table:table-cell table:style-name="ce36" table:formula="of:=['Global Overview'.H83]" office:value-type="float" office:value="0">
            <text:p>0</text:p>
          </table:table-cell>
          <table:table-cell table:style-name="ce36" table:formula="of:=['Global Overview'.I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84]" office:value-type="string" office:string-value="Ownership management">
            <text:p>Ownership management</text:p>
          </table:table-cell>
          <table:table-cell table:style-name="ce35" table:formula="of:=['Global Overview'.C84]" office:value-type="string" office:string-value="OWM">
            <text:p>OWM</text:p>
          </table:table-cell>
          <table:table-cell table:style-name="ce35" table:formula="of:=['Global Overview'.D84]" office:value-type="float" office:value="0">
            <text:p>0</text:p>
          </table:table-cell>
          <table:table-cell table:style-name="ce35" table:formula="of:=['Global Overview'.E84]" office:value-type="float" office:value="0">
            <text:p>0</text:p>
          </table:table-cell>
          <table:table-cell table:style-name="ce35" table:formula="of:=['Global Overview'.H84]" office:value-type="float" office:value="0">
            <text:p>0</text:p>
          </table:table-cell>
          <table:table-cell table:style-name="ce35" table:formula="of:=['Global Overview'.I8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36" table:formula="of:=['Global Overview'.C85]" office:value-type="string" office:string-value="OWM">
            <text:p>OWM</text:p>
          </table:table-cell>
          <table:table-cell table:style-name="ce36" table:formula="of:=['Global Overview'.D85]" office:value-type="string" office:string-value="RTIA">
            <text:p>RTIA</text:p>
          </table:table-cell>
          <table:table-cell table:style-name="ce36" table:formula="of:=['Global Overview'.E85]" office:value-type="string" office:string-value="§7.2">
            <text:p>§7.2</text:p>
          </table:table-cell>
          <table:table-cell table:style-name="ce36" table:formula="of:=['Global Overview'.H85]" office:value-type="string" office:string-value="yes">
            <text:p>yes</text:p>
          </table:table-cell>
          <table:table-cell table:style-name="ce36" table:formula="of:=['Global Overview'.I8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36" table:formula="of:=['Global Overview'.C86]" office:value-type="string" office:string-value="OWM">
            <text:p>OWM</text:p>
          </table:table-cell>
          <table:table-cell table:style-name="ce36" table:formula="of:=['Global Overview'.D86]" office:value-type="string" office:string-value="RTIA">
            <text:p>RTIA</text:p>
          </table:table-cell>
          <table:table-cell table:style-name="ce36" table:formula="of:=['Global Overview'.E86]" office:value-type="string" office:string-value="§7.3">
            <text:p>§7.3</text:p>
          </table:table-cell>
          <table:table-cell table:style-name="ce36" table:formula="of:=['Global Overview'.H86]" office:value-type="string" office:string-value="yes">
            <text:p>yes</text:p>
          </table:table-cell>
          <table:table-cell table:style-name="ce36" table:formula="of:=['Global Overview'.I8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36" table:formula="of:=['Global Overview'.C87]" office:value-type="string" office:string-value="OWM">
            <text:p>OWM</text:p>
          </table:table-cell>
          <table:table-cell table:style-name="ce36" table:formula="of:=['Global Overview'.D87]" office:value-type="string" office:string-value="FedA">
            <text:p>FedA</text:p>
          </table:table-cell>
          <table:table-cell table:style-name="ce36" table:formula="of:=['Global Overview'.E87]" office:value-type="string" office:string-value="§7.4">
            <text:p>§7.4</text:p>
          </table:table-cell>
          <table:table-cell table:style-name="ce36" table:formula="of:=['Global Overview'.H87]" office:value-type="string" office:string-value="yes">
            <text:p>yes</text:p>
          </table:table-cell>
          <table:table-cell table:style-name="ce36" table:formula="of:=['Global Overview'.I8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8]" office:value-type="string" office:string-value="Request Divestiture Confirmation">
            <text:p>Request Divestiture Confirmation</text:p>
          </table:table-cell>
          <table:table-cell table:style-name="ce36" table:formula="of:=['Global Overview'.C88]" office:value-type="string" office:string-value="OWM">
            <text:p>OWM</text:p>
          </table:table-cell>
          <table:table-cell table:style-name="ce36" table:formula="of:=['Global Overview'.D88]" office:value-type="string" office:string-value="FedA">
            <text:p>FedA</text:p>
          </table:table-cell>
          <table:table-cell table:style-name="ce36" table:formula="of:=['Global Overview'.E88]" office:value-type="string" office:string-value="§7.5">
            <text:p>§7.5</text:p>
          </table:table-cell>
          <table:table-cell table:style-name="ce36" table:formula="of:=['Global Overview'.H88]" office:value-type="string" office:string-value="yes">
            <text:p>yes</text:p>
          </table:table-cell>
          <table:table-cell table:style-name="ce36" table:formula="of:=['Global Overview'.I8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9]" office:value-type="string" office:string-value="Confirm Divestiture">
            <text:p>Confirm Divestiture</text:p>
          </table:table-cell>
          <table:table-cell table:style-name="ce36" table:formula="of:=['Global Overview'.C89]" office:value-type="string" office:string-value="OWM">
            <text:p>OWM</text:p>
          </table:table-cell>
          <table:table-cell table:style-name="ce36" table:formula="of:=['Global Overview'.D89]" office:value-type="string" office:string-value="RTIA">
            <text:p>RTIA</text:p>
          </table:table-cell>
          <table:table-cell table:style-name="ce36" table:formula="of:=['Global Overview'.E89]" office:value-type="string" office:string-value="§7.6">
            <text:p>§7.6</text:p>
          </table:table-cell>
          <table:table-cell table:style-name="ce36" table:formula="of:=['Global Overview'.H89]" office:value-type="string" office:string-value="no">
            <text:p>no</text:p>
          </table:table-cell>
          <table:table-cell table:style-name="ce36" table:formula="of:=['Global Overview'.I8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36" table:formula="of:=['Global Overview'.C90]" office:value-type="string" office:string-value="OWM">
            <text:p>OWM</text:p>
          </table:table-cell>
          <table:table-cell table:style-name="ce36" table:formula="of:=['Global Overview'.D90]" office:value-type="string" office:string-value="FedA">
            <text:p>FedA</text:p>
          </table:table-cell>
          <table:table-cell table:style-name="ce36" table:formula="of:=['Global Overview'.E90]" office:value-type="string" office:string-value="§7.7">
            <text:p>§7.7</text:p>
          </table:table-cell>
          <table:table-cell table:style-name="ce36" table:formula="of:=['Global Overview'.H90]" office:value-type="string" office:string-value="yes">
            <text:p>yes</text:p>
          </table:table-cell>
          <table:table-cell table:style-name="ce36" table:formula="of:=['Global Overview'.I9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1]" office:value-type="string" office:string-value="Attribute Ownership Acquisition">
            <text:p>Attribute Ownership Acquisition</text:p>
          </table:table-cell>
          <table:table-cell table:style-name="ce36" table:formula="of:=['Global Overview'.C91]" office:value-type="string" office:string-value="OWM">
            <text:p>OWM</text:p>
          </table:table-cell>
          <table:table-cell table:style-name="ce36" table:formula="of:=['Global Overview'.D91]" office:value-type="string" office:string-value="RTIA">
            <text:p>RTIA</text:p>
          </table:table-cell>
          <table:table-cell table:style-name="ce36" table:formula="of:=['Global Overview'.E91]" office:value-type="string" office:string-value="§7.8">
            <text:p>§7.8</text:p>
          </table:table-cell>
          <table:table-cell table:style-name="ce36" table:formula="of:=['Global Overview'.H91]" office:value-type="string" office:string-value="yes">
            <text:p>yes</text:p>
          </table:table-cell>
          <table:table-cell table:style-name="ce36" table:formula="of:=['Global Overview'.I9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36" table:formula="of:=['Global Overview'.C92]" office:value-type="string" office:string-value="OWM">
            <text:p>OWM</text:p>
          </table:table-cell>
          <table:table-cell table:style-name="ce36" table:formula="of:=['Global Overview'.D92]" office:value-type="string" office:string-value="RTIA">
            <text:p>RTIA</text:p>
          </table:table-cell>
          <table:table-cell table:style-name="ce36" table:formula="of:=['Global Overview'.E92]" office:value-type="string" office:string-value="§7.9">
            <text:p>§7.9</text:p>
          </table:table-cell>
          <table:table-cell table:style-name="ce36" table:formula="of:=['Global Overview'.H92]" office:value-type="string" office:string-value="yes">
            <text:p>yes</text:p>
          </table:table-cell>
          <table:table-cell table:style-name="ce36" table:formula="of:=['Global Overview'.I9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3]" office:value-type="string" office:string-value="Attribute Ownership Unavailable">
            <text:p>Attribute Ownership Unavailable</text:p>
          </table:table-cell>
          <table:table-cell table:style-name="ce36" table:formula="of:=['Global Overview'.C93]" office:value-type="string" office:string-value="OWM">
            <text:p>OWM</text:p>
          </table:table-cell>
          <table:table-cell table:style-name="ce36" table:formula="of:=['Global Overview'.D93]" office:value-type="string" office:string-value="FedA">
            <text:p>FedA</text:p>
          </table:table-cell>
          <table:table-cell table:style-name="ce36" table:formula="of:=['Global Overview'.E93]" office:value-type="string" office:string-value="§7.10">
            <text:p>§7.10</text:p>
          </table:table-cell>
          <table:table-cell table:style-name="ce36" table:formula="of:=['Global Overview'.H93]" office:value-type="string" office:string-value="yes">
            <text:p>yes</text:p>
          </table:table-cell>
          <table:table-cell table:style-name="ce36" table:formula="of:=['Global Overview'.I9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4]" office:value-type="string" office:string-value="Request Attribute Ownership Release">
            <text:p>Request Attribute Ownership Release</text:p>
          </table:table-cell>
          <table:table-cell table:style-name="ce36" table:formula="of:=['Global Overview'.C94]" office:value-type="string" office:string-value="OWM">
            <text:p>OWM</text:p>
          </table:table-cell>
          <table:table-cell table:style-name="ce36" table:formula="of:=['Global Overview'.D94]" office:value-type="string" office:string-value="FedA">
            <text:p>FedA</text:p>
          </table:table-cell>
          <table:table-cell table:style-name="ce36" table:formula="of:=['Global Overview'.E94]" office:value-type="string" office:string-value="§7.11">
            <text:p>§7.11</text:p>
          </table:table-cell>
          <table:table-cell table:style-name="ce36" table:formula="of:=['Global Overview'.H94]" office:value-type="string" office:string-value="yes">
            <text:p>yes</text:p>
          </table:table-cell>
          <table:table-cell table:style-name="ce36" table:formula="of:=['Global Overview'.I9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36" table:formula="of:=['Global Overview'.C96]" office:value-type="string" office:string-value="OWM">
            <text:p>OWM</text:p>
          </table:table-cell>
          <table:table-cell table:style-name="ce36" table:formula="of:=['Global Overview'.D96]" office:value-type="string" office:string-value="RTIA">
            <text:p>RTIA</text:p>
          </table:table-cell>
          <table:table-cell table:style-name="ce36" table:formula="of:=['Global Overview'.E96]" office:value-type="string" office:string-value="§7.12">
            <text:p>§7.12</text:p>
          </table:table-cell>
          <table:table-cell table:style-name="ce36" table:formula="of:=['Global Overview'.H96]" office:value-type="string" office:string-value="yes">
            <text:p>yes</text:p>
          </table:table-cell>
          <table:table-cell table:style-name="ce36" table:formula="of:=['Global Overview'.I9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36" table:formula="of:=['Global Overview'.C97]" office:value-type="string" office:string-value="OWM">
            <text:p>OWM</text:p>
          </table:table-cell>
          <table:table-cell table:style-name="ce36" table:formula="of:=['Global Overview'.D97]" office:value-type="string" office:string-value="RTIA">
            <text:p>RTIA</text:p>
          </table:table-cell>
          <table:table-cell table:style-name="ce36" table:formula="of:=['Global Overview'.E97]" office:value-type="string" office:string-value="§7.13">
            <text:p>§7.13</text:p>
          </table:table-cell>
          <table:table-cell table:style-name="ce36" table:formula="of:=['Global Overview'.H97]" office:value-type="string" office:string-value="yes">
            <text:p>yes</text:p>
          </table:table-cell>
          <table:table-cell table:style-name="ce36" table:formula="of:=['Global Overview'.I9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36" table:formula="of:=['Global Overview'.C98]" office:value-type="string" office:string-value="OWM">
            <text:p>OWM</text:p>
          </table:table-cell>
          <table:table-cell table:style-name="ce36" table:formula="of:=['Global Overview'.D98]" office:value-type="string" office:string-value="RTIA">
            <text:p>RTIA</text:p>
          </table:table-cell>
          <table:table-cell table:style-name="ce36" table:formula="of:=['Global Overview'.E98]" office:value-type="string" office:string-value="§7.14">
            <text:p>§7.14</text:p>
          </table:table-cell>
          <table:table-cell table:style-name="ce36" table:formula="of:=['Global Overview'.H98]" office:value-type="string" office:string-value="yes">
            <text:p>yes</text:p>
          </table:table-cell>
          <table:table-cell table:style-name="ce36" table:formula="of:=['Global Overview'.I9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36" table:formula="of:=['Global Overview'.C99]" office:value-type="string" office:string-value="OWM">
            <text:p>OWM</text:p>
          </table:table-cell>
          <table:table-cell table:style-name="ce36" table:formula="of:=['Global Overview'.D99]" office:value-type="string" office:string-value="FedA">
            <text:p>FedA</text:p>
          </table:table-cell>
          <table:table-cell table:style-name="ce36" table:formula="of:=['Global Overview'.E99]" office:value-type="string" office:string-value="§7.15">
            <text:p>§7.15</text:p>
          </table:table-cell>
          <table:table-cell table:style-name="ce36" table:formula="of:=['Global Overview'.H99]" office:value-type="string" office:string-value="yes">
            <text:p>yes</text:p>
          </table:table-cell>
          <table:table-cell table:style-name="ce36" table:formula="of:=['Global Overview'.I9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0]" office:value-type="string" office:string-value="Query Attribute Ownership">
            <text:p>Query Attribute Ownership</text:p>
          </table:table-cell>
          <table:table-cell table:style-name="ce36" table:formula="of:=['Global Overview'.C100]" office:value-type="string" office:string-value="OWM">
            <text:p>OWM</text:p>
          </table:table-cell>
          <table:table-cell table:style-name="ce36" table:formula="of:=['Global Overview'.D100]" office:value-type="string" office:string-value="RTIA">
            <text:p>RTIA</text:p>
          </table:table-cell>
          <table:table-cell table:style-name="ce36" table:formula="of:=['Global Overview'.E100]" office:value-type="string" office:string-value="§7.16">
            <text:p>§7.16</text:p>
          </table:table-cell>
          <table:table-cell table:style-name="ce36" table:formula="of:=['Global Overview'.H100]" office:value-type="string" office:string-value="yes">
            <text:p>yes</text:p>
          </table:table-cell>
          <table:table-cell table:style-name="ce36" table:formula="of:=['Global Overview'.I10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1]" office:value-type="string" office:string-value="Inform Attribute Ownership">
            <text:p>Inform Attribute Ownership</text:p>
          </table:table-cell>
          <table:table-cell table:style-name="ce36" table:formula="of:=['Global Overview'.C101]" office:value-type="string" office:string-value="OWM">
            <text:p>OWM</text:p>
          </table:table-cell>
          <table:table-cell table:style-name="ce36" table:formula="of:=['Global Overview'.D101]" office:value-type="string" office:string-value="FedA">
            <text:p>FedA</text:p>
          </table:table-cell>
          <table:table-cell table:style-name="ce36" table:formula="of:=['Global Overview'.E101]" office:value-type="string" office:string-value="§7.17">
            <text:p>§7.17</text:p>
          </table:table-cell>
          <table:table-cell table:style-name="ce36" table:formula="of:=['Global Overview'.H101]" office:value-type="string" office:string-value="yes">
            <text:p>yes</text:p>
          </table:table-cell>
          <table:table-cell table:style-name="ce36" table:formula="of:=['Global Overview'.I10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2]" office:value-type="string" office:string-value="Is Attribute Owned By Federate">
            <text:p>Is Attribute Owned By Federate</text:p>
          </table:table-cell>
          <table:table-cell table:style-name="ce36" table:formula="of:=['Global Overview'.C102]" office:value-type="string" office:string-value="OWM">
            <text:p>OWM</text:p>
          </table:table-cell>
          <table:table-cell table:style-name="ce36" table:formula="of:=['Global Overview'.D102]" office:value-type="string" office:string-value="RTIA">
            <text:p>RTIA</text:p>
          </table:table-cell>
          <table:table-cell table:style-name="ce36" table:formula="of:=['Global Overview'.E102]" office:value-type="string" office:string-value="§7.18">
            <text:p>§7.18</text:p>
          </table:table-cell>
          <table:table-cell table:style-name="ce36" table:formula="of:=['Global Overview'.H102]" office:value-type="string" office:string-value="yes">
            <text:p>yes</text:p>
          </table:table-cell>
          <table:table-cell table:style-name="ce36" table:formula="of:=['Global Overview'.I10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3]" office:value-type="float" office:value="0">
            <text:p>0</text:p>
          </table:table-cell>
          <table:table-cell table:style-name="ce36" table:formula="of:=['Global Overview'.C103]" office:value-type="float" office:value="0">
            <text:p>0</text:p>
          </table:table-cell>
          <table:table-cell table:style-name="ce36" table:formula="of:=['Global Overview'.D103]" office:value-type="float" office:value="0">
            <text:p>0</text:p>
          </table:table-cell>
          <table:table-cell table:style-name="ce36" table:formula="of:=['Global Overview'.E103]" office:value-type="float" office:value="0">
            <text:p>0</text:p>
          </table:table-cell>
          <table:table-cell table:style-name="ce36" table:formula="of:=['Global Overview'.H103]" office:value-type="float" office:value="0">
            <text:p>0</text:p>
          </table:table-cell>
          <table:table-cell table:style-name="ce36" table:formula="of:=['Global Overview'.I10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04]" office:value-type="string" office:string-value="Time management">
            <text:p>Time management</text:p>
          </table:table-cell>
          <table:table-cell table:style-name="ce35" table:formula="of:=['Global Overview'.C104]" office:value-type="string" office:string-value="TM">
            <text:p>TM</text:p>
          </table:table-cell>
          <table:table-cell table:style-name="ce35" table:formula="of:=['Global Overview'.D104]" office:value-type="float" office:value="0">
            <text:p>0</text:p>
          </table:table-cell>
          <table:table-cell table:style-name="ce35" table:formula="of:=['Global Overview'.E104]" office:value-type="float" office:value="0">
            <text:p>0</text:p>
          </table:table-cell>
          <table:table-cell table:style-name="ce35" table:formula="of:=['Global Overview'.H104]" office:value-type="float" office:value="0">
            <text:p>0</text:p>
          </table:table-cell>
          <table:table-cell table:style-name="ce35" table:formula="of:=['Global Overview'.I10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05]" office:value-type="string" office:string-value="Enable Time Regulation">
            <text:p>Enable Time Regulation</text:p>
          </table:table-cell>
          <table:table-cell table:style-name="ce36" table:formula="of:=['Global Overview'.C105]" office:value-type="string" office:string-value="TM">
            <text:p>TM</text:p>
          </table:table-cell>
          <table:table-cell table:style-name="ce36" table:formula="of:=['Global Overview'.D105]" office:value-type="string" office:string-value="RTIA">
            <text:p>RTIA</text:p>
          </table:table-cell>
          <table:table-cell table:style-name="ce36" table:formula="of:=['Global Overview'.E105]" office:value-type="string" office:string-value="§8.2">
            <text:p>§8.2</text:p>
          </table:table-cell>
          <table:table-cell table:style-name="ce36" table:formula="of:=['Global Overview'.H105]" office:value-type="string" office:string-value="yes">
            <text:p>yes</text:p>
          </table:table-cell>
          <table:table-cell table:style-name="ce36" table:formula="of:=['Global Overview'.I10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6]" office:value-type="string" office:string-value="Time Regulation Enabled">
            <text:p>Time Regulation Enabled</text:p>
          </table:table-cell>
          <table:table-cell table:style-name="ce36" table:formula="of:=['Global Overview'.C106]" office:value-type="string" office:string-value="TM">
            <text:p>TM</text:p>
          </table:table-cell>
          <table:table-cell table:style-name="ce36" table:formula="of:=['Global Overview'.D106]" office:value-type="string" office:string-value="FedA">
            <text:p>FedA</text:p>
          </table:table-cell>
          <table:table-cell table:style-name="ce36" table:formula="of:=['Global Overview'.E106]" office:value-type="string" office:string-value="§8.3">
            <text:p>§8.3</text:p>
          </table:table-cell>
          <table:table-cell table:style-name="ce36" table:formula="of:=['Global Overview'.H106]" office:value-type="string" office:string-value="yes">
            <text:p>yes</text:p>
          </table:table-cell>
          <table:table-cell table:style-name="ce36" table:formula="of:=['Global Overview'.I10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7]" office:value-type="string" office:string-value="Disable Time Regulation">
            <text:p>Disable Time Regulation</text:p>
          </table:table-cell>
          <table:table-cell table:style-name="ce36" table:formula="of:=['Global Overview'.C107]" office:value-type="string" office:string-value="TM">
            <text:p>TM</text:p>
          </table:table-cell>
          <table:table-cell table:style-name="ce36" table:formula="of:=['Global Overview'.D107]" office:value-type="string" office:string-value="RTIA">
            <text:p>RTIA</text:p>
          </table:table-cell>
          <table:table-cell table:style-name="ce36" table:formula="of:=['Global Overview'.E107]" office:value-type="string" office:string-value="§8.4">
            <text:p>§8.4</text:p>
          </table:table-cell>
          <table:table-cell table:style-name="ce36" table:formula="of:=['Global Overview'.H107]" office:value-type="string" office:string-value="yes">
            <text:p>yes</text:p>
          </table:table-cell>
          <table:table-cell table:style-name="ce36" table:formula="of:=['Global Overview'.I10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8]" office:value-type="string" office:string-value="Enable Time Constrained">
            <text:p>Enable Time Constrained</text:p>
          </table:table-cell>
          <table:table-cell table:style-name="ce36" table:formula="of:=['Global Overview'.C108]" office:value-type="string" office:string-value="TM">
            <text:p>TM</text:p>
          </table:table-cell>
          <table:table-cell table:style-name="ce36" table:formula="of:=['Global Overview'.D108]" office:value-type="string" office:string-value="RTIA">
            <text:p>RTIA</text:p>
          </table:table-cell>
          <table:table-cell table:style-name="ce36" table:formula="of:=['Global Overview'.E108]" office:value-type="string" office:string-value="§8.5">
            <text:p>§8.5</text:p>
          </table:table-cell>
          <table:table-cell table:style-name="ce36" table:formula="of:=['Global Overview'.H108]" office:value-type="string" office:string-value="yes">
            <text:p>yes</text:p>
          </table:table-cell>
          <table:table-cell table:style-name="ce36" table:formula="of:=['Global Overview'.I10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9]" office:value-type="string" office:string-value="Time Constrained Enabled">
            <text:p>Time Constrained Enabled</text:p>
          </table:table-cell>
          <table:table-cell table:style-name="ce36" table:formula="of:=['Global Overview'.C109]" office:value-type="string" office:string-value="TM">
            <text:p>TM</text:p>
          </table:table-cell>
          <table:table-cell table:style-name="ce36" table:formula="of:=['Global Overview'.D109]" office:value-type="string" office:string-value="FedA">
            <text:p>FedA</text:p>
          </table:table-cell>
          <table:table-cell table:style-name="ce36" table:formula="of:=['Global Overview'.E109]" office:value-type="string" office:string-value="§8.6">
            <text:p>§8.6</text:p>
          </table:table-cell>
          <table:table-cell table:style-name="ce36" table:formula="of:=['Global Overview'.H109]" office:value-type="string" office:string-value="yes">
            <text:p>yes</text:p>
          </table:table-cell>
          <table:table-cell table:style-name="ce36" table:formula="of:=['Global Overview'.I10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0]" office:value-type="string" office:string-value="Disable Time Constrained">
            <text:p>Disable Time Constrained</text:p>
          </table:table-cell>
          <table:table-cell table:style-name="ce36" table:formula="of:=['Global Overview'.C110]" office:value-type="string" office:string-value="TM">
            <text:p>TM</text:p>
          </table:table-cell>
          <table:table-cell table:style-name="ce36" table:formula="of:=['Global Overview'.D110]" office:value-type="string" office:string-value="RTIA">
            <text:p>RTIA</text:p>
          </table:table-cell>
          <table:table-cell table:style-name="ce36" table:formula="of:=['Global Overview'.E110]" office:value-type="string" office:string-value="§8.7">
            <text:p>§8.7</text:p>
          </table:table-cell>
          <table:table-cell table:style-name="ce36" table:formula="of:=['Global Overview'.H110]" office:value-type="string" office:string-value="yes">
            <text:p>yes</text:p>
          </table:table-cell>
          <table:table-cell table:style-name="ce36" table:formula="of:=['Global Overview'.I11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1]" office:value-type="string" office:string-value="Time Advance Request">
            <text:p>Time Advance Request</text:p>
          </table:table-cell>
          <table:table-cell table:style-name="ce36" table:formula="of:=['Global Overview'.C111]" office:value-type="string" office:string-value="TM">
            <text:p>TM</text:p>
          </table:table-cell>
          <table:table-cell table:style-name="ce36" table:formula="of:=['Global Overview'.D111]" office:value-type="string" office:string-value="RTIA">
            <text:p>RTIA</text:p>
          </table:table-cell>
          <table:table-cell table:style-name="ce36" table:formula="of:=['Global Overview'.E111]" office:value-type="string" office:string-value="§8.8">
            <text:p>§8.8</text:p>
          </table:table-cell>
          <table:table-cell table:style-name="ce36" table:formula="of:=['Global Overview'.H111]" office:value-type="string" office:string-value="yes">
            <text:p>yes</text:p>
          </table:table-cell>
          <table:table-cell table:style-name="ce36" table:formula="of:=['Global Overview'.I11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2]" office:value-type="string" office:string-value="Time Advance Request Available">
            <text:p>Time Advance Request Available</text:p>
          </table:table-cell>
          <table:table-cell table:style-name="ce36" table:formula="of:=['Global Overview'.C112]" office:value-type="string" office:string-value="TM">
            <text:p>TM</text:p>
          </table:table-cell>
          <table:table-cell table:style-name="ce36" table:formula="of:=['Global Overview'.D112]" office:value-type="string" office:string-value="RTIA">
            <text:p>RTIA</text:p>
          </table:table-cell>
          <table:table-cell table:style-name="ce36" table:formula="of:=['Global Overview'.E112]" office:value-type="string" office:string-value="§8.9">
            <text:p>§8.9</text:p>
          </table:table-cell>
          <table:table-cell table:style-name="ce36" table:formula="of:=['Global Overview'.H112]" office:value-type="string" office:string-value="yes">
            <text:p>yes</text:p>
          </table:table-cell>
          <table:table-cell table:style-name="ce36" table:formula="of:=['Global Overview'.I1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3]" office:value-type="string" office:string-value="Next Message Request">
            <text:p>Next Message Request</text:p>
          </table:table-cell>
          <table:table-cell table:style-name="ce36" table:formula="of:=['Global Overview'.C113]" office:value-type="string" office:string-value="TM">
            <text:p>TM</text:p>
          </table:table-cell>
          <table:table-cell table:style-name="ce36" table:formula="of:=['Global Overview'.D113]" office:value-type="string" office:string-value="RTIA">
            <text:p>RTIA</text:p>
          </table:table-cell>
          <table:table-cell table:style-name="ce36" table:formula="of:=['Global Overview'.E113]" office:value-type="string" office:string-value="§8.10">
            <text:p>§8.10</text:p>
          </table:table-cell>
          <table:table-cell table:style-name="ce36" table:formula="of:=['Global Overview'.H113]" office:value-type="string" office:string-value="yes">
            <text:p>yes</text:p>
          </table:table-cell>
          <table:table-cell table:style-name="ce36" table:formula="of:=['Global Overview'.I1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4]" office:value-type="string" office:string-value="Next Message Request Available">
            <text:p>Next Message Request Available</text:p>
          </table:table-cell>
          <table:table-cell table:style-name="ce36" table:formula="of:=['Global Overview'.C114]" office:value-type="string" office:string-value="TM">
            <text:p>TM</text:p>
          </table:table-cell>
          <table:table-cell table:style-name="ce36" table:formula="of:=['Global Overview'.D114]" office:value-type="string" office:string-value="RTIA">
            <text:p>RTIA</text:p>
          </table:table-cell>
          <table:table-cell table:style-name="ce36" table:formula="of:=['Global Overview'.E114]" office:value-type="string" office:string-value="§8.11">
            <text:p>§8.11</text:p>
          </table:table-cell>
          <table:table-cell table:style-name="ce36" table:formula="of:=['Global Overview'.H114]" office:value-type="string" office:string-value="yes">
            <text:p>yes</text:p>
          </table:table-cell>
          <table:table-cell table:style-name="ce36" table:formula="of:=['Global Overview'.I1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5]" office:value-type="string" office:string-value="Flush Queue Request">
            <text:p>Flush Queue Request</text:p>
          </table:table-cell>
          <table:table-cell table:style-name="ce36" table:formula="of:=['Global Overview'.C115]" office:value-type="string" office:string-value="TM">
            <text:p>TM</text:p>
          </table:table-cell>
          <table:table-cell table:style-name="ce36" table:formula="of:=['Global Overview'.D115]" office:value-type="string" office:string-value="RTIA">
            <text:p>RTIA</text:p>
          </table:table-cell>
          <table:table-cell table:style-name="ce36" table:formula="of:=['Global Overview'.E115]" office:value-type="string" office:string-value="§8.12">
            <text:p>§8.12</text:p>
          </table:table-cell>
          <table:table-cell table:style-name="ce36" table:formula="of:=['Global Overview'.H115]" office:value-type="string" office:string-value="no">
            <text:p>no</text:p>
          </table:table-cell>
          <table:table-cell table:style-name="ce36" table:formula="of:=['Global Overview'.I115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6]" office:value-type="string" office:string-value="Time Advance Grant">
            <text:p>Time Advance Grant</text:p>
          </table:table-cell>
          <table:table-cell table:style-name="ce36" table:formula="of:=['Global Overview'.C116]" office:value-type="string" office:string-value="TM">
            <text:p>TM</text:p>
          </table:table-cell>
          <table:table-cell table:style-name="ce36" table:formula="of:=['Global Overview'.D116]" office:value-type="string" office:string-value="FedA">
            <text:p>FedA</text:p>
          </table:table-cell>
          <table:table-cell table:style-name="ce36" table:formula="of:=['Global Overview'.E116]" office:value-type="string" office:string-value="§8.13">
            <text:p>§8.13</text:p>
          </table:table-cell>
          <table:table-cell table:style-name="ce36" table:formula="of:=['Global Overview'.H116]" office:value-type="string" office:string-value="yes">
            <text:p>yes</text:p>
          </table:table-cell>
          <table:table-cell table:style-name="ce36" table:formula="of:=['Global Overview'.I1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7]" office:value-type="string" office:string-value="Enable Asynchronous Delivery">
            <text:p>Enable Asynchronous Delivery</text:p>
          </table:table-cell>
          <table:table-cell table:style-name="ce36" table:formula="of:=['Global Overview'.C117]" office:value-type="string" office:string-value="TM">
            <text:p>TM</text:p>
          </table:table-cell>
          <table:table-cell table:style-name="ce36" table:formula="of:=['Global Overview'.D117]" office:value-type="string" office:string-value="RTIA">
            <text:p>RTIA</text:p>
          </table:table-cell>
          <table:table-cell table:style-name="ce36" table:formula="of:=['Global Overview'.E117]" office:value-type="string" office:string-value="§8.14">
            <text:p>§8.14</text:p>
          </table:table-cell>
          <table:table-cell table:style-name="ce36" table:formula="of:=['Global Overview'.H117]" office:value-type="string" office:string-value="yes">
            <text:p>yes</text:p>
          </table:table-cell>
          <table:table-cell table:style-name="ce36" table:formula="of:=['Global Overview'.I1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8]" office:value-type="string" office:string-value="Disable Asynchronous Delivery">
            <text:p>Disable Asynchronous Delivery</text:p>
          </table:table-cell>
          <table:table-cell table:style-name="ce36" table:formula="of:=['Global Overview'.C118]" office:value-type="string" office:string-value="TM">
            <text:p>TM</text:p>
          </table:table-cell>
          <table:table-cell table:style-name="ce36" table:formula="of:=['Global Overview'.D118]" office:value-type="string" office:string-value="RTIA">
            <text:p>RTIA</text:p>
          </table:table-cell>
          <table:table-cell table:style-name="ce36" table:formula="of:=['Global Overview'.E118]" office:value-type="string" office:string-value="§8.15">
            <text:p>§8.15</text:p>
          </table:table-cell>
          <table:table-cell table:style-name="ce36" table:formula="of:=['Global Overview'.H118]" office:value-type="string" office:string-value="yes">
            <text:p>yes</text:p>
          </table:table-cell>
          <table:table-cell table:style-name="ce36" table:formula="of:=['Global Overview'.I1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36" table:formula="of:=['Global Overview'.C119]" office:value-type="string" office:string-value="TM">
            <text:p>TM</text:p>
          </table:table-cell>
          <table:table-cell table:style-name="ce36" table:formula="of:=['Global Overview'.D119]" office:value-type="string" office:string-value="RTIA">
            <text:p>RTIA</text:p>
          </table:table-cell>
          <table:table-cell table:style-name="ce36" table:formula="of:=['Global Overview'.E119]" office:value-type="string" office:string-value="§8.16">
            <text:p>§8.16</text:p>
          </table:table-cell>
          <table:table-cell table:style-name="ce36" table:formula="of:=['Global Overview'.H119]" office:value-type="string" office:string-value="yes">
            <text:p>yes</text:p>
          </table:table-cell>
          <table:table-cell table:style-name="ce36" table:formula="of:=['Global Overview'.I1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36" table:formula="of:=['Global Overview'.C120]" office:value-type="string" office:string-value="TM">
            <text:p>TM</text:p>
          </table:table-cell>
          <table:table-cell table:style-name="ce36" table:formula="of:=['Global Overview'.D120]" office:value-type="string" office:string-value="RTIA">
            <text:p>RTIA</text:p>
          </table:table-cell>
          <table:table-cell table:style-name="ce36" table:formula="of:=['Global Overview'.E120]" office:value-type="string" office:string-value="§8.17">
            <text:p>§8.17</text:p>
          </table:table-cell>
          <table:table-cell table:style-name="ce36" table:formula="of:=['Global Overview'.H120]" office:value-type="string" office:string-value="yes">
            <text:p>yes</text:p>
          </table:table-cell>
          <table:table-cell table:style-name="ce36" table:formula="of:=['Global Overview'.I1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36" table:formula="of:=['Global Overview'.C121]" office:value-type="string" office:string-value="TM">
            <text:p>TM</text:p>
          </table:table-cell>
          <table:table-cell table:style-name="ce36" table:formula="of:=['Global Overview'.D121]" office:value-type="string" office:string-value="RTIA">
            <text:p>RTIA</text:p>
          </table:table-cell>
          <table:table-cell table:style-name="ce36" table:formula="of:=['Global Overview'.E121]" office:value-type="string" office:string-value="§8.18">
            <text:p>§8.18</text:p>
          </table:table-cell>
          <table:table-cell table:style-name="ce36" table:formula="of:=['Global Overview'.H121]" office:value-type="string" office:string-value="yes">
            <text:p>yes</text:p>
          </table:table-cell>
          <table:table-cell table:style-name="ce36" table:formula="of:=['Global Overview'.I1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2]" office:value-type="string" office:string-value="Modify Lookhead">
            <text:p>Modify Lookhead</text:p>
          </table:table-cell>
          <table:table-cell table:style-name="ce36" table:formula="of:=['Global Overview'.C122]" office:value-type="string" office:string-value="TM">
            <text:p>TM</text:p>
          </table:table-cell>
          <table:table-cell table:style-name="ce36" table:formula="of:=['Global Overview'.D122]" office:value-type="string" office:string-value="RTIA">
            <text:p>RTIA</text:p>
          </table:table-cell>
          <table:table-cell table:style-name="ce36" table:formula="of:=['Global Overview'.E122]" office:value-type="string" office:string-value="§8.19">
            <text:p>§8.19</text:p>
          </table:table-cell>
          <table:table-cell table:style-name="ce36" table:formula="of:=['Global Overview'.H122]" office:value-type="string" office:string-value="partial">
            <text:p>partial</text:p>
          </table:table-cell>
          <table:table-cell table:style-name="ce36" table:formula="of:=['Global Overview'.I122]" office:value-type="string" office:string-value="partial">
            <text:p>partial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3]" office:value-type="string" office:string-value="Query Lookhead">
            <text:p>Query Lookhead</text:p>
          </table:table-cell>
          <table:table-cell table:style-name="ce36" table:formula="of:=['Global Overview'.C123]" office:value-type="string" office:string-value="TM">
            <text:p>TM</text:p>
          </table:table-cell>
          <table:table-cell table:style-name="ce36" table:formula="of:=['Global Overview'.D123]" office:value-type="string" office:string-value="RTIA">
            <text:p>RTIA</text:p>
          </table:table-cell>
          <table:table-cell table:style-name="ce36" table:formula="of:=['Global Overview'.E123]" office:value-type="string" office:string-value="§8.20">
            <text:p>§8.20</text:p>
          </table:table-cell>
          <table:table-cell table:style-name="ce36" table:formula="of:=['Global Overview'.H123]" office:value-type="string" office:string-value="yes">
            <text:p>yes</text:p>
          </table:table-cell>
          <table:table-cell table:style-name="ce36" table:formula="of:=['Global Overview'.I1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4]" office:value-type="string" office:string-value="Retract">
            <text:p>Retract</text:p>
          </table:table-cell>
          <table:table-cell table:style-name="ce36" table:formula="of:=['Global Overview'.C124]" office:value-type="string" office:string-value="TM">
            <text:p>TM</text:p>
          </table:table-cell>
          <table:table-cell table:style-name="ce36" table:formula="of:=['Global Overview'.D124]" office:value-type="string" office:string-value="RTIA">
            <text:p>RTIA</text:p>
          </table:table-cell>
          <table:table-cell table:style-name="ce36" table:formula="of:=['Global Overview'.E124]" office:value-type="string" office:string-value="§8.21">
            <text:p>§8.21</text:p>
          </table:table-cell>
          <table:table-cell table:style-name="ce36" table:formula="of:=['Global Overview'.H124]" office:value-type="float" office:value="0">
            <text:p>0</text:p>
          </table:table-cell>
          <table:table-cell table:style-name="ce36" table:formula="of:=['Global Overview'.I1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5]" office:value-type="string" office:string-value="Request Retraction">
            <text:p>Request Retraction</text:p>
          </table:table-cell>
          <table:table-cell table:style-name="ce36" table:formula="of:=['Global Overview'.C125]" office:value-type="string" office:string-value="TM">
            <text:p>TM</text:p>
          </table:table-cell>
          <table:table-cell table:style-name="ce36" table:formula="of:=['Global Overview'.D125]" office:value-type="string" office:string-value="FedA">
            <text:p>FedA</text:p>
          </table:table-cell>
          <table:table-cell table:style-name="ce36" table:formula="of:=['Global Overview'.E125]" office:value-type="string" office:string-value="§8.22">
            <text:p>§8.22</text:p>
          </table:table-cell>
          <table:table-cell table:style-name="ce36" table:formula="of:=['Global Overview'.H125]" office:value-type="float" office:value="0">
            <text:p>0</text:p>
          </table:table-cell>
          <table:table-cell table:style-name="ce36" table:formula="of:=['Global Overview'.I1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6]" office:value-type="string" office:string-value="Change Attribute Order Type">
            <text:p>Change Attribute Order Type</text:p>
          </table:table-cell>
          <table:table-cell table:style-name="ce36" table:formula="of:=['Global Overview'.C126]" office:value-type="string" office:string-value="TM">
            <text:p>TM</text:p>
          </table:table-cell>
          <table:table-cell table:style-name="ce36" table:formula="of:=['Global Overview'.D126]" office:value-type="string" office:string-value="RTIA">
            <text:p>RTIA</text:p>
          </table:table-cell>
          <table:table-cell table:style-name="ce36" table:formula="of:=['Global Overview'.E126]" office:value-type="string" office:string-value="§8.23">
            <text:p>§8.23</text:p>
          </table:table-cell>
          <table:table-cell table:style-name="ce36" table:formula="of:=['Global Overview'.H126]" office:value-type="float" office:value="0">
            <text:p>0</text:p>
          </table:table-cell>
          <table:table-cell table:style-name="ce36" table:formula="of:=['Global Overview'.I1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7]" office:value-type="string" office:string-value="Change Interaction Order Type">
            <text:p>Change Interaction Order Type</text:p>
          </table:table-cell>
          <table:table-cell table:style-name="ce36" table:formula="of:=['Global Overview'.C127]" office:value-type="string" office:string-value="TM">
            <text:p>TM</text:p>
          </table:table-cell>
          <table:table-cell table:style-name="ce36" table:formula="of:=['Global Overview'.D127]" office:value-type="string" office:string-value="RTIA">
            <text:p>RTIA</text:p>
          </table:table-cell>
          <table:table-cell table:style-name="ce36" table:formula="of:=['Global Overview'.E127]" office:value-type="string" office:string-value="§8.24">
            <text:p>§8.24</text:p>
          </table:table-cell>
          <table:table-cell table:style-name="ce36" table:formula="of:=['Global Overview'.H127]" office:value-type="float" office:value="0">
            <text:p>0</text:p>
          </table:table-cell>
          <table:table-cell table:style-name="ce36" table:formula="of:=['Global Overview'.I12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8]" office:value-type="float" office:value="0">
            <text:p>0</text:p>
          </table:table-cell>
          <table:table-cell table:style-name="ce36" table:formula="of:=['Global Overview'.C128]" office:value-type="float" office:value="0">
            <text:p>0</text:p>
          </table:table-cell>
          <table:table-cell table:style-name="ce36" table:formula="of:=['Global Overview'.D128]" office:value-type="float" office:value="0">
            <text:p>0</text:p>
          </table:table-cell>
          <table:table-cell table:style-name="ce36" table:formula="of:=['Global Overview'.E128]" office:value-type="float" office:value="0">
            <text:p>0</text:p>
          </table:table-cell>
          <table:table-cell table:style-name="ce36" table:formula="of:=['Global Overview'.H128]" office:value-type="float" office:value="0">
            <text:p>0</text:p>
          </table:table-cell>
          <table:table-cell table:style-name="ce36" table:formula="of:=['Global Overview'.I12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29]" office:value-type="string" office:string-value="Data distribution management">
            <text:p>Data distribution management</text:p>
          </table:table-cell>
          <table:table-cell table:style-name="ce35" table:formula="of:=['Global Overview'.C129]" office:value-type="string" office:string-value="DDM">
            <text:p>DDM</text:p>
          </table:table-cell>
          <table:table-cell table:style-name="ce35" table:formula="of:=['Global Overview'.D129]" office:value-type="float" office:value="0">
            <text:p>0</text:p>
          </table:table-cell>
          <table:table-cell table:style-name="ce35" table:formula="of:=['Global Overview'.E129]" office:value-type="float" office:value="0">
            <text:p>0</text:p>
          </table:table-cell>
          <table:table-cell table:style-name="ce35" table:formula="of:=['Global Overview'.H129]" office:value-type="float" office:value="0">
            <text:p>0</text:p>
          </table:table-cell>
          <table:table-cell table:style-name="ce35" table:formula="of:=['Global Overview'.I129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30]" office:value-type="string" office:string-value="Create Region">
            <text:p>Create Region</text:p>
          </table:table-cell>
          <table:table-cell table:style-name="ce36" table:formula="of:=['Global Overview'.C130]" office:value-type="string" office:string-value="DDM">
            <text:p>DDM</text:p>
          </table:table-cell>
          <table:table-cell table:style-name="ce36" table:formula="of:=['Global Overview'.D130]" office:value-type="string" office:string-value="RTIA">
            <text:p>RTIA</text:p>
          </table:table-cell>
          <table:table-cell table:style-name="ce36" table:formula="of:=['Global Overview'.E130]" office:value-type="string" office:string-value="§9.2">
            <text:p>§9.2</text:p>
          </table:table-cell>
          <table:table-cell table:style-name="ce36" table:formula="of:=['Global Overview'.H130]" office:value-type="float" office:value="0">
            <text:p>0</text:p>
          </table:table-cell>
          <table:table-cell table:style-name="ce36" table:formula="of:=['Global Overview'.I13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1]" office:value-type="string" office:string-value="Commit Region Modifications">
            <text:p>Commit Region Modifications</text:p>
          </table:table-cell>
          <table:table-cell table:style-name="ce36" table:formula="of:=['Global Overview'.C131]" office:value-type="string" office:string-value="DDM">
            <text:p>DDM</text:p>
          </table:table-cell>
          <table:table-cell table:style-name="ce36" table:formula="of:=['Global Overview'.D131]" office:value-type="string" office:string-value="RTIA">
            <text:p>RTIA</text:p>
          </table:table-cell>
          <table:table-cell table:style-name="ce36" table:formula="of:=['Global Overview'.E131]" office:value-type="string" office:string-value="§9.3">
            <text:p>§9.3</text:p>
          </table:table-cell>
          <table:table-cell table:style-name="ce36" table:formula="of:=['Global Overview'.H131]" office:value-type="float" office:value="0">
            <text:p>0</text:p>
          </table:table-cell>
          <table:table-cell table:style-name="ce36" table:formula="of:=['Global Overview'.I13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2]" office:value-type="string" office:string-value="Delete Region">
            <text:p>Delete Region</text:p>
          </table:table-cell>
          <table:table-cell table:style-name="ce36" table:formula="of:=['Global Overview'.C132]" office:value-type="string" office:string-value="DDM">
            <text:p>DDM</text:p>
          </table:table-cell>
          <table:table-cell table:style-name="ce36" table:formula="of:=['Global Overview'.D132]" office:value-type="string" office:string-value="RTIA">
            <text:p>RTIA</text:p>
          </table:table-cell>
          <table:table-cell table:style-name="ce36" table:formula="of:=['Global Overview'.E132]" office:value-type="string" office:string-value="§9.4">
            <text:p>§9.4</text:p>
          </table:table-cell>
          <table:table-cell table:style-name="ce36" table:formula="of:=['Global Overview'.H132]" office:value-type="float" office:value="0">
            <text:p>0</text:p>
          </table:table-cell>
          <table:table-cell table:style-name="ce36" table:formula="of:=['Global Overview'.I13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36" table:formula="of:=['Global Overview'.C133]" office:value-type="string" office:string-value="DDM">
            <text:p>DDM</text:p>
          </table:table-cell>
          <table:table-cell table:style-name="ce36" table:formula="of:=['Global Overview'.D133]" office:value-type="string" office:string-value="RTIA">
            <text:p>RTIA</text:p>
          </table:table-cell>
          <table:table-cell table:style-name="ce36" table:formula="of:=['Global Overview'.E133]" office:value-type="string" office:string-value="§9.5">
            <text:p>§9.5</text:p>
          </table:table-cell>
          <table:table-cell table:style-name="ce36" table:formula="of:=['Global Overview'.H133]" office:value-type="float" office:value="0">
            <text:p>0</text:p>
          </table:table-cell>
          <table:table-cell table:style-name="ce36" table:formula="of:=['Global Overview'.I1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4]" office:value-type="string" office:string-value="Associate Regions For Updates">
            <text:p>Associate Regions For Updates</text:p>
          </table:table-cell>
          <table:table-cell table:style-name="ce36" table:formula="of:=['Global Overview'.C134]" office:value-type="string" office:string-value="DDM">
            <text:p>DDM</text:p>
          </table:table-cell>
          <table:table-cell table:style-name="ce36" table:formula="of:=['Global Overview'.D134]" office:value-type="string" office:string-value="RTIA">
            <text:p>RTIA</text:p>
          </table:table-cell>
          <table:table-cell table:style-name="ce36" table:formula="of:=['Global Overview'.E134]" office:value-type="string" office:string-value="§9.6">
            <text:p>§9.6</text:p>
          </table:table-cell>
          <table:table-cell table:style-name="ce36" table:formula="of:=['Global Overview'.H134]" office:value-type="float" office:value="0">
            <text:p>0</text:p>
          </table:table-cell>
          <table:table-cell table:style-name="ce36" table:formula="of:=['Global Overview'.I1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5]" office:value-type="string" office:string-value="Unassociate Regions For Updates">
            <text:p>Unassociate Regions For Updates</text:p>
          </table:table-cell>
          <table:table-cell table:style-name="ce36" table:formula="of:=['Global Overview'.C135]" office:value-type="string" office:string-value="DDM">
            <text:p>DDM</text:p>
          </table:table-cell>
          <table:table-cell table:style-name="ce36" table:formula="of:=['Global Overview'.D135]" office:value-type="string" office:string-value="RTIA">
            <text:p>RTIA</text:p>
          </table:table-cell>
          <table:table-cell table:style-name="ce36" table:formula="of:=['Global Overview'.E135]" office:value-type="string" office:string-value="§9.7">
            <text:p>§9.7</text:p>
          </table:table-cell>
          <table:table-cell table:style-name="ce36" table:formula="of:=['Global Overview'.H135]" office:value-type="float" office:value="0">
            <text:p>0</text:p>
          </table:table-cell>
          <table:table-cell table:style-name="ce36" table:formula="of:=['Global Overview'.I1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36" table:formula="of:=['Global Overview'.C136]" office:value-type="string" office:string-value="DDM">
            <text:p>DDM</text:p>
          </table:table-cell>
          <table:table-cell table:style-name="ce36" table:formula="of:=['Global Overview'.D136]" office:value-type="string" office:string-value="RTIA">
            <text:p>RTIA</text:p>
          </table:table-cell>
          <table:table-cell table:style-name="ce36" table:formula="of:=['Global Overview'.E136]" office:value-type="string" office:string-value="§9.8">
            <text:p>§9.8</text:p>
          </table:table-cell>
          <table:table-cell table:style-name="ce36" table:formula="of:=['Global Overview'.H136]" office:value-type="float" office:value="0">
            <text:p>0</text:p>
          </table:table-cell>
          <table:table-cell table:style-name="ce36" table:formula="of:=['Global Overview'.I1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36" table:formula="of:=['Global Overview'.C137]" office:value-type="string" office:string-value="DDM">
            <text:p>DDM</text:p>
          </table:table-cell>
          <table:table-cell table:style-name="ce36" table:formula="of:=['Global Overview'.D137]" office:value-type="string" office:string-value="RTIA">
            <text:p>RTIA</text:p>
          </table:table-cell>
          <table:table-cell table:style-name="ce36" table:formula="of:=['Global Overview'.E137]" office:value-type="string" office:string-value="§9.9">
            <text:p>§9.9</text:p>
          </table:table-cell>
          <table:table-cell table:style-name="ce36" table:formula="of:=['Global Overview'.H137]" office:value-type="float" office:value="0">
            <text:p>0</text:p>
          </table:table-cell>
          <table:table-cell table:style-name="ce36" table:formula="of:=['Global Overview'.I13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36" table:formula="of:=['Global Overview'.C138]" office:value-type="string" office:string-value="DDM">
            <text:p>DDM</text:p>
          </table:table-cell>
          <table:table-cell table:style-name="ce36" table:formula="of:=['Global Overview'.D138]" office:value-type="string" office:string-value="RTIA">
            <text:p>RTIA</text:p>
          </table:table-cell>
          <table:table-cell table:style-name="ce36" table:formula="of:=['Global Overview'.E138]" office:value-type="string" office:string-value="§9.10">
            <text:p>§9.10</text:p>
          </table:table-cell>
          <table:table-cell table:style-name="ce36" table:formula="of:=['Global Overview'.H138]" office:value-type="float" office:value="0">
            <text:p>0</text:p>
          </table:table-cell>
          <table:table-cell table:style-name="ce36" table:formula="of:=['Global Overview'.I13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36" table:formula="of:=['Global Overview'.C139]" office:value-type="string" office:string-value="DDM">
            <text:p>DDM</text:p>
          </table:table-cell>
          <table:table-cell table:style-name="ce36" table:formula="of:=['Global Overview'.D139]" office:value-type="string" office:string-value="RTIA">
            <text:p>RTIA</text:p>
          </table:table-cell>
          <table:table-cell table:style-name="ce36" table:formula="of:=['Global Overview'.E139]" office:value-type="string" office:string-value="§9.11">
            <text:p>§9.11</text:p>
          </table:table-cell>
          <table:table-cell table:style-name="ce36" table:formula="of:=['Global Overview'.H139]" office:value-type="float" office:value="0">
            <text:p>0</text:p>
          </table:table-cell>
          <table:table-cell table:style-name="ce36" table:formula="of:=['Global Overview'.I13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0]" office:value-type="string" office:string-value="Send Interaction With Regions">
            <text:p>Send Interaction With Regions</text:p>
          </table:table-cell>
          <table:table-cell table:style-name="ce36" table:formula="of:=['Global Overview'.C140]" office:value-type="string" office:string-value="DDM">
            <text:p>DDM</text:p>
          </table:table-cell>
          <table:table-cell table:style-name="ce36" table:formula="of:=['Global Overview'.D140]" office:value-type="string" office:string-value="RTIA">
            <text:p>RTIA</text:p>
          </table:table-cell>
          <table:table-cell table:style-name="ce36" table:formula="of:=['Global Overview'.E140]" office:value-type="string" office:string-value="§9.12">
            <text:p>§9.12</text:p>
          </table:table-cell>
          <table:table-cell table:style-name="ce36" table:formula="of:=['Global Overview'.H140]" office:value-type="float" office:value="0">
            <text:p>0</text:p>
          </table:table-cell>
          <table:table-cell table:style-name="ce36" table:formula="of:=['Global Overview'.I14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36" table:formula="of:=['Global Overview'.C141]" office:value-type="string" office:string-value="DDM">
            <text:p>DDM</text:p>
          </table:table-cell>
          <table:table-cell table:style-name="ce36" table:formula="of:=['Global Overview'.D141]" office:value-type="string" office:string-value="RTIA">
            <text:p>RTIA</text:p>
          </table:table-cell>
          <table:table-cell table:style-name="ce36" table:formula="of:=['Global Overview'.E141]" office:value-type="string" office:string-value="§9.13">
            <text:p>§9.13</text:p>
          </table:table-cell>
          <table:table-cell table:style-name="ce36" table:formula="of:=['Global Overview'.H141]" office:value-type="float" office:value="0">
            <text:p>0</text:p>
          </table:table-cell>
          <table:table-cell table:style-name="ce36" table:formula="of:=['Global Overview'.I14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2]" office:value-type="float" office:value="0">
            <text:p>0</text:p>
          </table:table-cell>
          <table:table-cell table:style-name="ce36" table:formula="of:=['Global Overview'.C142]" office:value-type="float" office:value="0">
            <text:p>0</text:p>
          </table:table-cell>
          <table:table-cell table:style-name="ce36" table:formula="of:=['Global Overview'.D142]" office:value-type="float" office:value="0">
            <text:p>0</text:p>
          </table:table-cell>
          <table:table-cell table:style-name="ce36" table:formula="of:=['Global Overview'.E142]" office:value-type="float" office:value="0">
            <text:p>0</text:p>
          </table:table-cell>
          <table:table-cell table:style-name="ce36" table:formula="of:=['Global Overview'.H142]" office:value-type="float" office:value="0">
            <text:p>0</text:p>
          </table:table-cell>
          <table:table-cell table:style-name="ce36" table:formula="of:=['Global Overview'.I14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43]" office:value-type="string" office:string-value="Support services">
            <text:p>Support services</text:p>
          </table:table-cell>
          <table:table-cell table:style-name="ce35" table:formula="of:=['Global Overview'.C143]" office:value-type="string" office:string-value="SS">
            <text:p>SS</text:p>
          </table:table-cell>
          <table:table-cell table:style-name="ce35" table:formula="of:=['Global Overview'.D143]" office:value-type="float" office:value="0">
            <text:p>0</text:p>
          </table:table-cell>
          <table:table-cell table:style-name="ce35" table:formula="of:=['Global Overview'.E143]" office:value-type="float" office:value="0">
            <text:p>0</text:p>
          </table:table-cell>
          <table:table-cell table:style-name="ce35" table:formula="of:=['Global Overview'.H143]" office:value-type="float" office:value="0">
            <text:p>0</text:p>
          </table:table-cell>
          <table:table-cell table:style-name="ce35" table:formula="of:=['Global Overview'.I143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44]" office:value-type="string" office:string-value="Get Automatic Resign Directive">
            <text:p>Get Automatic Resign Directive</text:p>
          </table:table-cell>
          <table:table-cell table:style-name="ce36" table:formula="of:=['Global Overview'.C144]" office:value-type="string" office:string-value="SS">
            <text:p>SS</text:p>
          </table:table-cell>
          <table:table-cell table:style-name="ce36" table:formula="of:=['Global Overview'.D144]" office:value-type="string" office:string-value="RTIA">
            <text:p>RTIA</text:p>
          </table:table-cell>
          <table:table-cell table:style-name="ce36" table:formula="of:=['Global Overview'.E144]" office:value-type="float" office:value="0">
            <text:p>0</text:p>
          </table:table-cell>
          <table:table-cell table:style-name="ce36" table:formula="of:=['Global Overview'.H144]" office:value-type="float" office:value="0">
            <text:p>0</text:p>
          </table:table-cell>
          <table:table-cell table:style-name="ce36" table:formula="of:=['Global Overview'.I14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9]" office:value-type="string" office:string-value="Get Object Class Name">
            <text:p>Get Object Class Name</text:p>
          </table:table-cell>
          <table:table-cell table:style-name="ce36" table:formula="of:=['Global Overview'.C149]" office:value-type="string" office:string-value="SS">
            <text:p>SS</text:p>
          </table:table-cell>
          <table:table-cell table:style-name="ce36" table:formula="of:=['Global Overview'.D149]" office:value-type="string" office:string-value="RTIA">
            <text:p>RTIA</text:p>
          </table:table-cell>
          <table:table-cell table:style-name="ce36" table:formula="of:=['Global Overview'.E149]" office:value-type="string" office:string-value="§10.3">
            <text:p>§10.3</text:p>
          </table:table-cell>
          <table:table-cell table:style-name="ce36" table:formula="of:=['Global Overview'.H149]" office:value-type="float" office:value="0">
            <text:p>0</text:p>
          </table:table-cell>
          <table:table-cell table:style-name="ce36" table:formula="of:=['Global Overview'.I14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0]" office:value-type="string" office:string-value="Get Attribute Handle">
            <text:p>Get Attribute Handle</text:p>
          </table:table-cell>
          <table:table-cell table:style-name="ce36" table:formula="of:=['Global Overview'.C150]" office:value-type="string" office:string-value="SS">
            <text:p>SS</text:p>
          </table:table-cell>
          <table:table-cell table:style-name="ce36" table:formula="of:=['Global Overview'.D150]" office:value-type="string" office:string-value="RTIA">
            <text:p>RTIA</text:p>
          </table:table-cell>
          <table:table-cell table:style-name="ce36" table:formula="of:=['Global Overview'.E150]" office:value-type="string" office:string-value="§10.4">
            <text:p>§10.4</text:p>
          </table:table-cell>
          <table:table-cell table:style-name="ce36" table:formula="of:=['Global Overview'.H150]" office:value-type="float" office:value="0">
            <text:p>0</text:p>
          </table:table-cell>
          <table:table-cell table:style-name="ce36" table:formula="of:=['Global Overview'.I1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1]" office:value-type="string" office:string-value="Get Attribute Name">
            <text:p>Get Attribute Name</text:p>
          </table:table-cell>
          <table:table-cell table:style-name="ce36" table:formula="of:=['Global Overview'.C151]" office:value-type="string" office:string-value="SS">
            <text:p>SS</text:p>
          </table:table-cell>
          <table:table-cell table:style-name="ce36" table:formula="of:=['Global Overview'.D151]" office:value-type="string" office:string-value="RTIA">
            <text:p>RTIA</text:p>
          </table:table-cell>
          <table:table-cell table:style-name="ce36" table:formula="of:=['Global Overview'.E151]" office:value-type="string" office:string-value="§10.5">
            <text:p>§10.5</text:p>
          </table:table-cell>
          <table:table-cell table:style-name="ce36" table:formula="of:=['Global Overview'.H151]" office:value-type="float" office:value="0">
            <text:p>0</text:p>
          </table:table-cell>
          <table:table-cell table:style-name="ce36" table:formula="of:=['Global Overview'.I15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36" table:formula="of:=['Global Overview'.C152]" office:value-type="string" office:string-value="SS">
            <text:p>SS</text:p>
          </table:table-cell>
          <table:table-cell table:style-name="ce36" table:formula="of:=['Global Overview'.D152]" office:value-type="string" office:string-value="RTIA">
            <text:p>RTIA</text:p>
          </table:table-cell>
          <table:table-cell table:style-name="ce36" table:formula="of:=['Global Overview'.E152]" office:value-type="string" office:string-value="§10.6">
            <text:p>§10.6</text:p>
          </table:table-cell>
          <table:table-cell table:style-name="ce36" table:formula="of:=['Global Overview'.H152]" office:value-type="float" office:value="0">
            <text:p>0</text:p>
          </table:table-cell>
          <table:table-cell table:style-name="ce36" table:formula="of:=['Global Overview'.I1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36" table:formula="of:=['Global Overview'.C153]" office:value-type="string" office:string-value="SS">
            <text:p>SS</text:p>
          </table:table-cell>
          <table:table-cell table:style-name="ce36" table:formula="of:=['Global Overview'.D153]" office:value-type="string" office:string-value="RTIA">
            <text:p>RTIA</text:p>
          </table:table-cell>
          <table:table-cell table:style-name="ce36" table:formula="of:=['Global Overview'.E153]" office:value-type="string" office:string-value="§10.7">
            <text:p>§10.7</text:p>
          </table:table-cell>
          <table:table-cell table:style-name="ce36" table:formula="of:=['Global Overview'.H153]" office:value-type="float" office:value="0">
            <text:p>0</text:p>
          </table:table-cell>
          <table:table-cell table:style-name="ce36" table:formula="of:=['Global Overview'.I1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4]" office:value-type="string" office:string-value="Get Parameter Handle">
            <text:p>Get Parameter Handle</text:p>
          </table:table-cell>
          <table:table-cell table:style-name="ce36" table:formula="of:=['Global Overview'.C154]" office:value-type="string" office:string-value="SS">
            <text:p>SS</text:p>
          </table:table-cell>
          <table:table-cell table:style-name="ce36" table:formula="of:=['Global Overview'.D154]" office:value-type="string" office:string-value="RTIA">
            <text:p>RTIA</text:p>
          </table:table-cell>
          <table:table-cell table:style-name="ce36" table:formula="of:=['Global Overview'.E154]" office:value-type="string" office:string-value="§10.8">
            <text:p>§10.8</text:p>
          </table:table-cell>
          <table:table-cell table:style-name="ce36" table:formula="of:=['Global Overview'.H154]" office:value-type="float" office:value="0">
            <text:p>0</text:p>
          </table:table-cell>
          <table:table-cell table:style-name="ce36" table:formula="of:=['Global Overview'.I15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5]" office:value-type="string" office:string-value="Get Parameter Name">
            <text:p>Get Parameter Name</text:p>
          </table:table-cell>
          <table:table-cell table:style-name="ce36" table:formula="of:=['Global Overview'.C155]" office:value-type="string" office:string-value="SS">
            <text:p>SS</text:p>
          </table:table-cell>
          <table:table-cell table:style-name="ce36" table:formula="of:=['Global Overview'.D155]" office:value-type="string" office:string-value="RTIA">
            <text:p>RTIA</text:p>
          </table:table-cell>
          <table:table-cell table:style-name="ce36" table:formula="of:=['Global Overview'.E155]" office:value-type="string" office:string-value="§10.9">
            <text:p>§10.9</text:p>
          </table:table-cell>
          <table:table-cell table:style-name="ce36" table:formula="of:=['Global Overview'.H155]" office:value-type="float" office:value="0">
            <text:p>0</text:p>
          </table:table-cell>
          <table:table-cell table:style-name="ce36" table:formula="of:=['Global Overview'.I15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6]" office:value-type="string" office:string-value="Get Object Instance Handle">
            <text:p>Get Object Instance Handle</text:p>
          </table:table-cell>
          <table:table-cell table:style-name="ce36" table:formula="of:=['Global Overview'.C156]" office:value-type="string" office:string-value="SS">
            <text:p>SS</text:p>
          </table:table-cell>
          <table:table-cell table:style-name="ce36" table:formula="of:=['Global Overview'.D156]" office:value-type="string" office:string-value="RTIA">
            <text:p>RTIA</text:p>
          </table:table-cell>
          <table:table-cell table:style-name="ce36" table:formula="of:=['Global Overview'.E156]" office:value-type="string" office:string-value="§10.10">
            <text:p>§10.10</text:p>
          </table:table-cell>
          <table:table-cell table:style-name="ce36" table:formula="of:=['Global Overview'.H156]" office:value-type="float" office:value="0">
            <text:p>0</text:p>
          </table:table-cell>
          <table:table-cell table:style-name="ce36" table:formula="of:=['Global Overview'.I15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7]" office:value-type="string" office:string-value="Get Object Instance Name">
            <text:p>Get Object Instance Name</text:p>
          </table:table-cell>
          <table:table-cell table:style-name="ce36" table:formula="of:=['Global Overview'.C157]" office:value-type="string" office:string-value="SS">
            <text:p>SS</text:p>
          </table:table-cell>
          <table:table-cell table:style-name="ce36" table:formula="of:=['Global Overview'.D157]" office:value-type="string" office:string-value="RTIA">
            <text:p>RTIA</text:p>
          </table:table-cell>
          <table:table-cell table:style-name="ce36" table:formula="of:=['Global Overview'.E157]" office:value-type="string" office:string-value="§10.11">
            <text:p>§10.11</text:p>
          </table:table-cell>
          <table:table-cell table:style-name="ce36" table:formula="of:=['Global Overview'.H157]" office:value-type="float" office:value="0">
            <text:p>0</text:p>
          </table:table-cell>
          <table:table-cell table:style-name="ce36" table:formula="of:=['Global Overview'.I15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36" table:formula="of:=['Global Overview'.C158]" office:value-type="string" office:string-value="SS">
            <text:p>SS</text:p>
          </table:table-cell>
          <table:table-cell table:style-name="ce36" table:formula="of:=['Global Overview'.D158]" office:value-type="string" office:string-value="RTIA">
            <text:p>RTIA</text:p>
          </table:table-cell>
          <table:table-cell table:style-name="ce36" table:formula="of:=['Global Overview'.E158]" office:value-type="string" office:string-value="§10.12">
            <text:p>§10.12</text:p>
          </table:table-cell>
          <table:table-cell table:style-name="ce36" table:formula="of:=['Global Overview'.H158]" office:value-type="float" office:value="0">
            <text:p>0</text:p>
          </table:table-cell>
          <table:table-cell table:style-name="ce36" table:formula="of:=['Global Overview'.I15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36" table:formula="of:=['Global Overview'.C159]" office:value-type="string" office:string-value="SS">
            <text:p>SS</text:p>
          </table:table-cell>
          <table:table-cell table:style-name="ce36" table:formula="of:=['Global Overview'.D159]" office:value-type="string" office:string-value="RTIA">
            <text:p>RTIA</text:p>
          </table:table-cell>
          <table:table-cell table:style-name="ce36" table:formula="of:=['Global Overview'.E159]" office:value-type="string" office:string-value="§10.13">
            <text:p>§10.13</text:p>
          </table:table-cell>
          <table:table-cell table:style-name="ce36" table:formula="of:=['Global Overview'.H159]" office:value-type="float" office:value="0">
            <text:p>0</text:p>
          </table:table-cell>
          <table:table-cell table:style-name="ce36" table:formula="of:=['Global Overview'.I15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0]" office:value-type="string" office:string-value="Get Dimension Upper Bound">
            <text:p>Get Dimension Upper Bound</text:p>
          </table:table-cell>
          <table:table-cell table:style-name="ce36" table:formula="of:=['Global Overview'.C160]" office:value-type="string" office:string-value="SS">
            <text:p>SS</text:p>
          </table:table-cell>
          <table:table-cell table:style-name="ce36" table:formula="of:=['Global Overview'.D160]" office:value-type="string" office:string-value="RTIA">
            <text:p>RTIA</text:p>
          </table:table-cell>
          <table:table-cell table:style-name="ce36" table:formula="of:=['Global Overview'.E160]" office:value-type="float" office:value="0">
            <text:p>0</text:p>
          </table:table-cell>
          <table:table-cell table:style-name="ce36" table:formula="of:=['Global Overview'.H160]" office:value-type="float" office:value="0">
            <text:p>0</text:p>
          </table:table-cell>
          <table:table-cell table:style-name="ce36" table:formula="of:=['Global Overview'.I16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36" table:formula="of:=['Global Overview'.C161]" office:value-type="string" office:string-value="SS">
            <text:p>SS</text:p>
          </table:table-cell>
          <table:table-cell table:style-name="ce36" table:formula="of:=['Global Overview'.D161]" office:value-type="string" office:string-value="RTIA">
            <text:p>RTIA</text:p>
          </table:table-cell>
          <table:table-cell table:style-name="ce36" table:formula="of:=['Global Overview'.E161]" office:value-type="string" office:string-value="§10.15">
            <text:p>§10.15</text:p>
          </table:table-cell>
          <table:table-cell table:style-name="ce36" table:formula="of:=['Global Overview'.H161]" office:value-type="float" office:value="0">
            <text:p>0</text:p>
          </table:table-cell>
          <table:table-cell table:style-name="ce36" table:formula="of:=['Global Overview'.I16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2]" office:value-type="string" office:string-value="Get Known Object Class Handle">
            <text:p>Get Known Object Class Handle</text:p>
          </table:table-cell>
          <table:table-cell table:style-name="ce36" table:formula="of:=['Global Overview'.C162]" office:value-type="string" office:string-value="SS">
            <text:p>SS</text:p>
          </table:table-cell>
          <table:table-cell table:style-name="ce36" table:formula="of:=['Global Overview'.D162]" office:value-type="string" office:string-value="RTIA">
            <text:p>RTIA</text:p>
          </table:table-cell>
          <table:table-cell table:style-name="ce36" table:formula="of:=['Global Overview'.E162]" office:value-type="string" office:string-value="§10.16">
            <text:p>§10.16</text:p>
          </table:table-cell>
          <table:table-cell table:style-name="ce36" table:formula="of:=['Global Overview'.H162]" office:value-type="float" office:value="0">
            <text:p>0</text:p>
          </table:table-cell>
          <table:table-cell table:style-name="ce36" table:formula="of:=['Global Overview'.I16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36" table:formula="of:=['Global Overview'.C163]" office:value-type="string" office:string-value="SS">
            <text:p>SS</text:p>
          </table:table-cell>
          <table:table-cell table:style-name="ce36" table:formula="of:=['Global Overview'.D163]" office:value-type="string" office:string-value="RTIA">
            <text:p>RTIA</text:p>
          </table:table-cell>
          <table:table-cell table:style-name="ce36" table:formula="of:=['Global Overview'.E163]" office:value-type="string" office:string-value="§10.17">
            <text:p>§10.17</text:p>
          </table:table-cell>
          <table:table-cell table:style-name="ce36" table:formula="of:=['Global Overview'.H163]" office:value-type="float" office:value="0">
            <text:p>0</text:p>
          </table:table-cell>
          <table:table-cell table:style-name="ce36" table:formula="of:=['Global Overview'.I16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4]" office:value-type="string" office:string-value="Dget Transportation Type">
            <text:p>Dget Transportation Type</text:p>
          </table:table-cell>
          <table:table-cell table:style-name="ce36" table:formula="of:=['Global Overview'.C164]" office:value-type="string" office:string-value="SS">
            <text:p>SS</text:p>
          </table:table-cell>
          <table:table-cell table:style-name="ce36" table:formula="of:=['Global Overview'.D164]" office:value-type="string" office:string-value="RTIA">
            <text:p>RTIA</text:p>
          </table:table-cell>
          <table:table-cell table:style-name="ce36" table:formula="of:=['Global Overview'.E164]" office:value-type="string" office:string-value="§10.18">
            <text:p>§10.18</text:p>
          </table:table-cell>
          <table:table-cell table:style-name="ce36" table:formula="of:=['Global Overview'.H164]" office:value-type="float" office:value="0">
            <text:p>0</text:p>
          </table:table-cell>
          <table:table-cell table:style-name="ce36" table:formula="of:=['Global Overview'.I16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5]" office:value-type="string" office:string-value="Get Transportation Name">
            <text:p>Get Transportation Name</text:p>
          </table:table-cell>
          <table:table-cell table:style-name="ce36" table:formula="of:=['Global Overview'.C165]" office:value-type="string" office:string-value="SS">
            <text:p>SS</text:p>
          </table:table-cell>
          <table:table-cell table:style-name="ce36" table:formula="of:=['Global Overview'.D165]" office:value-type="string" office:string-value="RTIA">
            <text:p>RTIA</text:p>
          </table:table-cell>
          <table:table-cell table:style-name="ce36" table:formula="of:=['Global Overview'.E165]" office:value-type="string" office:string-value="§10.19">
            <text:p>§10.19</text:p>
          </table:table-cell>
          <table:table-cell table:style-name="ce36" table:formula="of:=['Global Overview'.H165]" office:value-type="float" office:value="0">
            <text:p>0</text:p>
          </table:table-cell>
          <table:table-cell table:style-name="ce36" table:formula="of:=['Global Overview'.I16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6]" office:value-type="string" office:string-value="Get Order Type">
            <text:p>Get Order Type</text:p>
          </table:table-cell>
          <table:table-cell table:style-name="ce36" table:formula="of:=['Global Overview'.C166]" office:value-type="string" office:string-value="SS">
            <text:p>SS</text:p>
          </table:table-cell>
          <table:table-cell table:style-name="ce36" table:formula="of:=['Global Overview'.D166]" office:value-type="string" office:string-value="RTIA">
            <text:p>RTIA</text:p>
          </table:table-cell>
          <table:table-cell table:style-name="ce36" table:formula="of:=['Global Overview'.E166]" office:value-type="string" office:string-value="§10.20">
            <text:p>§10.20</text:p>
          </table:table-cell>
          <table:table-cell table:style-name="ce36" table:formula="of:=['Global Overview'.H166]" office:value-type="float" office:value="0">
            <text:p>0</text:p>
          </table:table-cell>
          <table:table-cell table:style-name="ce36" table:formula="of:=['Global Overview'.I16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7]" office:value-type="string" office:string-value="Get Order Name">
            <text:p>Get Order Name</text:p>
          </table:table-cell>
          <table:table-cell table:style-name="ce36" table:formula="of:=['Global Overview'.C167]" office:value-type="string" office:string-value="SS">
            <text:p>SS</text:p>
          </table:table-cell>
          <table:table-cell table:style-name="ce36" table:formula="of:=['Global Overview'.D167]" office:value-type="string" office:string-value="RTIA">
            <text:p>RTIA</text:p>
          </table:table-cell>
          <table:table-cell table:style-name="ce36" table:formula="of:=['Global Overview'.E167]" office:value-type="string" office:string-value="§10.21">
            <text:p>§10.21</text:p>
          </table:table-cell>
          <table:table-cell table:style-name="ce36" table:formula="of:=['Global Overview'.H167]" office:value-type="float" office:value="0">
            <text:p>0</text:p>
          </table:table-cell>
          <table:table-cell table:style-name="ce36" table:formula="of:=['Global Overview'.I16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36" table:formula="of:=['Global Overview'.C168]" office:value-type="string" office:string-value="SS">
            <text:p>SS</text:p>
          </table:table-cell>
          <table:table-cell table:style-name="ce36" table:formula="of:=['Global Overview'.D168]" office:value-type="string" office:string-value="RTIA">
            <text:p>RTIA</text:p>
          </table:table-cell>
          <table:table-cell table:style-name="ce36" table:formula="of:=['Global Overview'.E168]" office:value-type="string" office:string-value="§10.22">
            <text:p>§10.22</text:p>
          </table:table-cell>
          <table:table-cell table:style-name="ce36" table:formula="of:=['Global Overview'.H168]" office:value-type="float" office:value="0">
            <text:p>0</text:p>
          </table:table-cell>
          <table:table-cell table:style-name="ce36" table:formula="of:=['Global Overview'.I16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36" table:formula="of:=['Global Overview'.C169]" office:value-type="string" office:string-value="SS">
            <text:p>SS</text:p>
          </table:table-cell>
          <table:table-cell table:style-name="ce36" table:formula="of:=['Global Overview'.D169]" office:value-type="string" office:string-value="RTIA">
            <text:p>RTIA</text:p>
          </table:table-cell>
          <table:table-cell table:style-name="ce36" table:formula="of:=['Global Overview'.E169]" office:value-type="string" office:string-value="§10.23">
            <text:p>§10.23</text:p>
          </table:table-cell>
          <table:table-cell table:style-name="ce36" table:formula="of:=['Global Overview'.H169]" office:value-type="float" office:value="0">
            <text:p>0</text:p>
          </table:table-cell>
          <table:table-cell table:style-name="ce36" table:formula="of:=['Global Overview'.I16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36" table:formula="of:=['Global Overview'.C170]" office:value-type="string" office:string-value="SS">
            <text:p>SS</text:p>
          </table:table-cell>
          <table:table-cell table:style-name="ce36" table:formula="of:=['Global Overview'.D170]" office:value-type="string" office:string-value="RTIA">
            <text:p>RTIA</text:p>
          </table:table-cell>
          <table:table-cell table:style-name="ce36" table:formula="of:=['Global Overview'.E170]" office:value-type="string" office:string-value="§10.24">
            <text:p>§10.24</text:p>
          </table:table-cell>
          <table:table-cell table:style-name="ce36" table:formula="of:=['Global Overview'.H170]" office:value-type="float" office:value="0">
            <text:p>0</text:p>
          </table:table-cell>
          <table:table-cell table:style-name="ce36" table:formula="of:=['Global Overview'.I17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36" table:formula="of:=['Global Overview'.C171]" office:value-type="string" office:string-value="SS">
            <text:p>SS</text:p>
          </table:table-cell>
          <table:table-cell table:style-name="ce36" table:formula="of:=['Global Overview'.D171]" office:value-type="string" office:string-value="RTIA">
            <text:p>RTIA</text:p>
          </table:table-cell>
          <table:table-cell table:style-name="ce36" table:formula="of:=['Global Overview'.E171]" office:value-type="string" office:string-value="§10.25">
            <text:p>§10.25</text:p>
          </table:table-cell>
          <table:table-cell table:style-name="ce36" table:formula="of:=['Global Overview'.H171]" office:value-type="float" office:value="0">
            <text:p>0</text:p>
          </table:table-cell>
          <table:table-cell table:style-name="ce36" table:formula="of:=['Global Overview'.I17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36" table:formula="of:=['Global Overview'.C172]" office:value-type="string" office:string-value="SS">
            <text:p>SS</text:p>
          </table:table-cell>
          <table:table-cell table:style-name="ce36" table:formula="of:=['Global Overview'.D172]" office:value-type="string" office:string-value="RTIA">
            <text:p>RTIA</text:p>
          </table:table-cell>
          <table:table-cell table:style-name="ce36" table:formula="of:=['Global Overview'.E172]" office:value-type="string" office:string-value="§10.26">
            <text:p>§10.26</text:p>
          </table:table-cell>
          <table:table-cell table:style-name="ce36" table:formula="of:=['Global Overview'.H172]" office:value-type="float" office:value="0">
            <text:p>0</text:p>
          </table:table-cell>
          <table:table-cell table:style-name="ce36" table:formula="of:=['Global Overview'.I17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36" table:formula="of:=['Global Overview'.C173]" office:value-type="string" office:string-value="SS">
            <text:p>SS</text:p>
          </table:table-cell>
          <table:table-cell table:style-name="ce36" table:formula="of:=['Global Overview'.D173]" office:value-type="string" office:string-value="RTIA">
            <text:p>RTIA</text:p>
          </table:table-cell>
          <table:table-cell table:style-name="ce36" table:formula="of:=['Global Overview'.E173]" office:value-type="string" office:string-value="§10.27">
            <text:p>§10.27</text:p>
          </table:table-cell>
          <table:table-cell table:style-name="ce36" table:formula="of:=['Global Overview'.H173]" office:value-type="float" office:value="0">
            <text:p>0</text:p>
          </table:table-cell>
          <table:table-cell table:style-name="ce36" table:formula="of:=['Global Overview'.I17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36" table:formula="of:=['Global Overview'.C174]" office:value-type="string" office:string-value="SS">
            <text:p>SS</text:p>
          </table:table-cell>
          <table:table-cell table:style-name="ce36" table:formula="of:=['Global Overview'.D174]" office:value-type="string" office:string-value="RTIA">
            <text:p>RTIA</text:p>
          </table:table-cell>
          <table:table-cell table:style-name="ce36" table:formula="of:=['Global Overview'.E174]" office:value-type="string" office:string-value="§10.28">
            <text:p>§10.28</text:p>
          </table:table-cell>
          <table:table-cell table:style-name="ce36" table:formula="of:=['Global Overview'.H174]" office:value-type="float" office:value="0">
            <text:p>0</text:p>
          </table:table-cell>
          <table:table-cell table:style-name="ce36" table:formula="of:=['Global Overview'.I17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36" table:formula="of:=['Global Overview'.C175]" office:value-type="string" office:string-value="SS">
            <text:p>SS</text:p>
          </table:table-cell>
          <table:table-cell table:style-name="ce36" table:formula="of:=['Global Overview'.D175]" office:value-type="string" office:string-value="RTIA">
            <text:p>RTIA</text:p>
          </table:table-cell>
          <table:table-cell table:style-name="ce36" table:formula="of:=['Global Overview'.E175]" office:value-type="string" office:string-value="§10.29">
            <text:p>§10.29</text:p>
          </table:table-cell>
          <table:table-cell table:style-name="ce36" table:formula="of:=['Global Overview'.H175]" office:value-type="float" office:value="0">
            <text:p>0</text:p>
          </table:table-cell>
          <table:table-cell table:style-name="ce36" table:formula="of:=['Global Overview'.I17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6]" office:value-type="string" office:string-value="Get Dimension Handle Set">
            <text:p>Get Dimension Handle Set</text:p>
          </table:table-cell>
          <table:table-cell table:style-name="ce36" table:formula="of:=['Global Overview'.C176]" office:value-type="string" office:string-value="SS">
            <text:p>SS</text:p>
          </table:table-cell>
          <table:table-cell table:style-name="ce36" table:formula="of:=['Global Overview'.D176]" office:value-type="string" office:string-value="RTIA">
            <text:p>RTIA</text:p>
          </table:table-cell>
          <table:table-cell table:style-name="ce36" table:formula="of:=['Global Overview'.E176]" office:value-type="string" office:string-value="§10.30">
            <text:p>§10.30</text:p>
          </table:table-cell>
          <table:table-cell table:style-name="ce36" table:formula="of:=['Global Overview'.H176]" office:value-type="float" office:value="0">
            <text:p>0</text:p>
          </table:table-cell>
          <table:table-cell table:style-name="ce36" table:formula="of:=['Global Overview'.I17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7]" office:value-type="string" office:string-value="Get Range Bounds">
            <text:p>Get Range Bounds</text:p>
          </table:table-cell>
          <table:table-cell table:style-name="ce36" table:formula="of:=['Global Overview'.C177]" office:value-type="string" office:string-value="SS">
            <text:p>SS</text:p>
          </table:table-cell>
          <table:table-cell table:style-name="ce36" table:formula="of:=['Global Overview'.D177]" office:value-type="string" office:string-value="RTIA">
            <text:p>RTIA</text:p>
          </table:table-cell>
          <table:table-cell table:style-name="ce36" table:formula="of:=['Global Overview'.E177]" office:value-type="string" office:string-value="§10.31">
            <text:p>§10.31</text:p>
          </table:table-cell>
          <table:table-cell table:style-name="ce36" table:formula="of:=['Global Overview'.H177]" office:value-type="float" office:value="0">
            <text:p>0</text:p>
          </table:table-cell>
          <table:table-cell table:style-name="ce36" table:formula="of:=['Global Overview'.I17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8]" office:value-type="string" office:string-value="Set Range Bounds">
            <text:p>Set Range Bounds</text:p>
          </table:table-cell>
          <table:table-cell table:style-name="ce36" table:formula="of:=['Global Overview'.C178]" office:value-type="string" office:string-value="SS">
            <text:p>SS</text:p>
          </table:table-cell>
          <table:table-cell table:style-name="ce36" table:formula="of:=['Global Overview'.D178]" office:value-type="string" office:string-value="RTIA">
            <text:p>RTIA</text:p>
          </table:table-cell>
          <table:table-cell table:style-name="ce36" table:formula="of:=['Global Overview'.E178]" office:value-type="string" office:string-value="§10.32">
            <text:p>§10.32</text:p>
          </table:table-cell>
          <table:table-cell table:style-name="ce36" table:formula="of:=['Global Overview'.H178]" office:value-type="float" office:value="0">
            <text:p>0</text:p>
          </table:table-cell>
          <table:table-cell table:style-name="ce36" table:formula="of:=['Global Overview'.I17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9]" office:value-type="string" office:string-value="Normalize Federate Handle">
            <text:p>Normalize Federate Handle</text:p>
          </table:table-cell>
          <table:table-cell table:style-name="ce36" table:formula="of:=['Global Overview'.C179]" office:value-type="string" office:string-value="SS">
            <text:p>SS</text:p>
          </table:table-cell>
          <table:table-cell table:style-name="ce36" table:formula="of:=['Global Overview'.D179]" office:value-type="string" office:string-value="RTIA">
            <text:p>RTIA</text:p>
          </table:table-cell>
          <table:table-cell table:style-name="ce36" table:formula="of:=['Global Overview'.E179]" office:value-type="string" office:string-value="§10.33">
            <text:p>§10.33</text:p>
          </table:table-cell>
          <table:table-cell table:style-name="ce36" table:formula="of:=['Global Overview'.H179]" office:value-type="float" office:value="0">
            <text:p>0</text:p>
          </table:table-cell>
          <table:table-cell table:style-name="ce36" table:formula="of:=['Global Overview'.I17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0]" office:value-type="string" office:string-value="Normalize Service Group">
            <text:p>Normalize Service Group</text:p>
          </table:table-cell>
          <table:table-cell table:style-name="ce36" table:formula="of:=['Global Overview'.C180]" office:value-type="string" office:string-value="SS">
            <text:p>SS</text:p>
          </table:table-cell>
          <table:table-cell table:style-name="ce36" table:formula="of:=['Global Overview'.D180]" office:value-type="string" office:string-value="RTIA">
            <text:p>RTIA</text:p>
          </table:table-cell>
          <table:table-cell table:style-name="ce36" table:formula="of:=['Global Overview'.E180]" office:value-type="string" office:string-value="§10.34">
            <text:p>§10.34</text:p>
          </table:table-cell>
          <table:table-cell table:style-name="ce36" table:formula="of:=['Global Overview'.H180]" office:value-type="float" office:value="0">
            <text:p>0</text:p>
          </table:table-cell>
          <table:table-cell table:style-name="ce36" table:formula="of:=['Global Overview'.I18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1]" office:value-type="string" office:string-value="Initialize RTI">
            <text:p>Initialize RTI</text:p>
          </table:table-cell>
          <table:table-cell table:style-name="ce36" table:formula="of:=['Global Overview'.C181]" office:value-type="string" office:string-value="SS">
            <text:p>SS</text:p>
          </table:table-cell>
          <table:table-cell table:style-name="ce36" table:formula="of:=['Global Overview'.D181]" office:value-type="string" office:string-value="RTIA">
            <text:p>RTIA</text:p>
          </table:table-cell>
          <table:table-cell table:style-name="ce36" table:formula="of:=['Global Overview'.E181]" office:value-type="string" office:string-value="§10.35">
            <text:p>§10.35</text:p>
          </table:table-cell>
          <table:table-cell table:style-name="ce36" table:formula="of:=['Global Overview'.H181]" office:value-type="float" office:value="0">
            <text:p>0</text:p>
          </table:table-cell>
          <table:table-cell table:style-name="ce36" table:formula="of:=['Global Overview'.I18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2]" office:value-type="string" office:string-value="Finalize RTI">
            <text:p>Finalize RTI</text:p>
          </table:table-cell>
          <table:table-cell table:style-name="ce36" table:formula="of:=['Global Overview'.C182]" office:value-type="string" office:string-value="SS">
            <text:p>SS</text:p>
          </table:table-cell>
          <table:table-cell table:style-name="ce36" table:formula="of:=['Global Overview'.D182]" office:value-type="string" office:string-value="RTIA">
            <text:p>RTIA</text:p>
          </table:table-cell>
          <table:table-cell table:style-name="ce36" table:formula="of:=['Global Overview'.E182]" office:value-type="string" office:string-value="§10.36">
            <text:p>§10.36</text:p>
          </table:table-cell>
          <table:table-cell table:style-name="ce36" table:formula="of:=['Global Overview'.H182]" office:value-type="float" office:value="0">
            <text:p>0</text:p>
          </table:table-cell>
          <table:table-cell table:style-name="ce36" table:formula="of:=['Global Overview'.I18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3]" office:value-type="string" office:string-value="Evoke Callback">
            <text:p>Evoke Callback</text:p>
          </table:table-cell>
          <table:table-cell table:style-name="ce36" table:formula="of:=['Global Overview'.C183]" office:value-type="string" office:string-value="SS">
            <text:p>SS</text:p>
          </table:table-cell>
          <table:table-cell table:style-name="ce36" table:formula="of:=['Global Overview'.D183]" office:value-type="string" office:string-value="RTIA">
            <text:p>RTIA</text:p>
          </table:table-cell>
          <table:table-cell table:style-name="ce36" table:formula="of:=['Global Overview'.E183]" office:value-type="string" office:string-value="§10.37">
            <text:p>§10.37</text:p>
          </table:table-cell>
          <table:table-cell table:style-name="ce36" table:formula="of:=['Global Overview'.H183]" office:value-type="float" office:value="0">
            <text:p>0</text:p>
          </table:table-cell>
          <table:table-cell table:style-name="ce36" table:formula="of:=['Global Overview'.I1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4]" office:value-type="string" office:string-value="Evoke Multiple Callbacks">
            <text:p>Evoke Multiple Callbacks</text:p>
          </table:table-cell>
          <table:table-cell table:style-name="ce36" table:formula="of:=['Global Overview'.C184]" office:value-type="string" office:string-value="SS">
            <text:p>SS</text:p>
          </table:table-cell>
          <table:table-cell table:style-name="ce36" table:formula="of:=['Global Overview'.D184]" office:value-type="string" office:string-value="RTIA">
            <text:p>RTIA</text:p>
          </table:table-cell>
          <table:table-cell table:style-name="ce36" table:formula="of:=['Global Overview'.E184]" office:value-type="string" office:string-value="§10.38">
            <text:p>§10.38</text:p>
          </table:table-cell>
          <table:table-cell table:style-name="ce36" table:formula="of:=['Global Overview'.H184]" office:value-type="float" office:value="0">
            <text:p>0</text:p>
          </table:table-cell>
          <table:table-cell table:style-name="ce36" table:formula="of:=['Global Overview'.I18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5]" office:value-type="string" office:string-value="Enable Callbacks">
            <text:p>Enable Callbacks</text:p>
          </table:table-cell>
          <table:table-cell table:style-name="ce36" table:formula="of:=['Global Overview'.C185]" office:value-type="string" office:string-value="SS">
            <text:p>SS</text:p>
          </table:table-cell>
          <table:table-cell table:style-name="ce36" table:formula="of:=['Global Overview'.D185]" office:value-type="string" office:string-value="RTIA">
            <text:p>RTIA</text:p>
          </table:table-cell>
          <table:table-cell table:style-name="ce36" table:formula="of:=['Global Overview'.E185]" office:value-type="string" office:string-value="§10.39">
            <text:p>§10.39</text:p>
          </table:table-cell>
          <table:table-cell table:style-name="ce36" table:formula="of:=['Global Overview'.H185]" office:value-type="float" office:value="0">
            <text:p>0</text:p>
          </table:table-cell>
          <table:table-cell table:style-name="ce36" table:formula="of:=['Global Overview'.I18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6]" office:value-type="string" office:string-value="Disable Callbacks">
            <text:p>Disable Callbacks</text:p>
          </table:table-cell>
          <table:table-cell table:style-name="ce36" table:formula="of:=['Global Overview'.C186]" office:value-type="string" office:string-value="SS">
            <text:p>SS</text:p>
          </table:table-cell>
          <table:table-cell table:style-name="ce36" table:formula="of:=['Global Overview'.D186]" office:value-type="string" office:string-value="RTIA">
            <text:p>RTIA</text:p>
          </table:table-cell>
          <table:table-cell table:style-name="ce36" table:formula="of:=['Global Overview'.E186]" office:value-type="string" office:string-value="§10.40">
            <text:p>§10.40</text:p>
          </table:table-cell>
          <table:table-cell table:style-name="ce36" table:formula="of:=['Global Overview'.H186]" office:value-type="float" office:value="0">
            <text:p>0</text:p>
          </table:table-cell>
          <table:table-cell table:style-name="ce36" table:formula="of:=['Global Overview'.I18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7]" office:value-type="float" office:value="0">
            <text:p>0</text:p>
          </table:table-cell>
          <table:table-cell table:style-name="ce36" table:formula="of:=['Global Overview'.C187]" office:value-type="float" office:value="0">
            <text:p>0</text:p>
          </table:table-cell>
          <table:table-cell table:style-name="ce36" table:formula="of:=['Global Overview'.D187]" office:value-type="float" office:value="0">
            <text:p>0</text:p>
          </table:table-cell>
          <table:table-cell table:style-name="ce36" table:formula="of:=['Global Overview'.E187]" office:value-type="float" office:value="0">
            <text:p>0</text:p>
          </table:table-cell>
          <table:table-cell table:style-name="ce36" table:formula="of:=['Global Overview'.H187]" office:value-type="float" office:value="0">
            <text:p>0</text:p>
          </table:table-cell>
          <table:table-cell table:style-name="ce36" table:formula="of:=['Global Overview'.I18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88]" office:value-type="string" office:string-value="Management Object Model">
            <text:p>Management Object Model</text:p>
          </table:table-cell>
          <table:table-cell table:style-name="ce35" table:formula="of:=['Global Overview'.C188]" office:value-type="string" office:string-value="MOM">
            <text:p>MOM</text:p>
          </table:table-cell>
          <table:table-cell table:style-name="ce35" table:formula="of:=['Global Overview'.D188]" office:value-type="float" office:value="0">
            <text:p>0</text:p>
          </table:table-cell>
          <table:table-cell table:style-name="ce35" table:formula="of:=['Global Overview'.E188]" office:value-type="float" office:value="0">
            <text:p>0</text:p>
          </table:table-cell>
          <table:table-cell table:style-name="ce35" table:formula="of:=['Global Overview'.H188]" office:value-type="float" office:value="0">
            <text:p>0</text:p>
          </table:table-cell>
          <table:table-cell table:style-name="ce35" table:formula="of:=['Global Overview'.I188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89]" office:value-type="string" office:string-value="MOM Object Class">
            <text:p>MOM Object Class</text:p>
          </table:table-cell>
          <table:table-cell table:style-name="ce36" table:formula="of:=['Global Overview'.C189]" office:value-type="string" office:string-value="MOM">
            <text:p>MOM</text:p>
          </table:table-cell>
          <table:table-cell table:style-name="ce36" table:formula="of:=['Global Overview'.D189]" office:value-type="string" office:string-value="Internal">
            <text:p>Internal</text:p>
          </table:table-cell>
          <table:table-cell table:style-name="ce36" table:formula="of:=['Global Overview'.E189]" office:value-type="string" office:string-value="§11.1">
            <text:p>§11.1</text:p>
          </table:table-cell>
          <table:table-cell table:style-name="ce36" table:formula="of:=['Global Overview'.H189]" office:value-type="string" office:string-value="no">
            <text:p>no</text:p>
          </table:table-cell>
          <table:table-cell table:style-name="ce36" table:formula="of:=['Global Overview'.I18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0]" office:value-type="string" office:string-value="MOM Interaction Class">
            <text:p>MOM Interaction Class</text:p>
          </table:table-cell>
          <table:table-cell table:style-name="ce36" table:formula="of:=['Global Overview'.C190]" office:value-type="string" office:string-value="MOM">
            <text:p>MOM</text:p>
          </table:table-cell>
          <table:table-cell table:style-name="ce36" table:formula="of:=['Global Overview'.D190]" office:value-type="string" office:string-value="Internal">
            <text:p>Internal</text:p>
          </table:table-cell>
          <table:table-cell table:style-name="ce36" table:formula="of:=['Global Overview'.E190]" office:value-type="string" office:string-value="§11.2">
            <text:p>§11.2</text:p>
          </table:table-cell>
          <table:table-cell table:style-name="ce36" table:formula="of:=['Global Overview'.H190]" office:value-type="string" office:string-value="no">
            <text:p>no</text:p>
          </table:table-cell>
          <table:table-cell table:style-name="ce36" table:formula="of:=['Global Overview'.I19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36" table:formula="of:=['Global Overview'.C191]" office:value-type="string" office:string-value="MOM">
            <text:p>MOM</text:p>
          </table:table-cell>
          <table:table-cell table:style-name="ce36" table:formula="of:=['Global Overview'.D191]" office:value-type="string" office:string-value="Internal">
            <text:p>Internal</text:p>
          </table:table-cell>
          <table:table-cell table:style-name="ce36" table:formula="of:=['Global Overview'.E191]" office:value-type="float" office:value="0">
            <text:p>0</text:p>
          </table:table-cell>
          <table:table-cell table:style-name="ce36" table:formula="of:=['Global Overview'.H191]" office:value-type="string" office:string-value="no">
            <text:p>no</text:p>
          </table:table-cell>
          <table:table-cell table:style-name="ce36" table:formula="of:=['Global Overview'.I191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2]" office:value-type="string" office:string-value="Service Reporting">
            <text:p>Service Reporting</text:p>
          </table:table-cell>
          <table:table-cell table:style-name="ce36" table:formula="of:=['Global Overview'.C192]" office:value-type="string" office:string-value="MOM">
            <text:p>MOM</text:p>
          </table:table-cell>
          <table:table-cell table:style-name="ce36" table:formula="of:=['Global Overview'.D192]" office:value-type="string" office:string-value="Internal">
            <text:p>Internal</text:p>
          </table:table-cell>
          <table:table-cell table:style-name="ce36" table:formula="of:=['Global Overview'.E192]" office:value-type="float" office:value="0">
            <text:p>0</text:p>
          </table:table-cell>
          <table:table-cell table:style-name="ce36" table:formula="of:=['Global Overview'.H192]" office:value-type="string" office:string-value="no">
            <text:p>no</text:p>
          </table:table-cell>
          <table:table-cell table:style-name="ce36" table:formula="of:=['Global Overview'.I192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0]" office:value-type="float" office:value="0">
            <text:p>0</text:p>
          </table:table-cell>
          <table:table-cell table:style-name="ce36" table:formula="of:=['Global Overview'.C210]" office:value-type="float" office:value="0">
            <text:p>0</text:p>
          </table:table-cell>
          <table:table-cell table:style-name="ce36" table:formula="of:=['Global Overview'.D210]" office:value-type="float" office:value="0">
            <text:p>0</text:p>
          </table:table-cell>
          <table:table-cell table:style-name="ce36" table:formula="of:=['Global Overview'.E210]" office:value-type="float" office:value="0">
            <text:p>0</text:p>
          </table:table-cell>
          <table:table-cell table:style-name="ce36" table:formula="of:=['Global Overview'.H210]" office:value-type="float" office:value="0">
            <text:p>0</text:p>
          </table:table-cell>
          <table:table-cell table:style-name="ce36" table:formula="of:=['Global Overview'.I2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2" table:formula="of:=['Global Overview'.B211]" office:value-type="float" office:value="0">
            <text:p>0</text:p>
          </table:table-cell>
          <table:table-cell table:style-name="ce37" table:formula="of:=['Global Overview'.C211]" office:value-type="float" office:value="0">
            <text:p>0</text:p>
          </table:table-cell>
          <table:table-cell table:style-name="ce37" table:formula="of:=['Global Overview'.D211]" office:value-type="float" office:value="0">
            <text:p>0</text:p>
          </table:table-cell>
          <table:table-cell table:style-name="ce37" table:formula="of:=['Global Overview'.E211]" office:value-type="float" office:value="0">
            <text:p>0</text:p>
          </table:table-cell>
          <table:table-cell table:style-name="ce37" table:formula="of:=['Global Overview'.H211]" office:value-type="float" office:value="0">
            <text:p>0</text:p>
          </table:table-cell>
          <table:table-cell table:style-name="ce37" table:formula="of:=['Global Overview'.I211]" office:value-type="float" office:value="0">
            <text:p>0</text:p>
          </table:table-cell>
          <table:table-cell table:style-name="ce42"/>
          <table:table-cell table:style-name="ce37"/>
          <table:table-cell table:style-name="ce47"/>
          <table:table-cell table:number-columns-repeated="1014"/>
        </table:table-row>
        <table:table-row table:style-name="ro2">
          <table:table-cell/>
          <table:table-cell table:formula="of:=['Global Overview'.B212]" office:value-type="float" office:value="0">
            <text:p>0</text:p>
          </table:table-cell>
          <table:table-cell table:formula="of:=['Global Overview'.C212]" office:value-type="float" office:value="0">
            <text:p>0</text:p>
          </table:table-cell>
          <table:table-cell table:formula="of:=['Global Overview'.D212]" office:value-type="float" office:value="0">
            <text:p>0</text:p>
          </table:table-cell>
          <table:table-cell table:formula="of:=['Global Overview'.E212]" office:value-type="float" office:value="0">
            <text:p>0</text:p>
          </table:table-cell>
          <table:table-cell table:formula="of:=['Global Overview'.H212]" office:value-type="float" office:value="0">
            <text:p>0</text:p>
          </table:table-cell>
          <table:table-cell table:formula="of:=['Global Overview'.I212]" office:value-type="float" office:value="0">
            <text:p>0</text:p>
          </table:table-cell>
          <table:table-cell table:number-columns-repeated="1017"/>
        </table:table-row>
        <table:table-row table:style-name="ro2" table:number-rows-repeated="65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00" table:style-name="ta1" table:print="false">
        <table:table-column table:style-name="co11" table:default-cell-style-name="ce1"/>
        <table:table-column table:style-name="co19" table:default-cell-style-name="ce1"/>
        <table:table-column table:style-name="co20" table:default-cell-style-name="ce10"/>
        <table:table-column table:style-name="co21" table:default-cell-style-name="ce10"/>
        <table:table-column table:style-name="co3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51"/>
        <table:table-column table:style-name="co10" table:default-cell-style-name="ce1"/>
        <table:table-column table:style-name="co25" table:default-cell-style-name="ce51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48" table:formula="of:=[HLA13.B2]" office:value-type="string" office:string-value="HLA Services">
            <text:p>HLA Services</text:p>
          </table:table-cell>
          <table:table-cell table:style-name="ce50" office:value-type="string">
            <text:p>Cat.</text:p>
          </table:table-cell>
          <table:table-cell table:style-name="ce50" table:formula="of:=[HLA13.D2]" office:value-type="string" office:string-value="RTIA FedA">
            <text:p>RTIA FedA</text:p>
          </table:table-cell>
          <table:table-cell table:style-name="ce50" office:value-type="string">
            <text:p>Norm</text:p>
          </table:table-cell>
          <table:table-cell table:style-name="ce50" office:value-type="string">
            <text:p>CERTI</text:p>
            <text:p>Kernel</text:p>
          </table:table-cell>
          <table:table-cell table:style-name="ce50" office:value-type="string">
            <text:p>1516-2000</text:p>
            <text:p>Implem.</text:p>
          </table:table-cell>
          <table:table-cell table:style-name="ce52" office:value-type="string">
            <text:p>Implementation Comment</text:p>
          </table:table-cell>
          <table:table-cell table:style-name="ce50" office:value-type="string">
            <text:p>Test</text:p>
          </table:table-cell>
          <table:table-cell table:style-name="ce59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F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J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F5]" office:value-type="date" office:date-value="1899-12-30">
            <text:p>30/12/99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J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F6]" office:value-type="date" office:date-value="1899-12-30">
            <text:p>30/12/99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J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F7]" office:value-type="date" office:date-value="1899-12-30">
            <text:p>30/12/99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J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F8]" office:value-type="string" office:string-value="§4.2">
            <text:p>§4.2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J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F9]" office:value-type="string" office:string-value="§4.3">
            <text:p>§4.3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J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F10]" office:value-type="date" office:date-value="1899-12-30">
            <text:p>30/12/99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J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F11]" office:value-type="date" office:date-value="1899-12-30">
            <text:p>30/12/99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J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F12]" office:value-type="string" office:string-value="§4.4">
            <text:p>§4.4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J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F13]" office:value-type="string" office:string-value="§4.5">
            <text:p>§4.5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J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F14]" office:value-type="string" office:string-value="§4.6">
            <text:p>§4.6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J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F15]" office:value-type="string" office:string-value="§4.7">
            <text:p>§4.7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J1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F16]" office:value-type="string" office:string-value="§4.8">
            <text:p>§4.8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J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F17]" office:value-type="string" office:string-value="§4.9">
            <text:p>§4.9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J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F18]" office:value-type="string" office:string-value="§4.10">
            <text:p>§4.10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J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F19]" office:value-type="string" office:string-value="§4.11">
            <text:p>§4.11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J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F20]" office:value-type="string" office:string-value="§4.12">
            <text:p>§4.12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J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F21]" office:value-type="string" office:string-value="§4.13">
            <text:p>§4.13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J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F22]" office:value-type="string" office:string-value="§4.14">
            <text:p>§4.14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J2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F23]" office:value-type="string" office:string-value="§4.15">
            <text:p>§4.15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J2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F24]" office:value-type="date" office:date-value="1899-12-30">
            <text:p>30/12/99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J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F25]" office:value-type="string" office:string-value="§4.16">
            <text:p>§4.16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J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F26]" office:value-type="string" office:string-value="§4.17">
            <text:p>§4.17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J2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F27]" office:value-type="string" office:string-value="§4.18">
            <text:p>§4.18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J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F28]" office:value-type="string" office:string-value="§4.19">
            <text:p>§4.19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J2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F29]" office:value-type="string" office:string-value="§4.20">
            <text:p>§4.20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J2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F30]" office:value-type="string" office:string-value="§4.21">
            <text:p>§4.21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J3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F31]" office:value-type="string" office:string-value="§4.22">
            <text:p>§4.22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J3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F32]" office:value-type="string" office:string-value="§4.23">
            <text:p>§4.23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J3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F33]" office:value-type="date" office:date-value="1899-12-30">
            <text:p>30/12/99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J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F34]" office:value-type="string" office:string-value="§4.24">
            <text:p>§4.24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J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F35]" office:value-type="string" office:string-value="§4.25">
            <text:p>§4.25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J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F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J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F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J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F38]" office:value-type="string" office:string-value="§5.2">
            <text:p>§5.2</text:p>
          </table:table-cell>
          <table:table-cell table:style-name="ce14" table:formula="of:=['Global Overview'.H38]" office:value-type="string" office:string-value="yes">
            <text:p>yes</text:p>
          </table:table-cell>
          <table:table-cell table:style-name="ce14" table:formula="of:=['Global Overview'.J3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F39]" office:value-type="string" office:string-value="§5.3">
            <text:p>§5.3</text:p>
          </table:table-cell>
          <table:table-cell table:style-name="ce14" table:formula="of:=['Global Overview'.H39]" office:value-type="string" office:string-value="partial">
            <text:p>partial</text:p>
          </table:table-cell>
          <table:table-cell table:style-name="ce14" table:formula="of:=['Global Overview'.J39]" office:value-type="string" office:string-value="partial">
            <text:p>partial</text:p>
          </table:table-cell>
          <table:table-cell table:style-name="ce54" office:value-type="string">
            <text:p>unpublish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F40]" office:value-type="string" office:string-value="§5.4">
            <text:p>§5.4</text:p>
          </table:table-cell>
          <table:table-cell table:style-name="ce14" table:formula="of:=['Global Overview'.H40]" office:value-type="string" office:string-value="yes">
            <text:p>yes</text:p>
          </table:table-cell>
          <table:table-cell table:style-name="ce14" table:formula="of:=['Global Overview'.J4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F41]" office:value-type="string" office:string-value="§5.5">
            <text:p>§5.5</text:p>
          </table:table-cell>
          <table:table-cell table:style-name="ce14" table:formula="of:=['Global Overview'.H41]" office:value-type="string" office:string-value="yes">
            <text:p>yes</text:p>
          </table:table-cell>
          <table:table-cell table:style-name="ce14" table:formula="of:=['Global Overview'.J4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F42]" office:value-type="string" office:string-value="§5.6">
            <text:p>§5.6</text:p>
          </table:table-cell>
          <table:table-cell table:style-name="ce14" table:formula="of:=['Global Overview'.H42]" office:value-type="string" office:string-value="yes">
            <text:p>yes</text:p>
          </table:table-cell>
          <table:table-cell table:style-name="ce14" table:formula="of:=['Global Overview'.J4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F43]" office:value-type="string" office:string-value="§5.7">
            <text:p>§5.7</text:p>
          </table:table-cell>
          <table:table-cell table:style-name="ce14" table:formula="of:=['Global Overview'.H43]" office:value-type="string" office:string-value="partial">
            <text:p>partial</text:p>
          </table:table-cell>
          <table:table-cell table:style-name="ce14" table:formula="of:=['Global Overview'.J43]" office:value-type="string" office:string-value="partial">
            <text:p>partial</text:p>
          </table:table-cell>
          <table:table-cell table:style-name="ce54" office:value-type="string">
            <text:p>unsubscribe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F44]" office:value-type="string" office:string-value="§5.8">
            <text:p>§5.8</text:p>
          </table:table-cell>
          <table:table-cell table:style-name="ce14" table:formula="of:=['Global Overview'.H44]" office:value-type="string" office:string-value="yes">
            <text:p>yes</text:p>
          </table:table-cell>
          <table:table-cell table:style-name="ce14" table:formula="of:=['Global Overview'.J4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F45]" office:value-type="string" office:string-value="§5.9">
            <text:p>§5.9</text:p>
          </table:table-cell>
          <table:table-cell table:style-name="ce14" table:formula="of:=['Global Overview'.H45]" office:value-type="string" office:string-value="yes">
            <text:p>yes</text:p>
          </table:table-cell>
          <table:table-cell table:style-name="ce14" table:formula="of:=['Global Overview'.J4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F46]" office:value-type="string" office:string-value="§5.10">
            <text:p>§5.10</text:p>
          </table:table-cell>
          <table:table-cell table:style-name="ce14" table:formula="of:=['Global Overview'.H46]" office:value-type="string" office:string-value="yes">
            <text:p>yes</text:p>
          </table:table-cell>
          <table:table-cell table:style-name="ce14" table:formula="of:=['Global Overview'.J4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F47]" office:value-type="string" office:string-value="§5.11">
            <text:p>§5.11</text:p>
          </table:table-cell>
          <table:table-cell table:style-name="ce14" table:formula="of:=['Global Overview'.H47]" office:value-type="string" office:string-value="yes">
            <text:p>yes</text:p>
          </table:table-cell>
          <table:table-cell table:style-name="ce14" table:formula="of:=['Global Overview'.J4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F48]" office:value-type="string" office:string-value="§5.12">
            <text:p>§5.12</text:p>
          </table:table-cell>
          <table:table-cell table:style-name="ce14" table:formula="of:=['Global Overview'.H48]" office:value-type="string" office:string-value="yes">
            <text:p>yes</text:p>
          </table:table-cell>
          <table:table-cell table:style-name="ce14" table:formula="of:=['Global Overview'.J4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F49]" office:value-type="string" office:string-value="§5.13">
            <text:p>§5.13</text:p>
          </table:table-cell>
          <table:table-cell table:style-name="ce14" table:formula="of:=['Global Overview'.H49]" office:value-type="string" office:string-value="yes">
            <text:p>yes</text:p>
          </table:table-cell>
          <table:table-cell table:style-name="ce14" table:formula="of:=['Global Overview'.J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F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J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F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J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3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F52]" office:value-type="string" office:string-value="§6.2">
            <text:p>§6.2</text:p>
          </table:table-cell>
          <table:table-cell table:style-name="ce14" table:formula="of:=['Global Overview'.H52]" office:value-type="string" office:string-value="yes">
            <text:p>yes</text:p>
          </table:table-cell>
          <table:table-cell table:style-name="ce14" table:formula="of:=['Global Overview'.J52]" office:value-type="string" office:string-value="yes">
            <text:p>yes</text:p>
          </table:table-cell>
          <table:table-cell table:style-name="ce54" office:value-type="string">
            <text:p>new functionality for CERTI since 1516-2000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F53]" office:value-type="string" office:string-value="§6.3">
            <text:p>§6.3</text:p>
          </table:table-cell>
          <table:table-cell table:style-name="ce14" table:formula="of:=['Global Overview'.H53]" office:value-type="string" office:string-value="yes">
            <text:p>yes</text:p>
          </table:table-cell>
          <table:table-cell table:style-name="ce14" table:formula="of:=['Global Overview'.J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6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F58]" office:value-type="string" office:string-value="§6.8">
            <text:p>§6.8</text:p>
          </table:table-cell>
          <table:table-cell table:style-name="ce14" table:formula="of:=['Global Overview'.H58]" office:value-type="string" office:string-value="yes">
            <text:p>yes</text:p>
          </table:table-cell>
          <table:table-cell table:style-name="ce14" table:formula="of:=['Global Overview'.J58]" office:value-type="string" office:string-value="partial">
            <text:p>partial</text:p>
          </table:table-cell>
          <table:table-cell table:style-name="ce54" office:value-type="string">
            <text:p>note: still allowed federates to register objects without reserving name (out-of-spec)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F59]" office:value-type="string" office:string-value="§6.5">
            <text:p>§6.5</text:p>
          </table:table-cell>
          <table:table-cell table:style-name="ce14" table:formula="of:=['Global Overview'.H59]" office:value-type="string" office:string-value="yes">
            <text:p>yes</text:p>
          </table:table-cell>
          <table:table-cell table:style-name="ce14" table:formula="of:=['Global Overview'.J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F60]" office:value-type="string" office:string-value="§6.6">
            <text:p>§6.6</text:p>
          </table:table-cell>
          <table:table-cell table:style-name="ce14" table:formula="of:=['Global Overview'.H60]" office:value-type="string" office:string-value="yes">
            <text:p>yes</text:p>
          </table:table-cell>
          <table:table-cell table:style-name="ce14" table:formula="of:=['Global Overview'.J6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F61]" office:value-type="string" office:string-value="§6.7">
            <text:p>§6.7</text:p>
          </table:table-cell>
          <table:table-cell table:style-name="ce14" table:formula="of:=['Global Overview'.H61]" office:value-type="string" office:string-value="yes">
            <text:p>yes</text:p>
          </table:table-cell>
          <table:table-cell table:style-name="ce14" table:formula="of:=['Global Overview'.J6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F62]" office:value-type="string" office:string-value="§6.8">
            <text:p>§6.8</text:p>
          </table:table-cell>
          <table:table-cell table:style-name="ce14" table:formula="of:=['Global Overview'.H62]" office:value-type="string" office:string-value="yes">
            <text:p>yes</text:p>
          </table:table-cell>
          <table:table-cell table:style-name="ce14" table:formula="of:=['Global Overview'.J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F63]" office:value-type="string" office:string-value="§6.9">
            <text:p>§6.9</text:p>
          </table:table-cell>
          <table:table-cell table:style-name="ce14" table:formula="of:=['Global Overview'.H63]" office:value-type="string" office:string-value="yes">
            <text:p>yes</text:p>
          </table:table-cell>
          <table:table-cell table:style-name="ce14" table:formula="of:=['Global Overview'.J6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F64]" office:value-type="string" office:string-value="§6.10">
            <text:p>§6.10</text:p>
          </table:table-cell>
          <table:table-cell table:style-name="ce14" table:formula="of:=['Global Overview'.H64]" office:value-type="string" office:string-value="yes">
            <text:p>yes</text:p>
          </table:table-cell>
          <table:table-cell table:style-name="ce14" table:formula="of:=['Global Overview'.J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F65]" office:value-type="string" office:string-value="§6.11">
            <text:p>§6.11</text:p>
          </table:table-cell>
          <table:table-cell table:style-name="ce14" table:formula="of:=['Global Overview'.H65]" office:value-type="string" office:string-value="yes">
            <text:p>yes</text:p>
          </table:table-cell>
          <table:table-cell table:style-name="ce14" table:formula="of:=['Global Overview'.J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F66]" office:value-type="string" office:string-value="§6.12">
            <text:p>§6.12</text:p>
          </table:table-cell>
          <table:table-cell table:style-name="ce14" table:formula="of:=['Global Overview'.H66]" office:value-type="string" office:string-value="yes">
            <text:p>yes</text:p>
          </table:table-cell>
          <table:table-cell table:style-name="ce14" table:formula="of:=['Global Overview'.J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te Transportation Type">
            <text:p>Change Attribut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F67]" office:value-type="string" office:string-value="§6.13">
            <text:p>§6.13</text:p>
          </table:table-cell>
          <table:table-cell table:style-name="ce14" table:formula="of:=['Global Overview'.H67]" office:value-type="string" office:string-value="yes">
            <text:p>yes</text:p>
          </table:table-cell>
          <table:table-cell table:style-name="ce14" table:formula="of:=['Global Overview'.J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F68]" office:value-type="string" office:string-value="§6.14">
            <text:p>§6.14</text:p>
          </table:table-cell>
          <table:table-cell table:style-name="ce14" table:formula="of:=['Global Overview'.H68]" office:value-type="string" office:string-value="yes">
            <text:p>yes</text:p>
          </table:table-cell>
          <table:table-cell table:style-name="ce14" table:formula="of:=['Global Overview'.J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F69]" office:value-type="string" office:string-value="§6.15">
            <text:p>§6.15</text:p>
          </table:table-cell>
          <table:table-cell table:style-name="ce14" table:formula="of:=['Global Overview'.H69]" office:value-type="string" office:string-value="partial">
            <text:p>partial</text:p>
          </table:table-cell>
          <table:table-cell table:style-name="ce14" table:formula="of:=['Global Overview'.J6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F70]" office:value-type="string" office:string-value="§6.16">
            <text:p>§6.16</text:p>
          </table:table-cell>
          <table:table-cell table:style-name="ce14" table:formula="of:=['Global Overview'.H70]" office:value-type="string" office:string-value="partial">
            <text:p>partial</text:p>
          </table:table-cell>
          <table:table-cell table:style-name="ce14" table:formula="of:=['Global Overview'.J7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F71]" office:value-type="string" office:string-value="§6.17">
            <text:p>§6.17</text:p>
          </table:table-cell>
          <table:table-cell table:style-name="ce14" table:formula="of:=['Global Overview'.H71]" office:value-type="string" office:string-value="yes">
            <text:p>yes</text:p>
          </table:table-cell>
          <table:table-cell table:style-name="ce14" table:formula="of:=['Global Overview'.J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F72]" office:value-type="string" office:string-value="§6.18">
            <text:p>§6.18</text:p>
          </table:table-cell>
          <table:table-cell table:style-name="ce14" table:formula="of:=['Global Overview'.H72]" office:value-type="string" office:string-value="yes">
            <text:p>yes</text:p>
          </table:table-cell>
          <table:table-cell table:style-name="ce14" table:formula="of:=['Global Overview'.J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F73]" office:value-type="string" office:string-value="§6.19">
            <text:p>§6.19</text:p>
          </table:table-cell>
          <table:table-cell table:style-name="ce14" table:formula="of:=['Global Overview'.H73]" office:value-type="string" office:string-value="partial">
            <text:p>partial</text:p>
          </table:table-cell>
          <table:table-cell table:style-name="ce14" table:formula="of:=['Global Overview'.J7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F74]" office:value-type="string" office:string-value="§6.20">
            <text:p>§6.20</text:p>
          </table:table-cell>
          <table:table-cell table:style-name="ce14" table:formula="of:=['Global Overview'.H74]" office:value-type="string" office:string-value="partial">
            <text:p>partial</text:p>
          </table:table-cell>
          <table:table-cell table:style-name="ce14" table:formula="of:=['Global Overview'.J7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float" office:value="0">
            <text:p>0</text:p>
          </table:table-cell>
          <table:table-cell table:style-name="ce14" table:formula="of:=['Global Overview'.C83]" office:value-type="float" office:value="0">
            <text:p>0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F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J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84]" office:value-type="string" office:string-value="Ownership management">
            <text:p>Ownership management</text:p>
          </table:table-cell>
          <table:table-cell table:style-name="ce20" table:formula="of:=['Global Overview'.C84]" office:value-type="string" office:string-value="OWM">
            <text:p>OWM</text:p>
          </table:table-cell>
          <table:table-cell table:style-name="ce20" table:formula="of:=['Global Overview'.D84]" office:value-type="float" office:value="0">
            <text:p>0</text:p>
          </table:table-cell>
          <table:table-cell table:style-name="ce20" table:formula="of:=['Global Overview'.F84]" office:value-type="float" office:value="0">
            <text:p>0</text:p>
          </table:table-cell>
          <table:table-cell table:style-name="ce20" table:formula="of:=['Global Overview'.H84]" office:value-type="float" office:value="0">
            <text:p>0</text:p>
          </table:table-cell>
          <table:table-cell table:style-name="ce20" table:formula="of:=['Global Overview'.J8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string" office:string-value="RTIA">
            <text:p>RTIA</text:p>
          </table:table-cell>
          <table:table-cell table:style-name="ce14" table:formula="of:=['Global Overview'.F85]" office:value-type="string" office:string-value="§7.2">
            <text:p>§7.2</text:p>
          </table:table-cell>
          <table:table-cell table:style-name="ce14" table:formula="of:=['Global Overview'.H85]" office:value-type="string" office:string-value="yes">
            <text:p>yes</text:p>
          </table:table-cell>
          <table:table-cell table:style-name="ce14" table:formula="of:=['Global Overview'.J8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string" office:string-value="RTIA">
            <text:p>RTIA</text:p>
          </table:table-cell>
          <table:table-cell table:style-name="ce14" table:formula="of:=['Global Overview'.F86]" office:value-type="string" office:string-value="§7.3">
            <text:p>§7.3</text:p>
          </table:table-cell>
          <table:table-cell table:style-name="ce14" table:formula="of:=['Global Overview'.H86]" office:value-type="string" office:string-value="yes">
            <text:p>yes</text:p>
          </table:table-cell>
          <table:table-cell table:style-name="ce14" table:formula="of:=['Global Overview'.J8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string" office:string-value="FedA">
            <text:p>FedA</text:p>
          </table:table-cell>
          <table:table-cell table:style-name="ce14" table:formula="of:=['Global Overview'.F87]" office:value-type="string" office:string-value="§7.4">
            <text:p>§7.4</text:p>
          </table:table-cell>
          <table:table-cell table:style-name="ce14" table:formula="of:=['Global Overview'.H87]" office:value-type="string" office:string-value="yes">
            <text:p>yes</text:p>
          </table:table-cell>
          <table:table-cell table:style-name="ce14" table:formula="of:=['Global Overview'.J8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Request Divestiture Confirmation">
            <text:p>Request Divestiture Confirmation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string" office:string-value="FedA">
            <text:p>FedA</text:p>
          </table:table-cell>
          <table:table-cell table:style-name="ce14" table:formula="of:=['Global Overview'.F88]" office:value-type="string" office:string-value="§7.5">
            <text:p>§7.5</text:p>
          </table:table-cell>
          <table:table-cell table:style-name="ce14" table:formula="of:=['Global Overview'.H88]" office:value-type="string" office:string-value="yes">
            <text:p>yes</text:p>
          </table:table-cell>
          <table:table-cell table:style-name="ce14" table:formula="of:=['Global Overview'.J8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onfirm Divestiture">
            <text:p>Confirm Divestitur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string" office:string-value="RTIA">
            <text:p>RTIA</text:p>
          </table:table-cell>
          <table:table-cell table:style-name="ce14" table:formula="of:=['Global Overview'.F89]" office:value-type="string" office:string-value="§7.6">
            <text:p>§7.6</text:p>
          </table:table-cell>
          <table:table-cell table:style-name="ce14" table:formula="of:=['Global Overview'.H89]" office:value-type="string" office:string-value="no">
            <text:p>no</text:p>
          </table:table-cell>
          <table:table-cell table:style-name="ce14" table:formula="of:=['Global Overview'.J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string" office:string-value="FedA">
            <text:p>FedA</text:p>
          </table:table-cell>
          <table:table-cell table:style-name="ce14" table:formula="of:=['Global Overview'.F90]" office:value-type="string" office:string-value="§7.7">
            <text:p>§7.7</text:p>
          </table:table-cell>
          <table:table-cell table:style-name="ce14" table:formula="of:=['Global Overview'.H90]" office:value-type="string" office:string-value="yes">
            <text:p>yes</text:p>
          </table:table-cell>
          <table:table-cell table:style-name="ce14" table:formula="of:=['Global Overview'.J9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Attribute Ownership Acquisition">
            <text:p>Attribute Ownership Acquisition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string" office:string-value="RTIA">
            <text:p>RTIA</text:p>
          </table:table-cell>
          <table:table-cell table:style-name="ce14" table:formula="of:=['Global Overview'.F91]" office:value-type="string" office:string-value="§7.8">
            <text:p>§7.8</text:p>
          </table:table-cell>
          <table:table-cell table:style-name="ce14" table:formula="of:=['Global Overview'.H91]" office:value-type="string" office:string-value="yes">
            <text:p>yes</text:p>
          </table:table-cell>
          <table:table-cell table:style-name="ce14" table:formula="of:=['Global Overview'.J9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F92]" office:value-type="string" office:string-value="§7.9">
            <text:p>§7.9</text:p>
          </table:table-cell>
          <table:table-cell table:style-name="ce14" table:formula="of:=['Global Overview'.H92]" office:value-type="string" office:string-value="yes">
            <text:p>yes</text:p>
          </table:table-cell>
          <table:table-cell table:style-name="ce14" table:formula="of:=['Global Overview'.J9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Attribute Ownership Unavailable">
            <text:p>Attribute Ownership Unavailabl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F93]" office:value-type="string" office:string-value="§7.10">
            <text:p>§7.10</text:p>
          </table:table-cell>
          <table:table-cell table:style-name="ce14" table:formula="of:=['Global Overview'.H93]" office:value-type="string" office:string-value="yes">
            <text:p>yes</text:p>
          </table:table-cell>
          <table:table-cell table:style-name="ce14" table:formula="of:=['Global Overview'.J9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Request Attribute Ownership Release">
            <text:p>Request Attribute Ownership Release</text:p>
          </table:table-cell>
          <table:table-cell table:style-name="ce14" table:formula="of:=['Global Overview'.C94]" office:value-type="string" office:string-value="OWM">
            <text:p>OWM</text:p>
          </table:table-cell>
          <table:table-cell table:style-name="ce14" table:formula="of:=['Global Overview'.D94]" office:value-type="string" office:string-value="FedA">
            <text:p>FedA</text:p>
          </table:table-cell>
          <table:table-cell table:style-name="ce14" table:formula="of:=['Global Overview'.F94]" office:value-type="string" office:string-value="§7.11">
            <text:p>§7.11</text:p>
          </table:table-cell>
          <table:table-cell table:style-name="ce14" table:formula="of:=['Global Overview'.H94]" office:value-type="string" office:string-value="yes">
            <text:p>yes</text:p>
          </table:table-cell>
          <table:table-cell table:style-name="ce14" table:formula="of:=['Global Overview'.J9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96]" office:value-type="string" office:string-value="OWM">
            <text:p>OW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F96]" office:value-type="string" office:string-value="§7.12">
            <text:p>§7.12</text:p>
          </table:table-cell>
          <table:table-cell table:style-name="ce14" table:formula="of:=['Global Overview'.H96]" office:value-type="string" office:string-value="yes">
            <text:p>yes</text:p>
          </table:table-cell>
          <table:table-cell table:style-name="ce14" table:formula="of:=['Global Overview'.J9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97]" office:value-type="string" office:string-value="OWM">
            <text:p>OW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F97]" office:value-type="string" office:string-value="§7.13">
            <text:p>§7.13</text:p>
          </table:table-cell>
          <table:table-cell table:style-name="ce14" table:formula="of:=['Global Overview'.H97]" office:value-type="string" office:string-value="yes">
            <text:p>yes</text:p>
          </table:table-cell>
          <table:table-cell table:style-name="ce14" table:formula="of:=['Global Overview'.J9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98]" office:value-type="string" office:string-value="OWM">
            <text:p>OW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F98]" office:value-type="string" office:string-value="§7.14">
            <text:p>§7.14</text:p>
          </table:table-cell>
          <table:table-cell table:style-name="ce14" table:formula="of:=['Global Overview'.H98]" office:value-type="string" office:string-value="yes">
            <text:p>yes</text:p>
          </table:table-cell>
          <table:table-cell table:style-name="ce14" table:formula="of:=['Global Overview'.J9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9]" office:value-type="string" office:string-value="OWM">
            <text:p>OWM</text:p>
          </table:table-cell>
          <table:table-cell table:style-name="ce14" table:formula="of:=['Global Overview'.D99]" office:value-type="string" office:string-value="FedA">
            <text:p>FedA</text:p>
          </table:table-cell>
          <table:table-cell table:style-name="ce14" table:formula="of:=['Global Overview'.F99]" office:value-type="string" office:string-value="§7.15">
            <text:p>§7.15</text:p>
          </table:table-cell>
          <table:table-cell table:style-name="ce14" table:formula="of:=['Global Overview'.H99]" office:value-type="string" office:string-value="yes">
            <text:p>yes</text:p>
          </table:table-cell>
          <table:table-cell table:style-name="ce14" table:formula="of:=['Global Overview'.J9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Query Attribute Ownership">
            <text:p>Query Attribute Ownership</text:p>
          </table:table-cell>
          <table:table-cell table:style-name="ce14" table:formula="of:=['Global Overview'.C100]" office:value-type="string" office:string-value="OWM">
            <text:p>OW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F100]" office:value-type="string" office:string-value="§7.16">
            <text:p>§7.16</text:p>
          </table:table-cell>
          <table:table-cell table:style-name="ce14" table:formula="of:=['Global Overview'.H100]" office:value-type="string" office:string-value="yes">
            <text:p>yes</text:p>
          </table:table-cell>
          <table:table-cell table:style-name="ce14" table:formula="of:=['Global Overview'.J10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Inform Attribute Ownership">
            <text:p>Inform Attribute Ownership</text:p>
          </table:table-cell>
          <table:table-cell table:style-name="ce14" table:formula="of:=['Global Overview'.C101]" office:value-type="string" office:string-value="OWM">
            <text:p>OWM</text:p>
          </table:table-cell>
          <table:table-cell table:style-name="ce14" table:formula="of:=['Global Overview'.D101]" office:value-type="string" office:string-value="FedA">
            <text:p>FedA</text:p>
          </table:table-cell>
          <table:table-cell table:style-name="ce14" table:formula="of:=['Global Overview'.F101]" office:value-type="string" office:string-value="§7.17">
            <text:p>§7.17</text:p>
          </table:table-cell>
          <table:table-cell table:style-name="ce14" table:formula="of:=['Global Overview'.H101]" office:value-type="string" office:string-value="yes">
            <text:p>yes</text:p>
          </table:table-cell>
          <table:table-cell table:style-name="ce14" table:formula="of:=['Global Overview'.J10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Is Attribute Owned By Federate">
            <text:p>Is Attribute Owned By Federate</text:p>
          </table:table-cell>
          <table:table-cell table:style-name="ce14" table:formula="of:=['Global Overview'.C102]" office:value-type="string" office:string-value="OWM">
            <text:p>OW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F102]" office:value-type="string" office:string-value="§7.18">
            <text:p>§7.18</text:p>
          </table:table-cell>
          <table:table-cell table:style-name="ce14" table:formula="of:=['Global Overview'.H102]" office:value-type="string" office:string-value="yes">
            <text:p>yes</text:p>
          </table:table-cell>
          <table:table-cell table:style-name="ce14" table:formula="of:=['Global Overview'.J10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float" office:value="0">
            <text:p>0</text:p>
          </table:table-cell>
          <table:table-cell table:style-name="ce14" table:formula="of:=['Global Overview'.C103]" office:value-type="float" office:value="0">
            <text:p>0</text:p>
          </table:table-cell>
          <table:table-cell table:style-name="ce14" table:formula="of:=['Global Overview'.D103]" office:value-type="float" office:value="0">
            <text:p>0</text:p>
          </table:table-cell>
          <table:table-cell table:style-name="ce14" table:formula="of:=['Global Overview'.F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J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04]" office:value-type="string" office:string-value="Time management">
            <text:p>Time management</text:p>
          </table:table-cell>
          <table:table-cell table:style-name="ce20" table:formula="of:=['Global Overview'.C104]" office:value-type="string" office:string-value="TM">
            <text:p>TM</text:p>
          </table:table-cell>
          <table:table-cell table:style-name="ce20" table:formula="of:=['Global Overview'.D104]" office:value-type="float" office:value="0">
            <text:p>0</text:p>
          </table:table-cell>
          <table:table-cell table:style-name="ce20" table:formula="of:=['Global Overview'.F104]" office:value-type="float" office:value="0">
            <text:p>0</text:p>
          </table:table-cell>
          <table:table-cell table:style-name="ce20" table:formula="of:=['Global Overview'.H104]" office:value-type="float" office:value="0">
            <text:p>0</text:p>
          </table:table-cell>
          <table:table-cell table:style-name="ce20" table:formula="of:=['Global Overview'.J10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Enable Time Regulation">
            <text:p>Enable Time Regulation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F105]" office:value-type="string" office:string-value="§8.2">
            <text:p>§8.2</text:p>
          </table:table-cell>
          <table:table-cell table:style-name="ce14" table:formula="of:=['Global Overview'.H105]" office:value-type="string" office:string-value="yes">
            <text:p>yes</text:p>
          </table:table-cell>
          <table:table-cell table:style-name="ce14" table:formula="of:=['Global Overview'.J10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Time Regulation Enabled">
            <text:p>Time Regulation Enabled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FedA">
            <text:p>FedA</text:p>
          </table:table-cell>
          <table:table-cell table:style-name="ce14" table:formula="of:=['Global Overview'.F106]" office:value-type="string" office:string-value="§8.3">
            <text:p>§8.3</text:p>
          </table:table-cell>
          <table:table-cell table:style-name="ce14" table:formula="of:=['Global Overview'.H106]" office:value-type="string" office:string-value="yes">
            <text:p>yes</text:p>
          </table:table-cell>
          <table:table-cell table:style-name="ce14" table:formula="of:=['Global Overview'.J10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Disable Time Regulation">
            <text:p>Disable Time Regulation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F107]" office:value-type="string" office:string-value="§8.4">
            <text:p>§8.4</text:p>
          </table:table-cell>
          <table:table-cell table:style-name="ce14" table:formula="of:=['Global Overview'.H107]" office:value-type="string" office:string-value="yes">
            <text:p>yes</text:p>
          </table:table-cell>
          <table:table-cell table:style-name="ce14" table:formula="of:=['Global Overview'.J10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Time Constrained">
            <text:p>Enable Time Constrained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F108]" office:value-type="string" office:string-value="§8.5">
            <text:p>§8.5</text:p>
          </table:table-cell>
          <table:table-cell table:style-name="ce14" table:formula="of:=['Global Overview'.H108]" office:value-type="string" office:string-value="yes">
            <text:p>yes</text:p>
          </table:table-cell>
          <table:table-cell table:style-name="ce14" table:formula="of:=['Global Overview'.J10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Time Constrained Enabled">
            <text:p>Time Constrained Enable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FedA">
            <text:p>FedA</text:p>
          </table:table-cell>
          <table:table-cell table:style-name="ce14" table:formula="of:=['Global Overview'.F109]" office:value-type="string" office:string-value="§8.6">
            <text:p>§8.6</text:p>
          </table:table-cell>
          <table:table-cell table:style-name="ce14" table:formula="of:=['Global Overview'.H109]" office:value-type="string" office:string-value="yes">
            <text:p>yes</text:p>
          </table:table-cell>
          <table:table-cell table:style-name="ce14" table:formula="of:=['Global Overview'.J10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Disable Time Constrained">
            <text:p>Disable Time Constraine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F110]" office:value-type="string" office:string-value="§8.7">
            <text:p>§8.7</text:p>
          </table:table-cell>
          <table:table-cell table:style-name="ce14" table:formula="of:=['Global Overview'.H110]" office:value-type="string" office:string-value="yes">
            <text:p>yes</text:p>
          </table:table-cell>
          <table:table-cell table:style-name="ce14" table:formula="of:=['Global Overview'.J11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Time Advance Request">
            <text:p>Time Advance Reques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F111]" office:value-type="string" office:string-value="§8.8">
            <text:p>§8.8</text:p>
          </table:table-cell>
          <table:table-cell table:style-name="ce14" table:formula="of:=['Global Overview'.H111]" office:value-type="string" office:string-value="yes">
            <text:p>yes</text:p>
          </table:table-cell>
          <table:table-cell table:style-name="ce14" table:formula="of:=['Global Overview'.J11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Time Advance Request Available">
            <text:p>Time Advance Request Available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F112]" office:value-type="string" office:string-value="§8.9">
            <text:p>§8.9</text:p>
          </table:table-cell>
          <table:table-cell table:style-name="ce14" table:formula="of:=['Global Overview'.H112]" office:value-type="string" office:string-value="yes">
            <text:p>yes</text:p>
          </table:table-cell>
          <table:table-cell table:style-name="ce14" table:formula="of:=['Global Overview'.J1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Next Message Request">
            <text:p>Next Message Request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F113]" office:value-type="string" office:string-value="§8.10">
            <text:p>§8.10</text:p>
          </table:table-cell>
          <table:table-cell table:style-name="ce14" table:formula="of:=['Global Overview'.H113]" office:value-type="string" office:string-value="yes">
            <text:p>yes</text:p>
          </table:table-cell>
          <table:table-cell table:style-name="ce14" table:formula="of:=['Global Overview'.J1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Next Message Request Available">
            <text:p>Next Message Request Availabl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F114]" office:value-type="string" office:string-value="§8.11">
            <text:p>§8.11</text:p>
          </table:table-cell>
          <table:table-cell table:style-name="ce14" table:formula="of:=['Global Overview'.H114]" office:value-type="string" office:string-value="yes">
            <text:p>yes</text:p>
          </table:table-cell>
          <table:table-cell table:style-name="ce14" table:formula="of:=['Global Overview'.J1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Flush Queue Request">
            <text:p>Flush Queue Reques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F115]" office:value-type="string" office:string-value="§8.12">
            <text:p>§8.12</text:p>
          </table:table-cell>
          <table:table-cell table:style-name="ce14" table:formula="of:=['Global Overview'.H115]" office:value-type="string" office:string-value="no">
            <text:p>no</text:p>
          </table:table-cell>
          <table:table-cell table:style-name="ce14" table:formula="of:=['Global Overview'.J11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Time Advance Grant">
            <text:p>Time Advance Grant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F116]" office:value-type="string" office:string-value="§8.13">
            <text:p>§8.13</text:p>
          </table:table-cell>
          <table:table-cell table:style-name="ce14" table:formula="of:=['Global Overview'.H116]" office:value-type="string" office:string-value="yes">
            <text:p>yes</text:p>
          </table:table-cell>
          <table:table-cell table:style-name="ce14" table:formula="of:=['Global Overview'.J1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Enable Asynchronous Delivery">
            <text:p>Enable Asynchronous Delivery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F117]" office:value-type="string" office:string-value="§8.14">
            <text:p>§8.14</text:p>
          </table:table-cell>
          <table:table-cell table:style-name="ce14" table:formula="of:=['Global Overview'.H117]" office:value-type="string" office:string-value="yes">
            <text:p>yes</text:p>
          </table:table-cell>
          <table:table-cell table:style-name="ce14" table:formula="of:=['Global Overview'.J1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Disable Asynchronous Delivery">
            <text:p>Disable Asynchronous Delivery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F118]" office:value-type="string" office:string-value="§8.15">
            <text:p>§8.15</text:p>
          </table:table-cell>
          <table:table-cell table:style-name="ce14" table:formula="of:=['Global Overview'.H118]" office:value-type="string" office:string-value="yes">
            <text:p>yes</text:p>
          </table:table-cell>
          <table:table-cell table:style-name="ce14" table:formula="of:=['Global Overview'.J1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9]" office:value-type="string" office:string-value="TM">
            <text:p>T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F119]" office:value-type="string" office:string-value="§8.16">
            <text:p>§8.16</text:p>
          </table:table-cell>
          <table:table-cell table:style-name="ce14" table:formula="of:=['Global Overview'.H119]" office:value-type="string" office:string-value="yes">
            <text:p>yes</text:p>
          </table:table-cell>
          <table:table-cell table:style-name="ce14" table:formula="of:=['Global Overview'.J1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20]" office:value-type="string" office:string-value="TM">
            <text:p>T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F120]" office:value-type="string" office:string-value="§8.17">
            <text:p>§8.17</text:p>
          </table:table-cell>
          <table:table-cell table:style-name="ce14" table:formula="of:=['Global Overview'.H120]" office:value-type="string" office:string-value="yes">
            <text:p>yes</text:p>
          </table:table-cell>
          <table:table-cell table:style-name="ce14" table:formula="of:=['Global Overview'.J1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21]" office:value-type="string" office:string-value="TM">
            <text:p>T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F121]" office:value-type="string" office:string-value="§8.18">
            <text:p>§8.18</text:p>
          </table:table-cell>
          <table:table-cell table:style-name="ce14" table:formula="of:=['Global Overview'.H121]" office:value-type="string" office:string-value="yes">
            <text:p>yes</text:p>
          </table:table-cell>
          <table:table-cell table:style-name="ce14" table:formula="of:=['Global Overview'.J1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Modify Lookhead">
            <text:p>Modify Lookhead</text:p>
          </table:table-cell>
          <table:table-cell table:style-name="ce14" table:formula="of:=['Global Overview'.C122]" office:value-type="string" office:string-value="TM">
            <text:p>T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F122]" office:value-type="string" office:string-value="§8.19">
            <text:p>§8.19</text:p>
          </table:table-cell>
          <table:table-cell table:style-name="ce14" table:formula="of:=['Global Overview'.H122]" office:value-type="string" office:string-value="partial">
            <text:p>partial</text:p>
          </table:table-cell>
          <table:table-cell table:style-name="ce14" table:formula="of:=['Global Overview'.J12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Query Lookhead">
            <text:p>Query Lookhead</text:p>
          </table:table-cell>
          <table:table-cell table:style-name="ce14" table:formula="of:=['Global Overview'.C123]" office:value-type="string" office:string-value="TM">
            <text:p>T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F123]" office:value-type="string" office:string-value="§8.20">
            <text:p>§8.20</text:p>
          </table:table-cell>
          <table:table-cell table:style-name="ce14" table:formula="of:=['Global Overview'.H123]" office:value-type="string" office:string-value="yes">
            <text:p>yes</text:p>
          </table:table-cell>
          <table:table-cell table:style-name="ce14" table:formula="of:=['Global Overview'.J12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tract">
            <text:p>Retract</text:p>
          </table:table-cell>
          <table:table-cell table:style-name="ce14" table:formula="of:=['Global Overview'.C124]" office:value-type="string" office:string-value="TM">
            <text:p>T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F124]" office:value-type="string" office:string-value="§8.21">
            <text:p>§8.21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J12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Request Retraction">
            <text:p>Request Retraction</text:p>
          </table:table-cell>
          <table:table-cell table:style-name="ce14" table:formula="of:=['Global Overview'.C125]" office:value-type="string" office:string-value="TM">
            <text:p>TM</text:p>
          </table:table-cell>
          <table:table-cell table:style-name="ce14" table:formula="of:=['Global Overview'.D125]" office:value-type="string" office:string-value="FedA">
            <text:p>FedA</text:p>
          </table:table-cell>
          <table:table-cell table:style-name="ce14" table:formula="of:=['Global Overview'.F125]" office:value-type="string" office:string-value="§8.22">
            <text:p>§8.22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J1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Change Attribute Order Type">
            <text:p>Change Attribute Order Type</text:p>
          </table:table-cell>
          <table:table-cell table:style-name="ce14" table:formula="of:=['Global Overview'.C126]" office:value-type="string" office:string-value="TM">
            <text:p>T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F126]" office:value-type="string" office:string-value="§8.23">
            <text:p>§8.23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J12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Change Interaction Order Type">
            <text:p>Change Interaction Order Type</text:p>
          </table:table-cell>
          <table:table-cell table:style-name="ce14" table:formula="of:=['Global Overview'.C127]" office:value-type="string" office:string-value="TM">
            <text:p>T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F127]" office:value-type="string" office:string-value="§8.24">
            <text:p>§8.24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J1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float" office:value="0">
            <text:p>0</text:p>
          </table:table-cell>
          <table:table-cell table:style-name="ce14" table:formula="of:=['Global Overview'.C128]" office:value-type="float" office:value="0">
            <text:p>0</text:p>
          </table:table-cell>
          <table:table-cell table:style-name="ce14" table:formula="of:=['Global Overview'.D128]" office:value-type="float" office:value="0">
            <text:p>0</text:p>
          </table:table-cell>
          <table:table-cell table:style-name="ce14" table:formula="of:=['Global Overview'.F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J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9]" office:value-type="string" office:string-value="Data distribution management">
            <text:p>Data distribution management</text:p>
          </table:table-cell>
          <table:table-cell table:style-name="ce20" table:formula="of:=['Global Overview'.C129]" office:value-type="string" office:string-value="DDM">
            <text:p>DDM</text:p>
          </table:table-cell>
          <table:table-cell table:style-name="ce20" table:formula="of:=['Global Overview'.D129]" office:value-type="float" office:value="0">
            <text:p>0</text:p>
          </table:table-cell>
          <table:table-cell table:style-name="ce20" table:formula="of:=['Global Overview'.F129]" office:value-type="float" office:value="0">
            <text:p>0</text:p>
          </table:table-cell>
          <table:table-cell table:style-name="ce20" table:formula="of:=['Global Overview'.H129]" office:value-type="float" office:value="0">
            <text:p>0</text:p>
          </table:table-cell>
          <table:table-cell table:style-name="ce20" table:formula="of:=['Global Overview'.J129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Create Region">
            <text:p>Create Region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F130]" office:value-type="string" office:string-value="§9.2">
            <text:p>§9.2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J13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Commit Region Modifications">
            <text:p>Commit Region Modificat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F131]" office:value-type="string" office:string-value="§9.3">
            <text:p>§9.3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J13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Delete Region">
            <text:p>Delete Region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F132]" office:value-type="string" office:string-value="§9.4">
            <text:p>§9.4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J13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33]" office:value-type="string" office:string-value="DDM">
            <text:p>DDM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F133]" office:value-type="string" office:string-value="§9.5">
            <text:p>§9.5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J13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Associate Regions For Updates">
            <text:p>Associate Regions For Updates</text:p>
          </table:table-cell>
          <table:table-cell table:style-name="ce14" table:formula="of:=['Global Overview'.C134]" office:value-type="string" office:string-value="DDM">
            <text:p>DDM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F134]" office:value-type="string" office:string-value="§9.6">
            <text:p>§9.6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J1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Unassociate Regions For Updates">
            <text:p>Unassociate Regions For Updates</text:p>
          </table:table-cell>
          <table:table-cell table:style-name="ce14" table:formula="of:=['Global Overview'.C135]" office:value-type="string" office:string-value="DDM">
            <text:p>DDM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F135]" office:value-type="string" office:string-value="§9.7">
            <text:p>§9.7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J1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36]" office:value-type="string" office:string-value="DDM">
            <text:p>DDM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F136]" office:value-type="string" office:string-value="§9.8">
            <text:p>§9.8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J13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37]" office:value-type="string" office:string-value="DDM">
            <text:p>DDM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F137]" office:value-type="string" office:string-value="§9.9">
            <text:p>§9.9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J13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38]" office:value-type="string" office:string-value="DDM">
            <text:p>DDM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F138]" office:value-type="string" office:string-value="§9.10">
            <text:p>§9.1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J13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9]" office:value-type="string" office:string-value="DDM">
            <text:p>DDM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F139]" office:value-type="string" office:string-value="§9.11">
            <text:p>§9.11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J13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Send Interaction With Regions">
            <text:p>Send Interaction With Regions</text:p>
          </table:table-cell>
          <table:table-cell table:style-name="ce14" table:formula="of:=['Global Overview'.C140]" office:value-type="string" office:string-value="DDM">
            <text:p>DDM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F140]" office:value-type="string" office:string-value="§9.12">
            <text:p>§9.12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J14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41]" office:value-type="string" office:string-value="DDM">
            <text:p>DDM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F141]" office:value-type="string" office:string-value="§9.13">
            <text:p>§9.13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J14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float" office:value="0">
            <text:p>0</text:p>
          </table:table-cell>
          <table:table-cell table:style-name="ce14" table:formula="of:=['Global Overview'.C142]" office:value-type="float" office:value="0">
            <text:p>0</text:p>
          </table:table-cell>
          <table:table-cell table:style-name="ce14" table:formula="of:=['Global Overview'.D142]" office:value-type="float" office:value="0">
            <text:p>0</text:p>
          </table:table-cell>
          <table:table-cell table:style-name="ce14" table:formula="of:=['Global Overview'.F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J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43]" office:value-type="string" office:string-value="Support services">
            <text:p>Support services</text:p>
          </table:table-cell>
          <table:table-cell table:style-name="ce20" table:formula="of:=['Global Overview'.C143]" office:value-type="string" office:string-value="SS">
            <text:p>SS</text:p>
          </table:table-cell>
          <table:table-cell table:style-name="ce20" table:formula="of:=['Global Overview'.D143]" office:value-type="float" office:value="0">
            <text:p>0</text:p>
          </table:table-cell>
          <table:table-cell table:style-name="ce20" table:formula="of:=['Global Overview'.F143]" office:value-type="float" office:value="0">
            <text:p>0</text:p>
          </table:table-cell>
          <table:table-cell table:style-name="ce20" table:formula="of:=['Global Overview'.H143]" office:value-type="float" office:value="0">
            <text:p>0</text:p>
          </table:table-cell>
          <table:table-cell table:style-name="ce20" table:formula="of:=['Global Overview'.J143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utomatic Resign Directive">
            <text:p>Get Automatic Resign Directiv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F144]" office:value-type="float" office:value="0">
            <text:p>0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J1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bject Class Name">
            <text:p>Get Object Class Nam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F149]" office:value-type="string" office:string-value="§10.3">
            <text:p>§10.3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J1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ttribute Handle">
            <text:p>Get Attribute Handl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F150]" office:value-type="string" office:string-value="§10.4">
            <text:p>§10.4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J15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Get Attribute Name">
            <text:p>Get Attribute Nam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F151]" office:value-type="string" office:string-value="§10.5">
            <text:p>§10.5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J15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F152]" office:value-type="string" office:string-value="§10.6">
            <text:p>§10.6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J15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F153]" office:value-type="string" office:string-value="§10.7">
            <text:p>§10.7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J1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Parameter Handle">
            <text:p>Get Parameter Handl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F154]" office:value-type="string" office:string-value="§10.8">
            <text:p>§10.8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J15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Get Parameter Name">
            <text:p>Get Parameter Name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F155]" office:value-type="string" office:string-value="§10.9">
            <text:p>§10.9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J15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Get Object Instance Handle">
            <text:p>Get Object Instance Handle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F156]" office:value-type="string" office:string-value="§10.10">
            <text:p>§10.10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J15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Get Object Instance Name">
            <text:p>Get Object Instance Name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F157]" office:value-type="string" office:string-value="§10.11">
            <text:p>§10.11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J15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F158]" office:value-type="string" office:string-value="§10.12">
            <text:p>§10.12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J15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F159]" office:value-type="string" office:string-value="§10.13">
            <text:p>§10.13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J1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Dimension Upper Bound">
            <text:p>Get Dimension Upper Bound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F160]" office:value-type="string" office:string-value="§10.14">
            <text:p>§10.14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J16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F161]" office:value-type="string" office:string-value="§10.15">
            <text:p>§10.15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J161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Get Known Object Class Handle">
            <text:p>Get Known Object Class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F162]" office:value-type="string" office:string-value="§10.16">
            <text:p>§10.16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J1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F163]" office:value-type="string" office:string-value="§10.17">
            <text:p>§10.17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J163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Dget Transportation Type">
            <text:p>Dget Transportation Type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F164]" office:value-type="string" office:string-value="§10.18">
            <text:p>§10.18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J1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Get Transportation Name">
            <text:p>Get Transportation Name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F165]" office:value-type="string" office:string-value="§10.19">
            <text:p>§10.19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J1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Get Order Type">
            <text:p>Get Order Typ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F166]" office:value-type="string" office:string-value="§10.20">
            <text:p>§10.20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J1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Get Order Name">
            <text:p>Get Order Name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F167]" office:value-type="string" office:string-value="§10.21">
            <text:p>§10.21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J1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F168]" office:value-type="string" office:string-value="§10.22">
            <text:p>§10.22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J1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F169]" office:value-type="string" office:string-value="§10.23">
            <text:p>§10.23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J16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F170]" office:value-type="string" office:string-value="§10.24">
            <text:p>§10.24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J17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F171]" office:value-type="string" office:string-value="§10.25">
            <text:p>§10.25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J1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F172]" office:value-type="string" office:string-value="§10.26">
            <text:p>§10.26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J1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F173]" office:value-type="string" office:string-value="§10.27">
            <text:p>§10.27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J17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74]" office:value-type="string" office:string-value="SS">
            <text:p>SS</text:p>
          </table:table-cell>
          <table:table-cell table:style-name="ce14" table:formula="of:=['Global Overview'.D174]" office:value-type="string" office:string-value="RTIA">
            <text:p>RTIA</text:p>
          </table:table-cell>
          <table:table-cell table:style-name="ce14" table:formula="of:=['Global Overview'.F174]" office:value-type="string" office:string-value="§10.28">
            <text:p>§10.28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J17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75]" office:value-type="string" office:string-value="SS">
            <text:p>SS</text:p>
          </table:table-cell>
          <table:table-cell table:style-name="ce14" table:formula="of:=['Global Overview'.D175]" office:value-type="string" office:string-value="RTIA">
            <text:p>RTIA</text:p>
          </table:table-cell>
          <table:table-cell table:style-name="ce14" table:formula="of:=['Global Overview'.F175]" office:value-type="string" office:string-value="§10.29">
            <text:p>§10.29</text:p>
          </table:table-cell>
          <table:table-cell table:style-name="ce14" table:formula="of:=['Global Overview'.H175]" office:value-type="float" office:value="0">
            <text:p>0</text:p>
          </table:table-cell>
          <table:table-cell table:style-name="ce14" table:formula="of:=['Global Overview'.J17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Get Dimension Handle Set">
            <text:p>Get Dimension Handle Set</text:p>
          </table:table-cell>
          <table:table-cell table:style-name="ce14" table:formula="of:=['Global Overview'.C176]" office:value-type="string" office:string-value="SS">
            <text:p>SS</text:p>
          </table:table-cell>
          <table:table-cell table:style-name="ce14" table:formula="of:=['Global Overview'.D176]" office:value-type="string" office:string-value="RTIA">
            <text:p>RTIA</text:p>
          </table:table-cell>
          <table:table-cell table:style-name="ce14" table:formula="of:=['Global Overview'.F176]" office:value-type="string" office:string-value="§10.30">
            <text:p>§10.30</text:p>
          </table:table-cell>
          <table:table-cell table:style-name="ce14" table:formula="of:=['Global Overview'.H176]" office:value-type="float" office:value="0">
            <text:p>0</text:p>
          </table:table-cell>
          <table:table-cell table:style-name="ce14" table:formula="of:=['Global Overview'.J17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Get Range Bounds">
            <text:p>Get Range Bounds</text:p>
          </table:table-cell>
          <table:table-cell table:style-name="ce14" table:formula="of:=['Global Overview'.C177]" office:value-type="string" office:string-value="SS">
            <text:p>SS</text:p>
          </table:table-cell>
          <table:table-cell table:style-name="ce14" table:formula="of:=['Global Overview'.D177]" office:value-type="string" office:string-value="RTIA">
            <text:p>RTIA</text:p>
          </table:table-cell>
          <table:table-cell table:style-name="ce14" table:formula="of:=['Global Overview'.F177]" office:value-type="string" office:string-value="§10.31">
            <text:p>§10.31</text:p>
          </table:table-cell>
          <table:table-cell table:style-name="ce14" table:formula="of:=['Global Overview'.H177]" office:value-type="float" office:value="0">
            <text:p>0</text:p>
          </table:table-cell>
          <table:table-cell table:style-name="ce14" table:formula="of:=['Global Overview'.J17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Set Range Bounds">
            <text:p>Set Range Bounds</text:p>
          </table:table-cell>
          <table:table-cell table:style-name="ce14" table:formula="of:=['Global Overview'.C178]" office:value-type="string" office:string-value="SS">
            <text:p>SS</text:p>
          </table:table-cell>
          <table:table-cell table:style-name="ce14" table:formula="of:=['Global Overview'.D178]" office:value-type="string" office:string-value="RTIA">
            <text:p>RTIA</text:p>
          </table:table-cell>
          <table:table-cell table:style-name="ce14" table:formula="of:=['Global Overview'.F178]" office:value-type="string" office:string-value="§10.32">
            <text:p>§10.32</text:p>
          </table:table-cell>
          <table:table-cell table:style-name="ce14" table:formula="of:=['Global Overview'.H178]" office:value-type="float" office:value="0">
            <text:p>0</text:p>
          </table:table-cell>
          <table:table-cell table:style-name="ce14" table:formula="of:=['Global Overview'.J17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Normalize Federate Handle">
            <text:p>Normalize Federate Handle</text:p>
          </table:table-cell>
          <table:table-cell table:style-name="ce14" table:formula="of:=['Global Overview'.C179]" office:value-type="string" office:string-value="SS">
            <text:p>SS</text:p>
          </table:table-cell>
          <table:table-cell table:style-name="ce14" table:formula="of:=['Global Overview'.D179]" office:value-type="string" office:string-value="RTIA">
            <text:p>RTIA</text:p>
          </table:table-cell>
          <table:table-cell table:style-name="ce14" table:formula="of:=['Global Overview'.F179]" office:value-type="string" office:string-value="§10.33">
            <text:p>§10.33</text:p>
          </table:table-cell>
          <table:table-cell table:style-name="ce14" table:formula="of:=['Global Overview'.H179]" office:value-type="float" office:value="0">
            <text:p>0</text:p>
          </table:table-cell>
          <table:table-cell table:style-name="ce14" table:formula="of:=['Global Overview'.J17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Normalize Service Group">
            <text:p>Normalize Service Group</text:p>
          </table:table-cell>
          <table:table-cell table:style-name="ce14" table:formula="of:=['Global Overview'.C180]" office:value-type="string" office:string-value="SS">
            <text:p>SS</text:p>
          </table:table-cell>
          <table:table-cell table:style-name="ce14" table:formula="of:=['Global Overview'.D180]" office:value-type="string" office:string-value="RTIA">
            <text:p>RTIA</text:p>
          </table:table-cell>
          <table:table-cell table:style-name="ce14" table:formula="of:=['Global Overview'.F180]" office:value-type="string" office:string-value="§10.34">
            <text:p>§10.34</text:p>
          </table:table-cell>
          <table:table-cell table:style-name="ce14" table:formula="of:=['Global Overview'.H180]" office:value-type="float" office:value="0">
            <text:p>0</text:p>
          </table:table-cell>
          <table:table-cell table:style-name="ce14" table:formula="of:=['Global Overview'.J18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1]" office:value-type="string" office:string-value="Initialize RTI">
            <text:p>Initialize RTI</text:p>
          </table:table-cell>
          <table:table-cell table:style-name="ce14" table:formula="of:=['Global Overview'.C181]" office:value-type="string" office:string-value="SS">
            <text:p>SS</text:p>
          </table:table-cell>
          <table:table-cell table:style-name="ce14" table:formula="of:=['Global Overview'.D181]" office:value-type="string" office:string-value="RTIA">
            <text:p>RTIA</text:p>
          </table:table-cell>
          <table:table-cell table:style-name="ce14" table:formula="of:=['Global Overview'.F181]" office:value-type="string" office:string-value="§10.35">
            <text:p>§10.35</text:p>
          </table:table-cell>
          <table:table-cell table:style-name="ce14" table:formula="of:=['Global Overview'.H181]" office:value-type="float" office:value="0">
            <text:p>0</text:p>
          </table:table-cell>
          <table:table-cell table:style-name="ce14" table:formula="of:=['Global Overview'.J18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2]" office:value-type="string" office:string-value="Finalize RTI">
            <text:p>Finalize RTI</text:p>
          </table:table-cell>
          <table:table-cell table:style-name="ce14" table:formula="of:=['Global Overview'.C182]" office:value-type="string" office:string-value="SS">
            <text:p>SS</text:p>
          </table:table-cell>
          <table:table-cell table:style-name="ce14" table:formula="of:=['Global Overview'.D182]" office:value-type="string" office:string-value="RTIA">
            <text:p>RTIA</text:p>
          </table:table-cell>
          <table:table-cell table:style-name="ce14" table:formula="of:=['Global Overview'.F182]" office:value-type="string" office:string-value="§10.36">
            <text:p>§10.36</text:p>
          </table:table-cell>
          <table:table-cell table:style-name="ce14" table:formula="of:=['Global Overview'.H182]" office:value-type="float" office:value="0">
            <text:p>0</text:p>
          </table:table-cell>
          <table:table-cell table:style-name="ce14" table:formula="of:=['Global Overview'.J18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3]" office:value-type="string" office:string-value="Evoke Callback">
            <text:p>Evoke Callback</text:p>
          </table:table-cell>
          <table:table-cell table:style-name="ce14" table:formula="of:=['Global Overview'.C183]" office:value-type="string" office:string-value="SS">
            <text:p>SS</text:p>
          </table:table-cell>
          <table:table-cell table:style-name="ce14" table:formula="of:=['Global Overview'.D183]" office:value-type="string" office:string-value="RTIA">
            <text:p>RTIA</text:p>
          </table:table-cell>
          <table:table-cell table:style-name="ce14" table:formula="of:=['Global Overview'.F183]" office:value-type="string" office:string-value="§10.37">
            <text:p>§10.37</text:p>
          </table:table-cell>
          <table:table-cell table:style-name="ce14" table:formula="of:=['Global Overview'.H183]" office:value-type="float" office:value="0">
            <text:p>0</text:p>
          </table:table-cell>
          <table:table-cell table:style-name="ce14" table:formula="of:=['Global Overview'.J18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4]" office:value-type="string" office:string-value="Evoke Multiple Callbacks">
            <text:p>Evoke Multiple Callbacks</text:p>
          </table:table-cell>
          <table:table-cell table:style-name="ce14" table:formula="of:=['Global Overview'.C184]" office:value-type="string" office:string-value="SS">
            <text:p>SS</text:p>
          </table:table-cell>
          <table:table-cell table:style-name="ce14" table:formula="of:=['Global Overview'.D184]" office:value-type="string" office:string-value="RTIA">
            <text:p>RTIA</text:p>
          </table:table-cell>
          <table:table-cell table:style-name="ce14" table:formula="of:=['Global Overview'.F184]" office:value-type="string" office:string-value="§10.38">
            <text:p>§10.38</text:p>
          </table:table-cell>
          <table:table-cell table:style-name="ce14" table:formula="of:=['Global Overview'.H184]" office:value-type="float" office:value="0">
            <text:p>0</text:p>
          </table:table-cell>
          <table:table-cell table:style-name="ce14" table:formula="of:=['Global Overview'.J18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5]" office:value-type="string" office:string-value="Enable Callbacks">
            <text:p>Enable Callbacks</text:p>
          </table:table-cell>
          <table:table-cell table:style-name="ce14" table:formula="of:=['Global Overview'.C185]" office:value-type="string" office:string-value="SS">
            <text:p>SS</text:p>
          </table:table-cell>
          <table:table-cell table:style-name="ce14" table:formula="of:=['Global Overview'.D185]" office:value-type="string" office:string-value="RTIA">
            <text:p>RTIA</text:p>
          </table:table-cell>
          <table:table-cell table:style-name="ce14" table:formula="of:=['Global Overview'.F185]" office:value-type="string" office:string-value="§10.39">
            <text:p>§10.39</text:p>
          </table:table-cell>
          <table:table-cell table:style-name="ce14" table:formula="of:=['Global Overview'.H185]" office:value-type="float" office:value="0">
            <text:p>0</text:p>
          </table:table-cell>
          <table:table-cell table:style-name="ce14" table:formula="of:=['Global Overview'.J18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6]" office:value-type="string" office:string-value="Disable Callbacks">
            <text:p>Disable Callbacks</text:p>
          </table:table-cell>
          <table:table-cell table:style-name="ce14" table:formula="of:=['Global Overview'.C186]" office:value-type="string" office:string-value="SS">
            <text:p>SS</text:p>
          </table:table-cell>
          <table:table-cell table:style-name="ce14" table:formula="of:=['Global Overview'.D186]" office:value-type="string" office:string-value="RTIA">
            <text:p>RTIA</text:p>
          </table:table-cell>
          <table:table-cell table:style-name="ce14" table:formula="of:=['Global Overview'.F186]" office:value-type="string" office:string-value="§10.40">
            <text:p>§10.40</text:p>
          </table:table-cell>
          <table:table-cell table:style-name="ce14" table:formula="of:=['Global Overview'.H186]" office:value-type="float" office:value="0">
            <text:p>0</text:p>
          </table:table-cell>
          <table:table-cell table:style-name="ce14" table:formula="of:=['Global Overview'.J18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7]" office:value-type="float" office:value="0">
            <text:p>0</text:p>
          </table:table-cell>
          <table:table-cell table:style-name="ce14" table:formula="of:=['Global Overview'.C187]" office:value-type="float" office:value="0">
            <text:p>0</text:p>
          </table:table-cell>
          <table:table-cell table:style-name="ce14" table:formula="of:=['Global Overview'.D187]" office:value-type="float" office:value="0">
            <text:p>0</text:p>
          </table:table-cell>
          <table:table-cell table:style-name="ce14" table:formula="of:=['Global Overview'.F187]" office:value-type="float" office:value="0">
            <text:p>0</text:p>
          </table:table-cell>
          <table:table-cell table:style-name="ce14" table:formula="of:=['Global Overview'.H187]" office:value-type="float" office:value="0">
            <text:p>0</text:p>
          </table:table-cell>
          <table:table-cell table:style-name="ce14" table:formula="of:=['Global Overview'.J1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88]" office:value-type="string" office:string-value="Management Object Model">
            <text:p>Management Object Model</text:p>
          </table:table-cell>
          <table:table-cell table:style-name="ce20" table:formula="of:=['Global Overview'.C188]" office:value-type="string" office:string-value="MOM">
            <text:p>MOM</text:p>
          </table:table-cell>
          <table:table-cell table:style-name="ce20" table:formula="of:=['Global Overview'.D188]" office:value-type="float" office:value="0">
            <text:p>0</text:p>
          </table:table-cell>
          <table:table-cell table:style-name="ce20" table:formula="of:=['Global Overview'.F188]" office:value-type="float" office:value="0">
            <text:p>0</text:p>
          </table:table-cell>
          <table:table-cell table:style-name="ce20" table:formula="of:=['Global Overview'.H188]" office:value-type="float" office:value="0">
            <text:p>0</text:p>
          </table:table-cell>
          <table:table-cell table:style-name="ce20" table:formula="of:=['Global Overview'.J188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89]" office:value-type="string" office:string-value="MOM Object Class">
            <text:p>MOM Object Class</text:p>
          </table:table-cell>
          <table:table-cell table:style-name="ce14" table:formula="of:=['Global Overview'.C189]" office:value-type="string" office:string-value="MOM">
            <text:p>MOM</text:p>
          </table:table-cell>
          <table:table-cell table:style-name="ce14" table:formula="of:=['Global Overview'.D189]" office:value-type="string" office:string-value="Internal">
            <text:p>Internal</text:p>
          </table:table-cell>
          <table:table-cell table:style-name="ce14" table:formula="of:=['Global Overview'.F189]" office:value-type="string" office:string-value="§11.1">
            <text:p>§11.1</text:p>
          </table:table-cell>
          <table:table-cell table:style-name="ce14" table:formula="of:=['Global Overview'.H189]" office:value-type="string" office:string-value="no">
            <text:p>no</text:p>
          </table:table-cell>
          <table:table-cell table:style-name="ce14" table:formula="of:=['Global Overview'.J1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0]" office:value-type="string" office:string-value="MOM Interaction Class">
            <text:p>MOM Interaction Class</text:p>
          </table:table-cell>
          <table:table-cell table:style-name="ce14" table:formula="of:=['Global Overview'.C190]" office:value-type="string" office:string-value="MOM">
            <text:p>MOM</text:p>
          </table:table-cell>
          <table:table-cell table:style-name="ce14" table:formula="of:=['Global Overview'.D190]" office:value-type="string" office:string-value="Internal">
            <text:p>Internal</text:p>
          </table:table-cell>
          <table:table-cell table:style-name="ce14" table:formula="of:=['Global Overview'.F190]" office:value-type="string" office:string-value="§11.2">
            <text:p>§11.2</text:p>
          </table:table-cell>
          <table:table-cell table:style-name="ce14" table:formula="of:=['Global Overview'.H190]" office:value-type="string" office:string-value="no">
            <text:p>no</text:p>
          </table:table-cell>
          <table:table-cell table:style-name="ce14" table:formula="of:=['Global Overview'.J19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91]" office:value-type="string" office:string-value="MOM">
            <text:p>MOM</text:p>
          </table:table-cell>
          <table:table-cell table:style-name="ce14" table:formula="of:=['Global Overview'.D191]" office:value-type="string" office:string-value="Internal">
            <text:p>Internal</text:p>
          </table:table-cell>
          <table:table-cell table:style-name="ce14" table:formula="of:=['Global Overview'.F191]" office:value-type="string" office:string-value="§11.3">
            <text:p>§11.3</text:p>
          </table:table-cell>
          <table:table-cell table:style-name="ce14" table:formula="of:=['Global Overview'.H191]" office:value-type="string" office:string-value="no">
            <text:p>no</text:p>
          </table:table-cell>
          <table:table-cell table:style-name="ce14" table:formula="of:=['Global Overview'.J19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2]" office:value-type="string" office:string-value="Service Reporting">
            <text:p>Service Reporting</text:p>
          </table:table-cell>
          <table:table-cell table:style-name="ce14" table:formula="of:=['Global Overview'.C192]" office:value-type="string" office:string-value="MOM">
            <text:p>MOM</text:p>
          </table:table-cell>
          <table:table-cell table:style-name="ce14" table:formula="of:=['Global Overview'.D192]" office:value-type="string" office:string-value="Internal">
            <text:p>Internal</text:p>
          </table:table-cell>
          <table:table-cell table:style-name="ce14" table:formula="of:=['Global Overview'.F192]" office:value-type="string" office:string-value="§11.4">
            <text:p>§11.4</text:p>
          </table:table-cell>
          <table:table-cell table:style-name="ce14" table:formula="of:=['Global Overview'.H192]" office:value-type="string" office:string-value="no">
            <text:p>no</text:p>
          </table:table-cell>
          <table:table-cell table:style-name="ce14" table:formula="of:=['Global Overview'.J19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0]" office:value-type="float" office:value="0">
            <text:p>0</text:p>
          </table:table-cell>
          <table:table-cell table:style-name="ce14" table:formula="of:=['Global Overview'.C210]" office:value-type="float" office:value="0">
            <text:p>0</text:p>
          </table:table-cell>
          <table:table-cell table:style-name="ce14" table:formula="of:=['Global Overview'.D210]" office:value-type="float" office:value="0">
            <text:p>0</text:p>
          </table:table-cell>
          <table:table-cell table:style-name="ce14" table:formula="of:=['Global Overview'.F210]" office:value-type="float" office:value="0">
            <text:p>0</text:p>
          </table:table-cell>
          <table:table-cell table:style-name="ce14" table:formula="of:=['Global Overview'.H210]" office:value-type="float" office:value="0">
            <text:p>0</text:p>
          </table:table-cell>
          <table:table-cell table:style-name="ce14" table:formula="of:=['Global Overview'.J2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211]" office:value-type="float" office:value="0">
            <text:p>0</text:p>
          </table:table-cell>
          <table:table-cell table:style-name="ce15" table:formula="of:=['Global Overview'.C211]" office:value-type="float" office:value="0">
            <text:p>0</text:p>
          </table:table-cell>
          <table:table-cell table:style-name="ce15" table:formula="of:=['Global Overview'.D211]" office:value-type="float" office:value="0">
            <text:p>0</text:p>
          </table:table-cell>
          <table:table-cell table:style-name="ce15" table:formula="of:=['Global Overview'.F211]" office:value-type="float" office:value="0">
            <text:p>0</text:p>
          </table:table-cell>
          <table:table-cell table:style-name="ce15" table:formula="of:=['Global Overview'.H211]" office:value-type="float" office:value="0">
            <text:p>0</text:p>
          </table:table-cell>
          <table:table-cell table:style-name="ce15" table:formula="of:=['Global Overview'.J211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10" table:style-name="ta1" table:print="false">
        <table:table-column table:style-name="co26" table:default-cell-style-name="ce1"/>
        <table:table-column table:style-name="co27" table:default-cell-style-name="ce1"/>
        <table:table-column table:style-name="co28" table:default-cell-style-name="ce10"/>
        <table:table-column table:style-name="co21" table:default-cell-style-name="ce10"/>
        <table:table-column table:style-name="co29" table:default-cell-style-name="ce10"/>
        <table:table-column table:style-name="co22" table:default-cell-style-name="ce10"/>
        <table:table-column table:style-name="co23" table:default-cell-style-name="ce10"/>
        <table:table-column table:style-name="co30" table:default-cell-style-name="ce51"/>
        <table:table-column table:style-name="co31" table:default-cell-style-name="ce1"/>
        <table:table-column table:style-name="co32" table:default-cell-style-name="ce51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IEEE-1516-2000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IEEE-1516-2000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1516-2010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G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K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G5]" office:value-type="string" office:string-value="§4.2">
            <text:p>§4.2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K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G6]" office:value-type="string" office:string-value="§4.3">
            <text:p>§4.3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K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G7]" office:value-type="string" office:string-value="§4.4">
            <text:p>§4.4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K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G8]" office:value-type="string" office:string-value="§4.5">
            <text:p>§4.5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K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G9]" office:value-type="string" office:string-value="§4.6">
            <text:p>§4.6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K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G10]" office:value-type="string" office:string-value="§4.7">
            <text:p>§4.7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K1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G11]" office:value-type="string" office:string-value="§4.8">
            <text:p>§4.8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K1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G12]" office:value-type="string" office:string-value="§4.9">
            <text:p>§4.9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K1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G13]" office:value-type="string" office:string-value="§4.10">
            <text:p>§4.10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K1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G14]" office:value-type="string" office:string-value="§4.11">
            <text:p>§4.11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K1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G15]" office:value-type="string" office:string-value="§4.12">
            <text:p>§4.12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K1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G16]" office:value-type="string" office:string-value="§4.13">
            <text:p>§4.13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K1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G17]" office:value-type="string" office:string-value="§4.14">
            <text:p>§4.14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K1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G18]" office:value-type="string" office:string-value="§4.15">
            <text:p>§4.15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K1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G19]" office:value-type="string" office:string-value="§4.16">
            <text:p>§4.16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K1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G20]" office:value-type="string" office:string-value="§4.17">
            <text:p>§4.17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K2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G21]" office:value-type="string" office:string-value="§4.18">
            <text:p>§4.18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K2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G22]" office:value-type="string" office:string-value="§4.19">
            <text:p>§4.19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K2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G23]" office:value-type="string" office:string-value="§4.20">
            <text:p>§4.20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K2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G24]" office:value-type="string" office:string-value="§4.21">
            <text:p>§4.21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K2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G25]" office:value-type="string" office:string-value="§4.22">
            <text:p>§4.22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K2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G26]" office:value-type="string" office:string-value="§4.23">
            <text:p>§4.23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K2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G27]" office:value-type="string" office:string-value="§4.24">
            <text:p>§4.24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K2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G28]" office:value-type="string" office:string-value="§4.25">
            <text:p>§4.25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K2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G29]" office:value-type="string" office:string-value="§4.26">
            <text:p>§4.26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K2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G30]" office:value-type="string" office:string-value="§4.27">
            <text:p>§4.27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K3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G31]" office:value-type="string" office:string-value="§4.28">
            <text:p>§4.28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K3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G32]" office:value-type="string" office:string-value="§4.29">
            <text:p>§4.29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K3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G33]" office:value-type="string" office:string-value="§4.30">
            <text:p>§4.30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K3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G34]" office:value-type="string" office:string-value="§4.31">
            <text:p>§4.31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K3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G35]" office:value-type="string" office:string-value="§4.32">
            <text:p>§4.32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K3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G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K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G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K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G38]" office:value-type="string" office:string-value="§5.2">
            <text:p>§5.2</text:p>
          </table:table-cell>
          <table:table-cell table:style-name="ce14" table:formula="of:=['Global Overview'.H38]" office:value-type="string" office:string-value="yes">
            <text:p>yes</text:p>
          </table:table-cell>
          <table:table-cell table:style-name="ce14" table:formula="of:=['Global Overview'.K3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G39]" office:value-type="string" office:string-value="§5.3">
            <text:p>§5.3</text:p>
          </table:table-cell>
          <table:table-cell table:style-name="ce14" table:formula="of:=['Global Overview'.H39]" office:value-type="string" office:string-value="partial">
            <text:p>partial</text:p>
          </table:table-cell>
          <table:table-cell table:style-name="ce14" table:formula="of:=['Global Overview'.K3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G40]" office:value-type="string" office:string-value="§5.4">
            <text:p>§5.4</text:p>
          </table:table-cell>
          <table:table-cell table:style-name="ce14" table:formula="of:=['Global Overview'.H40]" office:value-type="string" office:string-value="yes">
            <text:p>yes</text:p>
          </table:table-cell>
          <table:table-cell table:style-name="ce14" table:formula="of:=['Global Overview'.K4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G41]" office:value-type="string" office:string-value="§5.5">
            <text:p>§5.5</text:p>
          </table:table-cell>
          <table:table-cell table:style-name="ce14" table:formula="of:=['Global Overview'.H41]" office:value-type="string" office:string-value="yes">
            <text:p>yes</text:p>
          </table:table-cell>
          <table:table-cell table:style-name="ce14" table:formula="of:=['Global Overview'.K4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G42]" office:value-type="string" office:string-value="§5.6">
            <text:p>§5.6</text:p>
          </table:table-cell>
          <table:table-cell table:style-name="ce14" table:formula="of:=['Global Overview'.H42]" office:value-type="string" office:string-value="yes">
            <text:p>yes</text:p>
          </table:table-cell>
          <table:table-cell table:style-name="ce14" table:formula="of:=['Global Overview'.K4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G43]" office:value-type="string" office:string-value="§5.7">
            <text:p>§5.7</text:p>
          </table:table-cell>
          <table:table-cell table:style-name="ce14" table:formula="of:=['Global Overview'.H43]" office:value-type="string" office:string-value="partial">
            <text:p>partial</text:p>
          </table:table-cell>
          <table:table-cell table:style-name="ce14" table:formula="of:=['Global Overview'.K4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G44]" office:value-type="string" office:string-value="§5.8">
            <text:p>§5.8</text:p>
          </table:table-cell>
          <table:table-cell table:style-name="ce14" table:formula="of:=['Global Overview'.H44]" office:value-type="string" office:string-value="yes">
            <text:p>yes</text:p>
          </table:table-cell>
          <table:table-cell table:style-name="ce14" table:formula="of:=['Global Overview'.K4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G45]" office:value-type="string" office:string-value="§5.9">
            <text:p>§5.9</text:p>
          </table:table-cell>
          <table:table-cell table:style-name="ce14" table:formula="of:=['Global Overview'.H45]" office:value-type="string" office:string-value="yes">
            <text:p>yes</text:p>
          </table:table-cell>
          <table:table-cell table:style-name="ce14" table:formula="of:=['Global Overview'.K4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G46]" office:value-type="string" office:string-value="§5.10">
            <text:p>§5.10</text:p>
          </table:table-cell>
          <table:table-cell table:style-name="ce14" table:formula="of:=['Global Overview'.H46]" office:value-type="string" office:string-value="yes">
            <text:p>yes</text:p>
          </table:table-cell>
          <table:table-cell table:style-name="ce14" table:formula="of:=['Global Overview'.K4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G47]" office:value-type="string" office:string-value="§5.11">
            <text:p>§5.11</text:p>
          </table:table-cell>
          <table:table-cell table:style-name="ce14" table:formula="of:=['Global Overview'.H47]" office:value-type="string" office:string-value="yes">
            <text:p>yes</text:p>
          </table:table-cell>
          <table:table-cell table:style-name="ce14" table:formula="of:=['Global Overview'.K4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G48]" office:value-type="string" office:string-value="§5.12">
            <text:p>§5.12</text:p>
          </table:table-cell>
          <table:table-cell table:style-name="ce14" table:formula="of:=['Global Overview'.H48]" office:value-type="string" office:string-value="yes">
            <text:p>yes</text:p>
          </table:table-cell>
          <table:table-cell table:style-name="ce14" table:formula="of:=['Global Overview'.K4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G49]" office:value-type="string" office:string-value="§5.13">
            <text:p>§5.13</text:p>
          </table:table-cell>
          <table:table-cell table:style-name="ce14" table:formula="of:=['Global Overview'.H49]" office:value-type="string" office:string-value="yes">
            <text:p>yes</text:p>
          </table:table-cell>
          <table:table-cell table:style-name="ce14" table:formula="of:=['Global Overview'.K4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G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K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G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K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G52]" office:value-type="string" office:string-value="§6.2">
            <text:p>§6.2</text:p>
          </table:table-cell>
          <table:table-cell table:style-name="ce14" table:formula="of:=['Global Overview'.H52]" office:value-type="string" office:string-value="yes">
            <text:p>yes</text:p>
          </table:table-cell>
          <table:table-cell table:style-name="ce14" table:formula="of:=['Global Overview'.K5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G53]" office:value-type="string" office:string-value="§6.3">
            <text:p>§6.3</text:p>
          </table:table-cell>
          <table:table-cell table:style-name="ce14" table:formula="of:=['Global Overview'.H53]" office:value-type="string" office:string-value="yes">
            <text:p>yes</text:p>
          </table:table-cell>
          <table:table-cell table:style-name="ce14" table:formula="of:=['Global Overview'.K5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G58]" office:value-type="string" office:string-value="§6.8">
            <text:p>§6.8</text:p>
          </table:table-cell>
          <table:table-cell table:style-name="ce14" table:formula="of:=['Global Overview'.H58]" office:value-type="string" office:string-value="yes">
            <text:p>yes</text:p>
          </table:table-cell>
          <table:table-cell table:style-name="ce14" table:formula="of:=['Global Overview'.K5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G59]" office:value-type="string" office:string-value="§6.9">
            <text:p>§6.9</text:p>
          </table:table-cell>
          <table:table-cell table:style-name="ce14" table:formula="of:=['Global Overview'.H59]" office:value-type="string" office:string-value="yes">
            <text:p>yes</text:p>
          </table:table-cell>
          <table:table-cell table:style-name="ce14" table:formula="of:=['Global Overview'.K5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G60]" office:value-type="string" office:string-value="§6.10">
            <text:p>§6.10</text:p>
          </table:table-cell>
          <table:table-cell table:style-name="ce14" table:formula="of:=['Global Overview'.H60]" office:value-type="string" office:string-value="yes">
            <text:p>yes</text:p>
          </table:table-cell>
          <table:table-cell table:style-name="ce14" table:formula="of:=['Global Overview'.K6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G61]" office:value-type="string" office:string-value="§6.11">
            <text:p>§6.11</text:p>
          </table:table-cell>
          <table:table-cell table:style-name="ce14" table:formula="of:=['Global Overview'.H61]" office:value-type="string" office:string-value="yes">
            <text:p>yes</text:p>
          </table:table-cell>
          <table:table-cell table:style-name="ce14" table:formula="of:=['Global Overview'.K6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G62]" office:value-type="string" office:string-value="§6.12">
            <text:p>§6.12</text:p>
          </table:table-cell>
          <table:table-cell table:style-name="ce14" table:formula="of:=['Global Overview'.H62]" office:value-type="string" office:string-value="yes">
            <text:p>yes</text:p>
          </table:table-cell>
          <table:table-cell table:style-name="ce14" table:formula="of:=['Global Overview'.K6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G63]" office:value-type="string" office:string-value="§6.13">
            <text:p>§6.13</text:p>
          </table:table-cell>
          <table:table-cell table:style-name="ce14" table:formula="of:=['Global Overview'.H63]" office:value-type="string" office:string-value="yes">
            <text:p>yes</text:p>
          </table:table-cell>
          <table:table-cell table:style-name="ce14" table:formula="of:=['Global Overview'.K6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G64]" office:value-type="string" office:string-value="§6.14">
            <text:p>§6.14</text:p>
          </table:table-cell>
          <table:table-cell table:style-name="ce14" table:formula="of:=['Global Overview'.H64]" office:value-type="string" office:string-value="yes">
            <text:p>yes</text:p>
          </table:table-cell>
          <table:table-cell table:style-name="ce14" table:formula="of:=['Global Overview'.K6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G65]" office:value-type="string" office:string-value="§6.15">
            <text:p>§6.15</text:p>
          </table:table-cell>
          <table:table-cell table:style-name="ce14" table:formula="of:=['Global Overview'.H65]" office:value-type="string" office:string-value="yes">
            <text:p>yes</text:p>
          </table:table-cell>
          <table:table-cell table:style-name="ce14" table:formula="of:=['Global Overview'.K6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G66]" office:value-type="string" office:string-value="§6.16">
            <text:p>§6.16</text:p>
          </table:table-cell>
          <table:table-cell table:style-name="ce14" table:formula="of:=['Global Overview'.H66]" office:value-type="string" office:string-value="yes">
            <text:p>yes</text:p>
          </table:table-cell>
          <table:table-cell table:style-name="ce14" table:formula="of:=['Global Overview'.K6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te Transportation Type">
            <text:p>Change Attribut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G67]" office:value-type="float" office:value="0">
            <text:p>0</text:p>
          </table:table-cell>
          <table:table-cell table:style-name="ce14" table:formula="of:=['Global Overview'.H67]" office:value-type="string" office:string-value="yes">
            <text:p>yes</text:p>
          </table:table-cell>
          <table:table-cell table:style-name="ce14" table:formula="of:=['Global Overview'.K6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G68]" office:value-type="float" office:value="0">
            <text:p>0</text:p>
          </table:table-cell>
          <table:table-cell table:style-name="ce14" table:formula="of:=['Global Overview'.H68]" office:value-type="string" office:string-value="yes">
            <text:p>yes</text:p>
          </table:table-cell>
          <table:table-cell table:style-name="ce14" table:formula="of:=['Global Overview'.K6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G69]" office:value-type="string" office:string-value="§6.17">
            <text:p>§6.17</text:p>
          </table:table-cell>
          <table:table-cell table:style-name="ce14" table:formula="of:=['Global Overview'.H69]" office:value-type="string" office:string-value="partial">
            <text:p>partial</text:p>
          </table:table-cell>
          <table:table-cell table:style-name="ce14" table:formula="of:=['Global Overview'.K6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G70]" office:value-type="string" office:string-value="§6.18">
            <text:p>§6.18</text:p>
          </table:table-cell>
          <table:table-cell table:style-name="ce14" table:formula="of:=['Global Overview'.H70]" office:value-type="string" office:string-value="partial">
            <text:p>partial</text:p>
          </table:table-cell>
          <table:table-cell table:style-name="ce14" table:formula="of:=['Global Overview'.K7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G71]" office:value-type="string" office:string-value="§6.19">
            <text:p>§6.19</text:p>
          </table:table-cell>
          <table:table-cell table:style-name="ce14" table:formula="of:=['Global Overview'.H71]" office:value-type="string" office:string-value="yes">
            <text:p>yes</text:p>
          </table:table-cell>
          <table:table-cell table:style-name="ce14" table:formula="of:=['Global Overview'.K7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G72]" office:value-type="string" office:string-value="§6.20">
            <text:p>§6.20</text:p>
          </table:table-cell>
          <table:table-cell table:style-name="ce14" table:formula="of:=['Global Overview'.H72]" office:value-type="string" office:string-value="yes">
            <text:p>yes</text:p>
          </table:table-cell>
          <table:table-cell table:style-name="ce14" table:formula="of:=['Global Overview'.K7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G73]" office:value-type="string" office:string-value="§6.21">
            <text:p>§6.21</text:p>
          </table:table-cell>
          <table:table-cell table:style-name="ce14" table:formula="of:=['Global Overview'.H73]" office:value-type="string" office:string-value="partial">
            <text:p>partial</text:p>
          </table:table-cell>
          <table:table-cell table:style-name="ce14" table:formula="of:=['Global Overview'.K7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G74]" office:value-type="string" office:string-value="§6.22">
            <text:p>§6.22</text:p>
          </table:table-cell>
          <table:table-cell table:style-name="ce14" table:formula="of:=['Global Overview'.H74]" office:value-type="string" office:string-value="partial">
            <text:p>partial</text:p>
          </table:table-cell>
          <table:table-cell table:style-name="ce14" table:formula="of:=['Global Overview'.K7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float" office:value="0">
            <text:p>0</text:p>
          </table:table-cell>
          <table:table-cell table:style-name="ce14" table:formula="of:=['Global Overview'.C83]" office:value-type="float" office:value="0">
            <text:p>0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G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K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84]" office:value-type="string" office:string-value="Ownership management">
            <text:p>Ownership management</text:p>
          </table:table-cell>
          <table:table-cell table:style-name="ce20" table:formula="of:=['Global Overview'.C84]" office:value-type="string" office:string-value="OWM">
            <text:p>OWM</text:p>
          </table:table-cell>
          <table:table-cell table:style-name="ce20" table:formula="of:=['Global Overview'.D84]" office:value-type="float" office:value="0">
            <text:p>0</text:p>
          </table:table-cell>
          <table:table-cell table:style-name="ce20" table:formula="of:=['Global Overview'.G84]" office:value-type="float" office:value="0">
            <text:p>0</text:p>
          </table:table-cell>
          <table:table-cell table:style-name="ce20" table:formula="of:=['Global Overview'.H84]" office:value-type="float" office:value="0">
            <text:p>0</text:p>
          </table:table-cell>
          <table:table-cell table:style-name="ce20" table:formula="of:=['Global Overview'.K8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string" office:string-value="RTIA">
            <text:p>RTIA</text:p>
          </table:table-cell>
          <table:table-cell table:style-name="ce14" table:formula="of:=['Global Overview'.G85]" office:value-type="string" office:string-value="§7.2">
            <text:p>§7.2</text:p>
          </table:table-cell>
          <table:table-cell table:style-name="ce14" table:formula="of:=['Global Overview'.H85]" office:value-type="string" office:string-value="yes">
            <text:p>yes</text:p>
          </table:table-cell>
          <table:table-cell table:style-name="ce14" table:formula="of:=['Global Overview'.K8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string" office:string-value="RTIA">
            <text:p>RTIA</text:p>
          </table:table-cell>
          <table:table-cell table:style-name="ce14" table:formula="of:=['Global Overview'.G86]" office:value-type="string" office:string-value="§7.3">
            <text:p>§7.3</text:p>
          </table:table-cell>
          <table:table-cell table:style-name="ce14" table:formula="of:=['Global Overview'.H86]" office:value-type="string" office:string-value="yes">
            <text:p>yes</text:p>
          </table:table-cell>
          <table:table-cell table:style-name="ce14" table:formula="of:=['Global Overview'.K8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string" office:string-value="FedA">
            <text:p>FedA</text:p>
          </table:table-cell>
          <table:table-cell table:style-name="ce14" table:formula="of:=['Global Overview'.G87]" office:value-type="string" office:string-value="§7.4">
            <text:p>§7.4</text:p>
          </table:table-cell>
          <table:table-cell table:style-name="ce14" table:formula="of:=['Global Overview'.H87]" office:value-type="string" office:string-value="yes">
            <text:p>yes</text:p>
          </table:table-cell>
          <table:table-cell table:style-name="ce14" table:formula="of:=['Global Overview'.K8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Request Divestiture Confirmation">
            <text:p>Request Divestiture Confirmation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string" office:string-value="FedA">
            <text:p>FedA</text:p>
          </table:table-cell>
          <table:table-cell table:style-name="ce14" table:formula="of:=['Global Overview'.G88]" office:value-type="string" office:string-value="§7.5">
            <text:p>§7.5</text:p>
          </table:table-cell>
          <table:table-cell table:style-name="ce14" table:formula="of:=['Global Overview'.H88]" office:value-type="string" office:string-value="yes">
            <text:p>yes</text:p>
          </table:table-cell>
          <table:table-cell table:style-name="ce14" table:formula="of:=['Global Overview'.K8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onfirm Divestiture">
            <text:p>Confirm Divestitur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string" office:string-value="RTIA">
            <text:p>RTIA</text:p>
          </table:table-cell>
          <table:table-cell table:style-name="ce14" table:formula="of:=['Global Overview'.G89]" office:value-type="string" office:string-value="§7.6">
            <text:p>§7.6</text:p>
          </table:table-cell>
          <table:table-cell table:style-name="ce14" table:formula="of:=['Global Overview'.H89]" office:value-type="string" office:string-value="no">
            <text:p>no</text:p>
          </table:table-cell>
          <table:table-cell table:style-name="ce14" table:formula="of:=['Global Overview'.K8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string" office:string-value="FedA">
            <text:p>FedA</text:p>
          </table:table-cell>
          <table:table-cell table:style-name="ce14" table:formula="of:=['Global Overview'.G90]" office:value-type="string" office:string-value="§7.7">
            <text:p>§7.7</text:p>
          </table:table-cell>
          <table:table-cell table:style-name="ce14" table:formula="of:=['Global Overview'.H90]" office:value-type="string" office:string-value="yes">
            <text:p>yes</text:p>
          </table:table-cell>
          <table:table-cell table:style-name="ce14" table:formula="of:=['Global Overview'.K9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Attribute Ownership Acquisition">
            <text:p>Attribute Ownership Acquisition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string" office:string-value="RTIA">
            <text:p>RTIA</text:p>
          </table:table-cell>
          <table:table-cell table:style-name="ce14" table:formula="of:=['Global Overview'.G91]" office:value-type="string" office:string-value="§7.8">
            <text:p>§7.8</text:p>
          </table:table-cell>
          <table:table-cell table:style-name="ce14" table:formula="of:=['Global Overview'.H91]" office:value-type="string" office:string-value="yes">
            <text:p>yes</text:p>
          </table:table-cell>
          <table:table-cell table:style-name="ce14" table:formula="of:=['Global Overview'.K9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G92]" office:value-type="string" office:string-value="§7.9">
            <text:p>§7.9</text:p>
          </table:table-cell>
          <table:table-cell table:style-name="ce14" table:formula="of:=['Global Overview'.H92]" office:value-type="string" office:string-value="yes">
            <text:p>yes</text:p>
          </table:table-cell>
          <table:table-cell table:style-name="ce14" table:formula="of:=['Global Overview'.K9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Attribute Ownership Unavailable">
            <text:p>Attribute Ownership Unavailabl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G93]" office:value-type="string" office:string-value="§7.10">
            <text:p>§7.10</text:p>
          </table:table-cell>
          <table:table-cell table:style-name="ce14" table:formula="of:=['Global Overview'.H93]" office:value-type="string" office:string-value="yes">
            <text:p>yes</text:p>
          </table:table-cell>
          <table:table-cell table:style-name="ce14" table:formula="of:=['Global Overview'.K9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Request Attribute Ownership Release">
            <text:p>Request Attribute Ownership Release</text:p>
          </table:table-cell>
          <table:table-cell table:style-name="ce14" table:formula="of:=['Global Overview'.C94]" office:value-type="string" office:string-value="OWM">
            <text:p>OWM</text:p>
          </table:table-cell>
          <table:table-cell table:style-name="ce14" table:formula="of:=['Global Overview'.D94]" office:value-type="string" office:string-value="FedA">
            <text:p>FedA</text:p>
          </table:table-cell>
          <table:table-cell table:style-name="ce14" table:formula="of:=['Global Overview'.G94]" office:value-type="string" office:string-value="§7.11">
            <text:p>§7.11</text:p>
          </table:table-cell>
          <table:table-cell table:style-name="ce14" table:formula="of:=['Global Overview'.H94]" office:value-type="string" office:string-value="yes">
            <text:p>yes</text:p>
          </table:table-cell>
          <table:table-cell table:style-name="ce14" table:formula="of:=['Global Overview'.K9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96]" office:value-type="string" office:string-value="OWM">
            <text:p>OW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G96]" office:value-type="string" office:string-value="§7.13">
            <text:p>§7.13</text:p>
          </table:table-cell>
          <table:table-cell table:style-name="ce14" table:formula="of:=['Global Overview'.H96]" office:value-type="string" office:string-value="yes">
            <text:p>yes</text:p>
          </table:table-cell>
          <table:table-cell table:style-name="ce14" table:formula="of:=['Global Overview'.K9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97]" office:value-type="string" office:string-value="OWM">
            <text:p>OW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G97]" office:value-type="string" office:string-value="§7.14">
            <text:p>§7.14</text:p>
          </table:table-cell>
          <table:table-cell table:style-name="ce14" table:formula="of:=['Global Overview'.H97]" office:value-type="string" office:string-value="yes">
            <text:p>yes</text:p>
          </table:table-cell>
          <table:table-cell table:style-name="ce14" table:formula="of:=['Global Overview'.K9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98]" office:value-type="string" office:string-value="OWM">
            <text:p>OW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G98]" office:value-type="string" office:string-value="§7.15">
            <text:p>§7.15</text:p>
          </table:table-cell>
          <table:table-cell table:style-name="ce14" table:formula="of:=['Global Overview'.H98]" office:value-type="string" office:string-value="yes">
            <text:p>yes</text:p>
          </table:table-cell>
          <table:table-cell table:style-name="ce14" table:formula="of:=['Global Overview'.K9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9]" office:value-type="string" office:string-value="OWM">
            <text:p>OWM</text:p>
          </table:table-cell>
          <table:table-cell table:style-name="ce14" table:formula="of:=['Global Overview'.D99]" office:value-type="string" office:string-value="FedA">
            <text:p>FedA</text:p>
          </table:table-cell>
          <table:table-cell table:style-name="ce14" table:formula="of:=['Global Overview'.G99]" office:value-type="string" office:string-value="§7.16">
            <text:p>§7.16</text:p>
          </table:table-cell>
          <table:table-cell table:style-name="ce14" table:formula="of:=['Global Overview'.H99]" office:value-type="string" office:string-value="yes">
            <text:p>yes</text:p>
          </table:table-cell>
          <table:table-cell table:style-name="ce14" table:formula="of:=['Global Overview'.K9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Query Attribute Ownership">
            <text:p>Query Attribute Ownership</text:p>
          </table:table-cell>
          <table:table-cell table:style-name="ce14" table:formula="of:=['Global Overview'.C100]" office:value-type="string" office:string-value="OWM">
            <text:p>OW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G100]" office:value-type="string" office:string-value="§7.17">
            <text:p>§7.17</text:p>
          </table:table-cell>
          <table:table-cell table:style-name="ce14" table:formula="of:=['Global Overview'.H100]" office:value-type="string" office:string-value="yes">
            <text:p>yes</text:p>
          </table:table-cell>
          <table:table-cell table:style-name="ce14" table:formula="of:=['Global Overview'.K10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Inform Attribute Ownership">
            <text:p>Inform Attribute Ownership</text:p>
          </table:table-cell>
          <table:table-cell table:style-name="ce14" table:formula="of:=['Global Overview'.C101]" office:value-type="string" office:string-value="OWM">
            <text:p>OWM</text:p>
          </table:table-cell>
          <table:table-cell table:style-name="ce14" table:formula="of:=['Global Overview'.D101]" office:value-type="string" office:string-value="FedA">
            <text:p>FedA</text:p>
          </table:table-cell>
          <table:table-cell table:style-name="ce14" table:formula="of:=['Global Overview'.G101]" office:value-type="string" office:string-value="§7.18">
            <text:p>§7.18</text:p>
          </table:table-cell>
          <table:table-cell table:style-name="ce14" table:formula="of:=['Global Overview'.H101]" office:value-type="string" office:string-value="yes">
            <text:p>yes</text:p>
          </table:table-cell>
          <table:table-cell table:style-name="ce14" table:formula="of:=['Global Overview'.K10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Is Attribute Owned By Federate">
            <text:p>Is Attribute Owned By Federate</text:p>
          </table:table-cell>
          <table:table-cell table:style-name="ce14" table:formula="of:=['Global Overview'.C102]" office:value-type="string" office:string-value="OWM">
            <text:p>OW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G102]" office:value-type="string" office:string-value="§7.19">
            <text:p>§7.19</text:p>
          </table:table-cell>
          <table:table-cell table:style-name="ce14" table:formula="of:=['Global Overview'.H102]" office:value-type="string" office:string-value="yes">
            <text:p>yes</text:p>
          </table:table-cell>
          <table:table-cell table:style-name="ce14" table:formula="of:=['Global Overview'.K10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float" office:value="0">
            <text:p>0</text:p>
          </table:table-cell>
          <table:table-cell table:style-name="ce14" table:formula="of:=['Global Overview'.C103]" office:value-type="float" office:value="0">
            <text:p>0</text:p>
          </table:table-cell>
          <table:table-cell table:style-name="ce14" table:formula="of:=['Global Overview'.D103]" office:value-type="float" office:value="0">
            <text:p>0</text:p>
          </table:table-cell>
          <table:table-cell table:style-name="ce14" table:formula="of:=['Global Overview'.G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K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04]" office:value-type="string" office:string-value="Time management">
            <text:p>Time management</text:p>
          </table:table-cell>
          <table:table-cell table:style-name="ce20" table:formula="of:=['Global Overview'.C104]" office:value-type="string" office:string-value="TM">
            <text:p>TM</text:p>
          </table:table-cell>
          <table:table-cell table:style-name="ce20" table:formula="of:=['Global Overview'.D104]" office:value-type="float" office:value="0">
            <text:p>0</text:p>
          </table:table-cell>
          <table:table-cell table:style-name="ce20" table:formula="of:=['Global Overview'.G104]" office:value-type="float" office:value="0">
            <text:p>0</text:p>
          </table:table-cell>
          <table:table-cell table:style-name="ce20" table:formula="of:=['Global Overview'.H104]" office:value-type="float" office:value="0">
            <text:p>0</text:p>
          </table:table-cell>
          <table:table-cell table:style-name="ce20" table:formula="of:=['Global Overview'.K10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Enable Time Regulation">
            <text:p>Enable Time Regulation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G105]" office:value-type="string" office:string-value="§8.2">
            <text:p>§8.2</text:p>
          </table:table-cell>
          <table:table-cell table:style-name="ce14" table:formula="of:=['Global Overview'.H105]" office:value-type="string" office:string-value="yes">
            <text:p>yes</text:p>
          </table:table-cell>
          <table:table-cell table:style-name="ce14" table:formula="of:=['Global Overview'.K10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Time Regulation Enabled">
            <text:p>Time Regulation Enabled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FedA">
            <text:p>FedA</text:p>
          </table:table-cell>
          <table:table-cell table:style-name="ce14" table:formula="of:=['Global Overview'.G106]" office:value-type="string" office:string-value="§8.3">
            <text:p>§8.3</text:p>
          </table:table-cell>
          <table:table-cell table:style-name="ce14" table:formula="of:=['Global Overview'.H106]" office:value-type="string" office:string-value="yes">
            <text:p>yes</text:p>
          </table:table-cell>
          <table:table-cell table:style-name="ce14" table:formula="of:=['Global Overview'.K10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Disable Time Regulation">
            <text:p>Disable Time Regulation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G107]" office:value-type="string" office:string-value="§8.4">
            <text:p>§8.4</text:p>
          </table:table-cell>
          <table:table-cell table:style-name="ce14" table:formula="of:=['Global Overview'.H107]" office:value-type="string" office:string-value="yes">
            <text:p>yes</text:p>
          </table:table-cell>
          <table:table-cell table:style-name="ce14" table:formula="of:=['Global Overview'.K10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Time Constrained">
            <text:p>Enable Time Constrained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G108]" office:value-type="string" office:string-value="§8.5">
            <text:p>§8.5</text:p>
          </table:table-cell>
          <table:table-cell table:style-name="ce14" table:formula="of:=['Global Overview'.H108]" office:value-type="string" office:string-value="yes">
            <text:p>yes</text:p>
          </table:table-cell>
          <table:table-cell table:style-name="ce14" table:formula="of:=['Global Overview'.K10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Time Constrained Enabled">
            <text:p>Time Constrained Enable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FedA">
            <text:p>FedA</text:p>
          </table:table-cell>
          <table:table-cell table:style-name="ce14" table:formula="of:=['Global Overview'.G109]" office:value-type="string" office:string-value="§8.6">
            <text:p>§8.6</text:p>
          </table:table-cell>
          <table:table-cell table:style-name="ce14" table:formula="of:=['Global Overview'.H109]" office:value-type="string" office:string-value="yes">
            <text:p>yes</text:p>
          </table:table-cell>
          <table:table-cell table:style-name="ce14" table:formula="of:=['Global Overview'.K10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Disable Time Constrained">
            <text:p>Disable Time Constraine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G110]" office:value-type="string" office:string-value="§8.7">
            <text:p>§8.7</text:p>
          </table:table-cell>
          <table:table-cell table:style-name="ce14" table:formula="of:=['Global Overview'.H110]" office:value-type="string" office:string-value="yes">
            <text:p>yes</text:p>
          </table:table-cell>
          <table:table-cell table:style-name="ce14" table:formula="of:=['Global Overview'.K11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Time Advance Request">
            <text:p>Time Advance Reques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G111]" office:value-type="string" office:string-value="§8.8">
            <text:p>§8.8</text:p>
          </table:table-cell>
          <table:table-cell table:style-name="ce14" table:formula="of:=['Global Overview'.H111]" office:value-type="string" office:string-value="yes">
            <text:p>yes</text:p>
          </table:table-cell>
          <table:table-cell table:style-name="ce14" table:formula="of:=['Global Overview'.K11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Time Advance Request Available">
            <text:p>Time Advance Request Available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G112]" office:value-type="string" office:string-value="§8.9">
            <text:p>§8.9</text:p>
          </table:table-cell>
          <table:table-cell table:style-name="ce14" table:formula="of:=['Global Overview'.H112]" office:value-type="string" office:string-value="yes">
            <text:p>yes</text:p>
          </table:table-cell>
          <table:table-cell table:style-name="ce14" table:formula="of:=['Global Overview'.K11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Next Message Request">
            <text:p>Next Message Request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G113]" office:value-type="string" office:string-value="§8.10">
            <text:p>§8.10</text:p>
          </table:table-cell>
          <table:table-cell table:style-name="ce14" table:formula="of:=['Global Overview'.H113]" office:value-type="string" office:string-value="yes">
            <text:p>yes</text:p>
          </table:table-cell>
          <table:table-cell table:style-name="ce14" table:formula="of:=['Global Overview'.K11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Next Message Request Available">
            <text:p>Next Message Request Availabl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G114]" office:value-type="string" office:string-value="§8.11">
            <text:p>§8.11</text:p>
          </table:table-cell>
          <table:table-cell table:style-name="ce14" table:formula="of:=['Global Overview'.H114]" office:value-type="string" office:string-value="yes">
            <text:p>yes</text:p>
          </table:table-cell>
          <table:table-cell table:style-name="ce14" table:formula="of:=['Global Overview'.K11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Flush Queue Request">
            <text:p>Flush Queue Reques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G115]" office:value-type="string" office:string-value="§8.12">
            <text:p>§8.12</text:p>
          </table:table-cell>
          <table:table-cell table:style-name="ce14" table:formula="of:=['Global Overview'.H115]" office:value-type="string" office:string-value="no">
            <text:p>no</text:p>
          </table:table-cell>
          <table:table-cell table:style-name="ce14" table:formula="of:=['Global Overview'.K11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Time Advance Grant">
            <text:p>Time Advance Grant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G116]" office:value-type="string" office:string-value="§8.13">
            <text:p>§8.13</text:p>
          </table:table-cell>
          <table:table-cell table:style-name="ce14" table:formula="of:=['Global Overview'.H116]" office:value-type="string" office:string-value="yes">
            <text:p>yes</text:p>
          </table:table-cell>
          <table:table-cell table:style-name="ce14" table:formula="of:=['Global Overview'.K11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Enable Asynchronous Delivery">
            <text:p>Enable Asynchronous Delivery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G117]" office:value-type="string" office:string-value="§8.14">
            <text:p>§8.14</text:p>
          </table:table-cell>
          <table:table-cell table:style-name="ce14" table:formula="of:=['Global Overview'.H117]" office:value-type="string" office:string-value="yes">
            <text:p>yes</text:p>
          </table:table-cell>
          <table:table-cell table:style-name="ce14" table:formula="of:=['Global Overview'.K11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Disable Asynchronous Delivery">
            <text:p>Disable Asynchronous Delivery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G118]" office:value-type="string" office:string-value="§8.15">
            <text:p>§8.15</text:p>
          </table:table-cell>
          <table:table-cell table:style-name="ce14" table:formula="of:=['Global Overview'.H118]" office:value-type="string" office:string-value="yes">
            <text:p>yes</text:p>
          </table:table-cell>
          <table:table-cell table:style-name="ce14" table:formula="of:=['Global Overview'.K11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9]" office:value-type="string" office:string-value="TM">
            <text:p>T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G119]" office:value-type="string" office:string-value="§8.16">
            <text:p>§8.16</text:p>
          </table:table-cell>
          <table:table-cell table:style-name="ce14" table:formula="of:=['Global Overview'.H119]" office:value-type="string" office:string-value="yes">
            <text:p>yes</text:p>
          </table:table-cell>
          <table:table-cell table:style-name="ce14" table:formula="of:=['Global Overview'.K11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20]" office:value-type="string" office:string-value="TM">
            <text:p>T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G120]" office:value-type="string" office:string-value="§8.17">
            <text:p>§8.17</text:p>
          </table:table-cell>
          <table:table-cell table:style-name="ce14" table:formula="of:=['Global Overview'.H120]" office:value-type="string" office:string-value="yes">
            <text:p>yes</text:p>
          </table:table-cell>
          <table:table-cell table:style-name="ce14" table:formula="of:=['Global Overview'.K12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21]" office:value-type="string" office:string-value="TM">
            <text:p>T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G121]" office:value-type="string" office:string-value="§8.18">
            <text:p>§8.18</text:p>
          </table:table-cell>
          <table:table-cell table:style-name="ce14" table:formula="of:=['Global Overview'.H121]" office:value-type="string" office:string-value="yes">
            <text:p>yes</text:p>
          </table:table-cell>
          <table:table-cell table:style-name="ce14" table:formula="of:=['Global Overview'.K12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Modify Lookhead">
            <text:p>Modify Lookhead</text:p>
          </table:table-cell>
          <table:table-cell table:style-name="ce14" table:formula="of:=['Global Overview'.C122]" office:value-type="string" office:string-value="TM">
            <text:p>T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G122]" office:value-type="string" office:string-value="§8.19">
            <text:p>§8.19</text:p>
          </table:table-cell>
          <table:table-cell table:style-name="ce14" table:formula="of:=['Global Overview'.H122]" office:value-type="string" office:string-value="partial">
            <text:p>partial</text:p>
          </table:table-cell>
          <table:table-cell table:style-name="ce14" table:formula="of:=['Global Overview'.K12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Query Lookhead">
            <text:p>Query Lookhead</text:p>
          </table:table-cell>
          <table:table-cell table:style-name="ce14" table:formula="of:=['Global Overview'.C123]" office:value-type="string" office:string-value="TM">
            <text:p>T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G123]" office:value-type="string" office:string-value="§8.20">
            <text:p>§8.20</text:p>
          </table:table-cell>
          <table:table-cell table:style-name="ce14" table:formula="of:=['Global Overview'.H123]" office:value-type="string" office:string-value="yes">
            <text:p>yes</text:p>
          </table:table-cell>
          <table:table-cell table:style-name="ce14" table:formula="of:=['Global Overview'.K12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tract">
            <text:p>Retract</text:p>
          </table:table-cell>
          <table:table-cell table:style-name="ce14" table:formula="of:=['Global Overview'.C124]" office:value-type="string" office:string-value="TM">
            <text:p>T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G124]" office:value-type="string" office:string-value="§8.21">
            <text:p>§8.21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K12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Request Retraction">
            <text:p>Request Retraction</text:p>
          </table:table-cell>
          <table:table-cell table:style-name="ce14" table:formula="of:=['Global Overview'.C125]" office:value-type="string" office:string-value="TM">
            <text:p>TM</text:p>
          </table:table-cell>
          <table:table-cell table:style-name="ce14" table:formula="of:=['Global Overview'.D125]" office:value-type="string" office:string-value="FedA">
            <text:p>FedA</text:p>
          </table:table-cell>
          <table:table-cell table:style-name="ce14" table:formula="of:=['Global Overview'.G125]" office:value-type="string" office:string-value="§8.22">
            <text:p>§8.22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K12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Change Attribute Order Type">
            <text:p>Change Attribute Order Type</text:p>
          </table:table-cell>
          <table:table-cell table:style-name="ce14" table:formula="of:=['Global Overview'.C126]" office:value-type="string" office:string-value="TM">
            <text:p>T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G126]" office:value-type="string" office:string-value="§8.23">
            <text:p>§8.23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K12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Change Interaction Order Type">
            <text:p>Change Interaction Order Type</text:p>
          </table:table-cell>
          <table:table-cell table:style-name="ce14" table:formula="of:=['Global Overview'.C127]" office:value-type="string" office:string-value="TM">
            <text:p>T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G127]" office:value-type="string" office:string-value="§8.24">
            <text:p>§8.24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K12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float" office:value="0">
            <text:p>0</text:p>
          </table:table-cell>
          <table:table-cell table:style-name="ce14" table:formula="of:=['Global Overview'.C128]" office:value-type="float" office:value="0">
            <text:p>0</text:p>
          </table:table-cell>
          <table:table-cell table:style-name="ce14" table:formula="of:=['Global Overview'.D128]" office:value-type="float" office:value="0">
            <text:p>0</text:p>
          </table:table-cell>
          <table:table-cell table:style-name="ce14" table:formula="of:=['Global Overview'.G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K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9]" office:value-type="string" office:string-value="Data distribution management">
            <text:p>Data distribution management</text:p>
          </table:table-cell>
          <table:table-cell table:style-name="ce20" table:formula="of:=['Global Overview'.C129]" office:value-type="string" office:string-value="DDM">
            <text:p>DDM</text:p>
          </table:table-cell>
          <table:table-cell table:style-name="ce20" table:formula="of:=['Global Overview'.D129]" office:value-type="float" office:value="0">
            <text:p>0</text:p>
          </table:table-cell>
          <table:table-cell table:style-name="ce20" table:formula="of:=['Global Overview'.G129]" office:value-type="float" office:value="0">
            <text:p>0</text:p>
          </table:table-cell>
          <table:table-cell table:style-name="ce20" table:formula="of:=['Global Overview'.H129]" office:value-type="float" office:value="0">
            <text:p>0</text:p>
          </table:table-cell>
          <table:table-cell table:style-name="ce20" table:formula="of:=['Global Overview'.K129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Create Region">
            <text:p>Create Region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G130]" office:value-type="string" office:string-value="§9.2">
            <text:p>§9.2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K13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Commit Region Modifications">
            <text:p>Commit Region Modificat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G131]" office:value-type="string" office:string-value="§9.3">
            <text:p>§9.3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K13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Delete Region">
            <text:p>Delete Region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G132]" office:value-type="string" office:string-value="§9.4">
            <text:p>§9.4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K13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33]" office:value-type="string" office:string-value="DDM">
            <text:p>DDM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G133]" office:value-type="string" office:string-value="§9.5">
            <text:p>§9.5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K13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Associate Regions For Updates">
            <text:p>Associate Regions For Updates</text:p>
          </table:table-cell>
          <table:table-cell table:style-name="ce14" table:formula="of:=['Global Overview'.C134]" office:value-type="string" office:string-value="DDM">
            <text:p>DDM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G134]" office:value-type="string" office:string-value="§9.6">
            <text:p>§9.6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K13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Unassociate Regions For Updates">
            <text:p>Unassociate Regions For Updates</text:p>
          </table:table-cell>
          <table:table-cell table:style-name="ce14" table:formula="of:=['Global Overview'.C135]" office:value-type="string" office:string-value="DDM">
            <text:p>DDM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G135]" office:value-type="string" office:string-value="§9.7">
            <text:p>§9.7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K13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36]" office:value-type="string" office:string-value="DDM">
            <text:p>DDM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G136]" office:value-type="string" office:string-value="§9.8">
            <text:p>§9.8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K13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37]" office:value-type="string" office:string-value="DDM">
            <text:p>DDM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G137]" office:value-type="string" office:string-value="§9.9">
            <text:p>§9.9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K13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38]" office:value-type="string" office:string-value="DDM">
            <text:p>DDM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G138]" office:value-type="string" office:string-value="§9.10">
            <text:p>§9.1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K13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9]" office:value-type="string" office:string-value="DDM">
            <text:p>DDM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G139]" office:value-type="string" office:string-value="§9.11">
            <text:p>§9.11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K13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Send Interaction With Regions">
            <text:p>Send Interaction With Regions</text:p>
          </table:table-cell>
          <table:table-cell table:style-name="ce14" table:formula="of:=['Global Overview'.C140]" office:value-type="string" office:string-value="DDM">
            <text:p>DDM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G140]" office:value-type="string" office:string-value="§9.12">
            <text:p>§9.12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K14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41]" office:value-type="string" office:string-value="DDM">
            <text:p>DDM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G141]" office:value-type="string" office:string-value="§9.13">
            <text:p>§9.13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K14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float" office:value="0">
            <text:p>0</text:p>
          </table:table-cell>
          <table:table-cell table:style-name="ce14" table:formula="of:=['Global Overview'.C142]" office:value-type="float" office:value="0">
            <text:p>0</text:p>
          </table:table-cell>
          <table:table-cell table:style-name="ce14" table:formula="of:=['Global Overview'.D142]" office:value-type="float" office:value="0">
            <text:p>0</text:p>
          </table:table-cell>
          <table:table-cell table:style-name="ce14" table:formula="of:=['Global Overview'.G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K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43]" office:value-type="string" office:string-value="Support services">
            <text:p>Support services</text:p>
          </table:table-cell>
          <table:table-cell table:style-name="ce20" table:formula="of:=['Global Overview'.C143]" office:value-type="string" office:string-value="SS">
            <text:p>SS</text:p>
          </table:table-cell>
          <table:table-cell table:style-name="ce20" table:formula="of:=['Global Overview'.D143]" office:value-type="float" office:value="0">
            <text:p>0</text:p>
          </table:table-cell>
          <table:table-cell table:style-name="ce20" table:formula="of:=['Global Overview'.G143]" office:value-type="float" office:value="0">
            <text:p>0</text:p>
          </table:table-cell>
          <table:table-cell table:style-name="ce20" table:formula="of:=['Global Overview'.H143]" office:value-type="float" office:value="0">
            <text:p>0</text:p>
          </table:table-cell>
          <table:table-cell table:style-name="ce20" table:formula="of:=['Global Overview'.K143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utomatic Resign Directive">
            <text:p>Get Automatic Resign Directiv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G144]" office:value-type="string" office:string-value="§10.2">
            <text:p>§10.2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K14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bject Class Name">
            <text:p>Get Object Class Nam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G149]" office:value-type="string" office:string-value="§10.7">
            <text:p>§10.7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K14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ttribute Handle">
            <text:p>Get Attribute Handl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G150]" office:value-type="string" office:string-value="§10.8">
            <text:p>§10.8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K15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Get Attribute Name">
            <text:p>Get Attribute Nam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G151]" office:value-type="string" office:string-value="§10.9">
            <text:p>§10.9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K15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G152]" office:value-type="string" office:string-value="§10.10">
            <text:p>§10.10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K15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G153]" office:value-type="string" office:string-value="§10.11">
            <text:p>§10.11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K15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Parameter Handle">
            <text:p>Get Parameter Handl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G154]" office:value-type="string" office:string-value="§10.12">
            <text:p>§10.12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K15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Get Parameter Name">
            <text:p>Get Parameter Name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G155]" office:value-type="string" office:string-value="§10.13">
            <text:p>§10.13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K15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Get Object Instance Handle">
            <text:p>Get Object Instance Handle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G156]" office:value-type="string" office:string-value="§10.14">
            <text:p>§10.14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K15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Get Object Instance Name">
            <text:p>Get Object Instance Name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G157]" office:value-type="string" office:string-value="§10.15">
            <text:p>§10.15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K15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G158]" office:value-type="string" office:string-value="§10.16">
            <text:p>§10.16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K15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G159]" office:value-type="string" office:string-value="§10.17">
            <text:p>§10.17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K15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Dimension Upper Bound">
            <text:p>Get Dimension Upper Bound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G160]" office:value-type="string" office:string-value="§10.18">
            <text:p>§10.18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K16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G161]" office:value-type="string" office:string-value="§10.19">
            <text:p>§10.19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K16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Get Known Object Class Handle">
            <text:p>Get Known Object Class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G162]" office:value-type="string" office:string-value="§10.20">
            <text:p>§10.20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K16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G163]" office:value-type="string" office:string-value="§10.21">
            <text:p>§10.21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K16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Dget Transportation Type">
            <text:p>Dget Transportation Type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G164]" office:value-type="string" office:string-value="§10.22">
            <text:p>§10.22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K16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Get Transportation Name">
            <text:p>Get Transportation Name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G165]" office:value-type="string" office:string-value="§10.23">
            <text:p>§10.23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K16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Get Order Type">
            <text:p>Get Order Typ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G166]" office:value-type="string" office:string-value="§10.24">
            <text:p>§10.24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K16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Get Order Name">
            <text:p>Get Order Name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G167]" office:value-type="string" office:string-value="§10.25">
            <text:p>§10.25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K16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G168]" office:value-type="string" office:string-value="§10.26">
            <text:p>§10.26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K16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G169]" office:value-type="string" office:string-value="§10.27">
            <text:p>§10.27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K16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G170]" office:value-type="string" office:string-value="§10.28">
            <text:p>§10.28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K17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G171]" office:value-type="string" office:string-value="§10.29">
            <text:p>§10.29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K17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G172]" office:value-type="string" office:string-value="§10.30">
            <text:p>§10.30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K17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G173]" office:value-type="string" office:string-value="§10.31">
            <text:p>§10.31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K17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74]" office:value-type="string" office:string-value="SS">
            <text:p>SS</text:p>
          </table:table-cell>
          <table:table-cell table:style-name="ce14" table:formula="of:=['Global Overview'.D174]" office:value-type="string" office:string-value="RTIA">
            <text:p>RTIA</text:p>
          </table:table-cell>
          <table:table-cell table:style-name="ce14" table:formula="of:=['Global Overview'.G174]" office:value-type="string" office:string-value="§10.32">
            <text:p>§10.32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K17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75]" office:value-type="string" office:string-value="SS">
            <text:p>SS</text:p>
          </table:table-cell>
          <table:table-cell table:style-name="ce14" table:formula="of:=['Global Overview'.D175]" office:value-type="string" office:string-value="RTIA">
            <text:p>RTIA</text:p>
          </table:table-cell>
          <table:table-cell table:style-name="ce14" table:formula="of:=['Global Overview'.G175]" office:value-type="string" office:string-value="§10.33">
            <text:p>§10.33</text:p>
          </table:table-cell>
          <table:table-cell table:style-name="ce14" table:formula="of:=['Global Overview'.H175]" office:value-type="float" office:value="0">
            <text:p>0</text:p>
          </table:table-cell>
          <table:table-cell table:style-name="ce14" table:formula="of:=['Global Overview'.K17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Get Dimension Handle Set">
            <text:p>Get Dimension Handle Set</text:p>
          </table:table-cell>
          <table:table-cell table:style-name="ce14" table:formula="of:=['Global Overview'.C176]" office:value-type="string" office:string-value="SS">
            <text:p>SS</text:p>
          </table:table-cell>
          <table:table-cell table:style-name="ce14" table:formula="of:=['Global Overview'.D176]" office:value-type="string" office:string-value="RTIA">
            <text:p>RTIA</text:p>
          </table:table-cell>
          <table:table-cell table:style-name="ce14" table:formula="of:=['Global Overview'.G176]" office:value-type="string" office:string-value="§10.34">
            <text:p>§10.34</text:p>
          </table:table-cell>
          <table:table-cell table:style-name="ce14" table:formula="of:=['Global Overview'.H176]" office:value-type="float" office:value="0">
            <text:p>0</text:p>
          </table:table-cell>
          <table:table-cell table:style-name="ce14" table:formula="of:=['Global Overview'.K17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Get Range Bounds">
            <text:p>Get Range Bounds</text:p>
          </table:table-cell>
          <table:table-cell table:style-name="ce14" table:formula="of:=['Global Overview'.C177]" office:value-type="string" office:string-value="SS">
            <text:p>SS</text:p>
          </table:table-cell>
          <table:table-cell table:style-name="ce14" table:formula="of:=['Global Overview'.D177]" office:value-type="string" office:string-value="RTIA">
            <text:p>RTIA</text:p>
          </table:table-cell>
          <table:table-cell table:style-name="ce14" table:formula="of:=['Global Overview'.G177]" office:value-type="string" office:string-value="§10.35">
            <text:p>§10.35</text:p>
          </table:table-cell>
          <table:table-cell table:style-name="ce14" table:formula="of:=['Global Overview'.H177]" office:value-type="float" office:value="0">
            <text:p>0</text:p>
          </table:table-cell>
          <table:table-cell table:style-name="ce14" table:formula="of:=['Global Overview'.K17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Set Range Bounds">
            <text:p>Set Range Bounds</text:p>
          </table:table-cell>
          <table:table-cell table:style-name="ce14" table:formula="of:=['Global Overview'.C178]" office:value-type="string" office:string-value="SS">
            <text:p>SS</text:p>
          </table:table-cell>
          <table:table-cell table:style-name="ce14" table:formula="of:=['Global Overview'.D178]" office:value-type="string" office:string-value="RTIA">
            <text:p>RTIA</text:p>
          </table:table-cell>
          <table:table-cell table:style-name="ce14" table:formula="of:=['Global Overview'.G178]" office:value-type="string" office:string-value="§10.36">
            <text:p>§10.36</text:p>
          </table:table-cell>
          <table:table-cell table:style-name="ce14" table:formula="of:=['Global Overview'.H178]" office:value-type="float" office:value="0">
            <text:p>0</text:p>
          </table:table-cell>
          <table:table-cell table:style-name="ce14" table:formula="of:=['Global Overview'.K17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Normalize Federate Handle">
            <text:p>Normalize Federate Handle</text:p>
          </table:table-cell>
          <table:table-cell table:style-name="ce14" table:formula="of:=['Global Overview'.C179]" office:value-type="string" office:string-value="SS">
            <text:p>SS</text:p>
          </table:table-cell>
          <table:table-cell table:style-name="ce14" table:formula="of:=['Global Overview'.D179]" office:value-type="string" office:string-value="RTIA">
            <text:p>RTIA</text:p>
          </table:table-cell>
          <table:table-cell table:style-name="ce14" table:formula="of:=['Global Overview'.G179]" office:value-type="string" office:string-value="§10.37">
            <text:p>§10.37</text:p>
          </table:table-cell>
          <table:table-cell table:style-name="ce14" table:formula="of:=['Global Overview'.H179]" office:value-type="float" office:value="0">
            <text:p>0</text:p>
          </table:table-cell>
          <table:table-cell table:style-name="ce14" table:formula="of:=['Global Overview'.K17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Normalize Service Group">
            <text:p>Normalize Service Group</text:p>
          </table:table-cell>
          <table:table-cell table:style-name="ce14" table:formula="of:=['Global Overview'.C180]" office:value-type="string" office:string-value="SS">
            <text:p>SS</text:p>
          </table:table-cell>
          <table:table-cell table:style-name="ce14" table:formula="of:=['Global Overview'.D180]" office:value-type="string" office:string-value="RTIA">
            <text:p>RTIA</text:p>
          </table:table-cell>
          <table:table-cell table:style-name="ce14" table:formula="of:=['Global Overview'.G180]" office:value-type="string" office:string-value="§10.38">
            <text:p>§10.38</text:p>
          </table:table-cell>
          <table:table-cell table:style-name="ce14" table:formula="of:=['Global Overview'.H180]" office:value-type="float" office:value="0">
            <text:p>0</text:p>
          </table:table-cell>
          <table:table-cell table:style-name="ce14" table:formula="of:=['Global Overview'.K18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1]" office:value-type="string" office:string-value="Initialize RTI">
            <text:p>Initialize RTI</text:p>
          </table:table-cell>
          <table:table-cell table:style-name="ce14" table:formula="of:=['Global Overview'.C181]" office:value-type="string" office:string-value="SS">
            <text:p>SS</text:p>
          </table:table-cell>
          <table:table-cell table:style-name="ce14" table:formula="of:=['Global Overview'.D181]" office:value-type="string" office:string-value="RTIA">
            <text:p>RTIA</text:p>
          </table:table-cell>
          <table:table-cell table:style-name="ce14" table:formula="of:=['Global Overview'.G181]" office:value-type="string" office:string-value="§10.39">
            <text:p>§10.39</text:p>
          </table:table-cell>
          <table:table-cell table:style-name="ce14" table:formula="of:=['Global Overview'.H181]" office:value-type="float" office:value="0">
            <text:p>0</text:p>
          </table:table-cell>
          <table:table-cell table:style-name="ce14" table:formula="of:=['Global Overview'.K18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2]" office:value-type="string" office:string-value="Finalize RTI">
            <text:p>Finalize RTI</text:p>
          </table:table-cell>
          <table:table-cell table:style-name="ce14" table:formula="of:=['Global Overview'.C182]" office:value-type="string" office:string-value="SS">
            <text:p>SS</text:p>
          </table:table-cell>
          <table:table-cell table:style-name="ce14" table:formula="of:=['Global Overview'.D182]" office:value-type="string" office:string-value="RTIA">
            <text:p>RTIA</text:p>
          </table:table-cell>
          <table:table-cell table:style-name="ce14" table:formula="of:=['Global Overview'.G182]" office:value-type="string" office:string-value="§10.40">
            <text:p>§10.40</text:p>
          </table:table-cell>
          <table:table-cell table:style-name="ce14" table:formula="of:=['Global Overview'.H182]" office:value-type="float" office:value="0">
            <text:p>0</text:p>
          </table:table-cell>
          <table:table-cell table:style-name="ce14" table:formula="of:=['Global Overview'.K18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3]" office:value-type="string" office:string-value="Evoke Callback">
            <text:p>Evoke Callback</text:p>
          </table:table-cell>
          <table:table-cell table:style-name="ce14" table:formula="of:=['Global Overview'.C183]" office:value-type="string" office:string-value="SS">
            <text:p>SS</text:p>
          </table:table-cell>
          <table:table-cell table:style-name="ce14" table:formula="of:=['Global Overview'.D183]" office:value-type="string" office:string-value="RTIA">
            <text:p>RTIA</text:p>
          </table:table-cell>
          <table:table-cell table:style-name="ce14" table:formula="of:=['Global Overview'.G183]" office:value-type="string" office:string-value="§10.41">
            <text:p>§10.41</text:p>
          </table:table-cell>
          <table:table-cell table:style-name="ce14" table:formula="of:=['Global Overview'.H183]" office:value-type="float" office:value="0">
            <text:p>0</text:p>
          </table:table-cell>
          <table:table-cell table:style-name="ce14" table:formula="of:=['Global Overview'.K18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4]" office:value-type="string" office:string-value="Evoke Multiple Callbacks">
            <text:p>Evoke Multiple Callbacks</text:p>
          </table:table-cell>
          <table:table-cell table:style-name="ce14" table:formula="of:=['Global Overview'.C184]" office:value-type="string" office:string-value="SS">
            <text:p>SS</text:p>
          </table:table-cell>
          <table:table-cell table:style-name="ce14" table:formula="of:=['Global Overview'.D184]" office:value-type="string" office:string-value="RTIA">
            <text:p>RTIA</text:p>
          </table:table-cell>
          <table:table-cell table:style-name="ce14" table:formula="of:=['Global Overview'.G184]" office:value-type="string" office:string-value="§10.42">
            <text:p>§10.42</text:p>
          </table:table-cell>
          <table:table-cell table:style-name="ce14" table:formula="of:=['Global Overview'.H184]" office:value-type="float" office:value="0">
            <text:p>0</text:p>
          </table:table-cell>
          <table:table-cell table:style-name="ce14" table:formula="of:=['Global Overview'.K18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5]" office:value-type="string" office:string-value="Enable Callbacks">
            <text:p>Enable Callbacks</text:p>
          </table:table-cell>
          <table:table-cell table:style-name="ce14" table:formula="of:=['Global Overview'.C185]" office:value-type="string" office:string-value="SS">
            <text:p>SS</text:p>
          </table:table-cell>
          <table:table-cell table:style-name="ce14" table:formula="of:=['Global Overview'.D185]" office:value-type="string" office:string-value="RTIA">
            <text:p>RTIA</text:p>
          </table:table-cell>
          <table:table-cell table:style-name="ce14" table:formula="of:=['Global Overview'.G185]" office:value-type="string" office:string-value="§10.43">
            <text:p>§10.43</text:p>
          </table:table-cell>
          <table:table-cell table:style-name="ce14" table:formula="of:=['Global Overview'.H185]" office:value-type="float" office:value="0">
            <text:p>0</text:p>
          </table:table-cell>
          <table:table-cell table:style-name="ce14" table:formula="of:=['Global Overview'.K18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6]" office:value-type="string" office:string-value="Disable Callbacks">
            <text:p>Disable Callbacks</text:p>
          </table:table-cell>
          <table:table-cell table:style-name="ce14" table:formula="of:=['Global Overview'.C186]" office:value-type="string" office:string-value="SS">
            <text:p>SS</text:p>
          </table:table-cell>
          <table:table-cell table:style-name="ce14" table:formula="of:=['Global Overview'.D186]" office:value-type="string" office:string-value="RTIA">
            <text:p>RTIA</text:p>
          </table:table-cell>
          <table:table-cell table:style-name="ce14" table:formula="of:=['Global Overview'.G186]" office:value-type="string" office:string-value="§10.44">
            <text:p>§10.44</text:p>
          </table:table-cell>
          <table:table-cell table:style-name="ce14" table:formula="of:=['Global Overview'.H186]" office:value-type="float" office:value="0">
            <text:p>0</text:p>
          </table:table-cell>
          <table:table-cell table:style-name="ce14" table:formula="of:=['Global Overview'.K18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7]" office:value-type="float" office:value="0">
            <text:p>0</text:p>
          </table:table-cell>
          <table:table-cell table:style-name="ce14" table:formula="of:=['Global Overview'.C187]" office:value-type="float" office:value="0">
            <text:p>0</text:p>
          </table:table-cell>
          <table:table-cell table:style-name="ce14" table:formula="of:=['Global Overview'.D187]" office:value-type="float" office:value="0">
            <text:p>0</text:p>
          </table:table-cell>
          <table:table-cell table:style-name="ce14" table:formula="of:=['Global Overview'.G187]" office:value-type="float" office:value="0">
            <text:p>0</text:p>
          </table:table-cell>
          <table:table-cell table:style-name="ce14" table:formula="of:=['Global Overview'.H187]" office:value-type="float" office:value="0">
            <text:p>0</text:p>
          </table:table-cell>
          <table:table-cell table:style-name="ce14" table:formula="of:=['Global Overview'.K1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88]" office:value-type="string" office:string-value="Management Object Model">
            <text:p>Management Object Model</text:p>
          </table:table-cell>
          <table:table-cell table:style-name="ce20" table:formula="of:=['Global Overview'.C188]" office:value-type="string" office:string-value="MOM">
            <text:p>MOM</text:p>
          </table:table-cell>
          <table:table-cell table:style-name="ce20" table:formula="of:=['Global Overview'.D188]" office:value-type="float" office:value="0">
            <text:p>0</text:p>
          </table:table-cell>
          <table:table-cell table:style-name="ce20" table:formula="of:=['Global Overview'.G188]" office:value-type="float" office:value="0">
            <text:p>0</text:p>
          </table:table-cell>
          <table:table-cell table:style-name="ce20" table:formula="of:=['Global Overview'.H188]" office:value-type="float" office:value="0">
            <text:p>0</text:p>
          </table:table-cell>
          <table:table-cell table:style-name="ce20" table:formula="of:=['Global Overview'.K188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89]" office:value-type="string" office:string-value="MOM Object Class">
            <text:p>MOM Object Class</text:p>
          </table:table-cell>
          <table:table-cell table:style-name="ce14" table:formula="of:=['Global Overview'.C189]" office:value-type="string" office:string-value="MOM">
            <text:p>MOM</text:p>
          </table:table-cell>
          <table:table-cell table:style-name="ce14" table:formula="of:=['Global Overview'.D189]" office:value-type="string" office:string-value="Internal">
            <text:p>Internal</text:p>
          </table:table-cell>
          <table:table-cell table:style-name="ce14" table:formula="of:=['Global Overview'.G189]" office:value-type="string" office:string-value="§11.2">
            <text:p>§11.2</text:p>
          </table:table-cell>
          <table:table-cell table:style-name="ce14" table:formula="of:=['Global Overview'.H189]" office:value-type="string" office:string-value="no">
            <text:p>no</text:p>
          </table:table-cell>
          <table:table-cell table:style-name="ce14" table:formula="of:=['Global Overview'.K18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0]" office:value-type="string" office:string-value="MOM Interaction Class">
            <text:p>MOM Interaction Class</text:p>
          </table:table-cell>
          <table:table-cell table:style-name="ce14" table:formula="of:=['Global Overview'.C190]" office:value-type="string" office:string-value="MOM">
            <text:p>MOM</text:p>
          </table:table-cell>
          <table:table-cell table:style-name="ce14" table:formula="of:=['Global Overview'.D190]" office:value-type="string" office:string-value="Internal">
            <text:p>Internal</text:p>
          </table:table-cell>
          <table:table-cell table:style-name="ce14" table:formula="of:=['Global Overview'.G190]" office:value-type="string" office:string-value="§11.3">
            <text:p>§11.3</text:p>
          </table:table-cell>
          <table:table-cell table:style-name="ce14" table:formula="of:=['Global Overview'.H190]" office:value-type="string" office:string-value="no">
            <text:p>no</text:p>
          </table:table-cell>
          <table:table-cell table:style-name="ce14" table:formula="of:=['Global Overview'.K19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91]" office:value-type="string" office:string-value="MOM">
            <text:p>MOM</text:p>
          </table:table-cell>
          <table:table-cell table:style-name="ce14" table:formula="of:=['Global Overview'.D191]" office:value-type="string" office:string-value="Internal">
            <text:p>Internal</text:p>
          </table:table-cell>
          <table:table-cell table:style-name="ce14" table:formula="of:=['Global Overview'.G191]" office:value-type="string" office:string-value="§11.4">
            <text:p>§11.4</text:p>
          </table:table-cell>
          <table:table-cell table:style-name="ce14" table:formula="of:=['Global Overview'.H191]" office:value-type="string" office:string-value="no">
            <text:p>no</text:p>
          </table:table-cell>
          <table:table-cell table:style-name="ce14" table:formula="of:=['Global Overview'.K19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2]" office:value-type="string" office:string-value="Service Reporting">
            <text:p>Service Reporting</text:p>
          </table:table-cell>
          <table:table-cell table:style-name="ce14" table:formula="of:=['Global Overview'.C192]" office:value-type="string" office:string-value="MOM">
            <text:p>MOM</text:p>
          </table:table-cell>
          <table:table-cell table:style-name="ce14" table:formula="of:=['Global Overview'.D192]" office:value-type="string" office:string-value="Internal">
            <text:p>Internal</text:p>
          </table:table-cell>
          <table:table-cell table:style-name="ce14" table:formula="of:=['Global Overview'.G192]" office:value-type="string" office:string-value="§11.5">
            <text:p>§11.5</text:p>
          </table:table-cell>
          <table:table-cell table:style-name="ce14" table:formula="of:=['Global Overview'.H192]" office:value-type="string" office:string-value="no">
            <text:p>no</text:p>
          </table:table-cell>
          <table:table-cell table:style-name="ce14" table:formula="of:=['Global Overview'.K19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0]" office:value-type="float" office:value="0">
            <text:p>0</text:p>
          </table:table-cell>
          <table:table-cell table:style-name="ce14" table:formula="of:=['Global Overview'.C210]" office:value-type="float" office:value="0">
            <text:p>0</text:p>
          </table:table-cell>
          <table:table-cell table:style-name="ce14" table:formula="of:=['Global Overview'.D210]" office:value-type="float" office:value="0">
            <text:p>0</text:p>
          </table:table-cell>
          <table:table-cell table:style-name="ce14" table:formula="of:=['Global Overview'.G210]" office:value-type="float" office:value="0">
            <text:p>0</text:p>
          </table:table-cell>
          <table:table-cell table:style-name="ce14" table:formula="of:=['Global Overview'.H210]" office:value-type="float" office:value="0">
            <text:p>0</text:p>
          </table:table-cell>
          <table:table-cell table:style-name="ce14" table:formula="of:=['Global Overview'.K2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211]" office:value-type="float" office:value="0">
            <text:p>0</text:p>
          </table:table-cell>
          <table:table-cell table:style-name="ce15" table:formula="of:=['Global Overview'.C211]" office:value-type="float" office:value="0">
            <text:p>0</text:p>
          </table:table-cell>
          <table:table-cell table:style-name="ce15" table:formula="of:=['Global Overview'.D211]" office:value-type="float" office:value="0">
            <text:p>0</text:p>
          </table:table-cell>
          <table:table-cell table:style-name="ce15" table:formula="of:=['Global Overview'.G211]" office:value-type="float" office:value="0">
            <text:p>0</text:p>
          </table:table-cell>
          <table:table-cell table:style-name="ce15" table:formula="of:=['Global Overview'.H211]" office:value-type="float" office:value="0">
            <text:p>0</text:p>
          </table:table-cell>
          <table:table-cell table:style-name="ce15" table:formula="of:=['Global Overview'.K211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/01/2011</text:date>, <text:time>17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NOULARD</meta:initial-creator>
    <meta:creation-date>2010-11-22T22:08:10</meta:creation-date>
    <dc:date>2011-01-19T17:03:47</dc:date>
    <dc:creator>Eric NOULARD</dc:creator>
    <meta:editing-duration>PT05H37M27S</meta:editing-duration>
    <meta:editing-cycles>178</meta:editing-cycles>
    <meta:generator>OpenOffice.org/3.1$Linux OpenOffice.org_project/310m19$Build-9420</meta:generator>
    <meta:document-statistic meta:table-count="4" meta:cell-count="5102" meta:object-count="0"/>
  </office:meta>
</office:document-meta>
</file>